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" manifest:full-path="ObjectReplacements/Object 1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Object 10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11"/>
  <manifest:file-entry manifest:media-type="" manifest:full-path="ObjectReplacements/Object 3"/>
  <manifest:file-entry manifest:media-type="" manifest:full-path="ObjectReplacements/Object 12"/>
  <manifest:file-entry manifest:media-type="" manifest:full-path="ObjectReplacements/Object 4"/>
  <manifest:file-entry manifest:media-type="" manifest:full-path="ObjectReplacements/Object 13"/>
  <manifest:file-entry manifest:media-type="" manifest:full-path="ObjectReplacements/Object 5"/>
  <manifest:file-entry manifest:media-type="" manifest:full-path="ObjectReplacements/Object 14"/>
  <manifest:file-entry manifest:media-type="" manifest:full-path="ObjectReplacements/Object 6"/>
  <manifest:file-entry manifest:media-type="" manifest:full-path="ObjectReplacements/Object 15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, 'Courier New', Courier, mono, serif"/>
    <style:font-face style:name="Lohit Hindi1" svg:font-family="'Lohit Hindi'"/>
    <style:font-face style:name="OpenSymbol" svg:font-family="OpenSymbol"/>
    <style:font-face style:name="Verdana" svg:font-family="Verdana, Geneva, Arial, Helvetica, sans-serif"/>
    <style:font-face style:name="courier" svg:font-family="courier"/>
    <style:font-face style:name="dejavu sans mono" svg:font-family="'dejavu sans mono', monospace"/>
    <style:font-face style:name="monospace" svg:font-family="monospace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style:line-height-at-least="0.2709in" fo:text-align="start" style:justify-single-word="false" fo:text-indent="0in" style:auto-text-indent="false"/>
    </style:style>
    <style:style style:name="P2" style:family="paragraph" style:parent-style-name="Text_20_body">
      <style:paragraph-properties fo:margin-left="0in" fo:margin-right="0in" style:line-height-at-least="0.2709in" fo:text-align="start" style:justify-single-word="false" fo:text-indent="0in" style:auto-text-indent="false"/>
      <style:text-properties fo:font-variant="normal" fo:text-transform="none" fo:color="#362e2b" fo:letter-spacing="normal"/>
    </style:style>
    <style:style style:name="P3" style:family="paragraph" style:parent-style-name="Text_20_body">
      <style:paragraph-properties fo:margin-left="0in" fo:margin-right="0in" style:line-height-at-least="0.2709in" fo:text-align="start" style:justify-single-word="false" fo:text-indent="0in" style:auto-text-indent="false"/>
      <style:text-properties fo:font-variant="normal" fo:text-transform="none" fo:color="#362e2b" fo:letter-spacing="normal" style:font-name-asian="Arial" style:font-size-asian="18pt" style:font-style-asian="normal" style:font-weight-asian="bold"/>
    </style:style>
    <style:style style:name="P4" style:family="paragraph" style:parent-style-name="Text_20_body">
      <style:paragraph-properties fo:margin-left="0in" fo:margin-right="0in" style:line-height-at-least="0.2709in" fo:text-align="start" style:justify-single-word="false" fo:text-indent="0in" style:auto-text-indent="false"/>
      <style:text-properties fo:font-variant="normal" fo:text-transform="none" fo:color="#222222" fo:letter-spacing="normal"/>
    </style:style>
    <style:style style:name="P5" style:family="paragraph" style:parent-style-name="Text_20_body">
      <style:paragraph-properties fo:margin-left="0in" fo:margin-right="0in" style:line-height-at-least="0.2709in" fo:text-align="start" style:justify-single-word="false" fo:text-indent="0in" style:auto-text-indent="false"/>
      <style:text-properties fo:font-size="18pt" fo:font-weight="bold"/>
    </style:style>
    <style:style style:name="P6" style:family="paragraph" style:parent-style-name="Text_20_body">
      <style:paragraph-properties fo:margin-left="0in" fo:margin-right="0in" style:line-height-at-least="0.2709in" fo:text-align="start" style:justify-single-word="false" fo:text-indent="0in" style:auto-text-indent="false"/>
      <style:text-properties fo:font-weight="bold"/>
    </style:style>
    <style:style style:name="P7" style:family="paragraph" style:parent-style-name="Text_20_body">
      <style:paragraph-properties fo:margin-left="0in" fo:margin-right="0in" style:line-height-at-least="0.2709in" fo:text-align="start" style:justify-single-word="false" fo:text-indent="0in" style:auto-text-indent="false"/>
      <style:text-properties fo:font-weight="bold" fo:background-color="#ffff99"/>
    </style:style>
    <style:style style:name="P8" style:family="paragraph" style:parent-style-name="Text_20_body">
      <style:paragraph-properties fo:margin-left="0in" fo:margin-right="0in" style:line-height-at-least="0.2709in" fo:text-align="start" style:justify-single-word="false" fo:text-indent="0in" style:auto-text-indent="false"/>
      <style:text-properties fo:color="#222222" style:font-name="dejavu sans mono" fo:font-size="8.25pt"/>
    </style:style>
    <style:style style:name="P9" style:family="paragraph" style:parent-style-name="Preformatted_20_Text">
      <style:paragraph-properties fo:margin-left="0in" fo:margin-right="0in" fo:margin-top="0in" fo:margin-bottom="0in" fo:text-align="start" style:justify-single-word="false" fo:text-indent="0in" style:auto-text-indent="false" fo:padding="0in" fo:border="none"/>
    </style:style>
    <style:style style:name="P10" style:family="paragraph" style:parent-style-name="Quotations">
      <style:paragraph-properties fo:margin-left="0in" fo:margin-right="0in" style:line-height-at-least="0.2709in" fo:text-align="start" style:justify-single-word="false" fo:text-indent="0in" style:auto-text-indent="false"/>
    </style:style>
    <style:style style:name="P11" style:family="paragraph" style:parent-style-name="Preformatted_20_Text">
      <style:paragraph-properties fo:margin-left="0in" fo:margin-right="0in" fo:margin-top="0in" fo:margin-bottom="0.1965in" fo:text-align="start" style:justify-single-word="false" fo:text-indent="0in" style:auto-text-indent="false"/>
    </style:style>
    <style:style style:name="P12" style:family="paragraph" style:parent-style-name="Text_20_body">
      <style:paragraph-properties fo:margin-left="0in" fo:margin-right="0in" fo:margin-top="0.1563in" fo:margin-bottom="0.1563in" style:line-height-at-least="0.2602in" fo:text-indent="0in" style:auto-text-indent="false"/>
      <style:text-properties fo:font-variant="normal" fo:text-transform="none" fo:color="#333333" style:font-name="Bitstream Vera Sans" fo:font-size="8pt" fo:letter-spacing="normal" fo:font-style="normal" fo:font-weight="normal" style:font-size-asian="8pt" style:font-size-complex="8pt"/>
    </style:style>
    <style:style style:name="P13" style:family="paragraph" style:parent-style-name="Text_20_body">
      <style:paragraph-properties fo:margin-left="0in" fo:margin-right="0.1043in" fo:margin-top="0in" fo:margin-bottom="0in" style:line-height-at-least="0.2709in" fo:text-align="start" style:justify-single-word="false" fo:text-indent="-20.8335in" style:auto-text-indent="false" fo:padding="0in" fo:border="none"/>
    </style:style>
    <style:style style:name="P14" style:family="paragraph" style:parent-style-name="Quotations">
      <style:paragraph-properties style:line-height-at-least="0.2709in" fo:text-align="start" style:justify-single-word="false"/>
    </style:style>
    <style:style style:name="P15" style:family="paragraph" style:parent-style-name="Text_20_body" style:list-style-name="L1">
      <style:paragraph-properties fo:margin-left="0in" fo:margin-right="0in" style:line-height-at-least="0.2709in" fo:text-align="start" style:justify-single-word="false" fo:text-indent="0in" style:auto-text-indent="false"/>
      <style:text-properties fo:font-variant="normal" fo:text-transform="none" fo:color="#362e2b" fo:letter-spacing="normal"/>
    </style:style>
    <style:style style:name="P16" style:family="paragraph" style:parent-style-name="Text_20_body" style:list-style-name="L2">
      <style:paragraph-properties fo:margin-left="0in" fo:margin-right="0in" style:line-height-at-least="0.2709in" fo:text-align="start" style:justify-single-word="false" fo:text-indent="0in" style:auto-text-indent="false"/>
      <style:text-properties fo:font-variant="normal" fo:text-transform="none" fo:color="#362e2b" fo:letter-spacing="normal" fo:background-color="#ffffff"/>
    </style:style>
    <style:style style:name="P17" style:family="paragraph" style:parent-style-name="Text_20_body" style:list-style-name="L3">
      <style:paragraph-properties fo:margin-left="0in" fo:margin-right="0in" style:line-height-at-least="0.2709in" fo:text-align="start" style:justify-single-word="false" fo:text-indent="0in" style:auto-text-indent="false"/>
      <style:text-properties fo:font-variant="normal" fo:text-transform="none" fo:color="#362e2b" fo:letter-spacing="normal" fo:background-color="#ffffff"/>
    </style:style>
    <style:style style:name="P18" style:family="paragraph" style:parent-style-name="Text_20_body">
      <style:paragraph-properties fo:margin-left="0in" fo:margin-right="0in" style:line-height-at-least="0.2709in" fo:text-align="start" style:justify-single-word="false" fo:text-indent="0in" style:auto-text-indent="false"/>
      <style:text-properties fo:font-variant="normal" fo:text-transform="none" fo:color="#362e2b" fo:letter-spacing="normal" fo:font-weight="normal" style:font-name-asian="Arial" style:font-size-asian="10.5pt" style:font-style-asian="normal" style:font-weight-asian="normal" style:font-weight-complex="normal"/>
    </style:style>
    <style:style style:name="P19" style:family="paragraph" style:parent-style-name="Text_20_body">
      <style:paragraph-properties fo:margin-left="0in" fo:margin-right="0in" style:line-height-at-least="0.2709in" fo:text-align="start" style:justify-single-word="false" fo:text-indent="0in" style:auto-text-indent="false"/>
      <style:text-properties fo:font-variant="normal" fo:text-transform="none" fo:color="#362e2b" fo:letter-spacing="normal" fo:background-color="#ffff99" style:font-name-asian="Arial" style:font-size-asian="10.5pt" style:font-style-asian="normal" style:font-weight-asian="bold"/>
    </style:style>
    <style:style style:name="P20" style:family="paragraph" style:parent-style-name="Text_20_body">
      <style:paragraph-properties fo:margin-left="0in" fo:margin-right="0in" style:line-height-at-least="0.2709in" fo:text-align="start" style:justify-single-word="false" fo:text-indent="0in" style:auto-text-indent="false"/>
      <style:text-properties fo:font-variant="normal" fo:text-transform="none" fo:color="#362e2b" style:font-name="Consolas" fo:font-size="9pt" fo:letter-spacing="normal" fo:font-style="normal" fo:font-weight="normal" style:font-name-asian="Arial" style:font-size-asian="10.5pt" style:font-style-asian="normal" style:font-weight-asian="normal" style:font-weight-complex="normal"/>
    </style:style>
    <style:style style:name="P21" style:family="paragraph" style:parent-style-name="Text_20_body" style:list-style-name="L4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22" style:family="paragraph" style:parent-style-name="Text_20_body" style:list-style-name="L5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23" style:family="paragraph" style:parent-style-name="Text_20_body" style:list-style-name="L6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24" style:family="paragraph" style:parent-style-name="Text_20_body" style:list-style-name="L8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25" style:family="paragraph" style:parent-style-name="Text_20_body" style:list-style-name="L9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26" style:family="paragraph" style:parent-style-name="Text_20_body" style:list-style-name="L10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27" style:family="paragraph" style:parent-style-name="Text_20_body" style:list-style-name="L11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28" style:family="paragraph" style:parent-style-name="Text_20_body" style:list-style-name="L12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29" style:family="paragraph" style:parent-style-name="Text_20_body" style:list-style-name="L13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30" style:family="paragraph" style:parent-style-name="Text_20_body" style:list-style-name="L14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31" style:family="paragraph" style:parent-style-name="Text_20_body" style:list-style-name="L15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32" style:family="paragraph" style:parent-style-name="Text_20_body" style:list-style-name="L16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33" style:family="paragraph" style:parent-style-name="Text_20_body" style:list-style-name="L17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34" style:family="paragraph" style:parent-style-name="Text_20_body" style:list-style-name="L18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35" style:family="paragraph" style:parent-style-name="Text_20_body" style:list-style-name="L19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36" style:family="paragraph" style:parent-style-name="Text_20_body" style:list-style-name="L20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37" style:family="paragraph" style:parent-style-name="Text_20_body" style:list-style-name="L4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38" style:family="paragraph" style:parent-style-name="Text_20_body" style:list-style-name="L6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39" style:family="paragraph" style:parent-style-name="Text_20_body" style:list-style-name="L8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40" style:family="paragraph" style:parent-style-name="Text_20_body" style:list-style-name="L9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41" style:family="paragraph" style:parent-style-name="Text_20_body" style:list-style-name="L10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42" style:family="paragraph" style:parent-style-name="Text_20_body" style:list-style-name="L11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43" style:family="paragraph" style:parent-style-name="Text_20_body" style:list-style-name="L12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44" style:family="paragraph" style:parent-style-name="Text_20_body" style:list-style-name="L13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45" style:family="paragraph" style:parent-style-name="Text_20_body" style:list-style-name="L14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46" style:family="paragraph" style:parent-style-name="Text_20_body" style:list-style-name="L15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47" style:family="paragraph" style:parent-style-name="Text_20_body" style:list-style-name="L16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48" style:family="paragraph" style:parent-style-name="Text_20_body" style:list-style-name="L17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49" style:family="paragraph" style:parent-style-name="Text_20_body" style:list-style-name="L18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50" style:family="paragraph" style:parent-style-name="Text_20_body" style:list-style-name="L19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51" style:family="paragraph" style:parent-style-name="Text_20_body" style:list-style-name="L20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52" style:family="paragraph" style:parent-style-name="Text_20_body" style:list-style-name="L7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fo:letter-spacing="normal"/>
    </style:style>
    <style:style style:name="P53" style:family="paragraph" style:parent-style-name="Text_20_body" style:list-style-name="L4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8f8f8" fo:padding="0in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54" style:family="paragraph" style:parent-style-name="Text_20_body" style:list-style-name="L4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8f8f8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55" style:family="paragraph" style:parent-style-name="Text_20_body" style:list-style-name="L6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8f8f8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56" style:family="paragraph" style:parent-style-name="Text_20_body" style:list-style-name="L8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8f8f8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57" style:family="paragraph" style:parent-style-name="Text_20_body" style:list-style-name="L9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8f8f8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58" style:family="paragraph" style:parent-style-name="Text_20_body" style:list-style-name="L10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8f8f8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59" style:family="paragraph" style:parent-style-name="Text_20_body" style:list-style-name="L11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8f8f8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60" style:family="paragraph" style:parent-style-name="Text_20_body" style:list-style-name="L12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8f8f8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61" style:family="paragraph" style:parent-style-name="Text_20_body" style:list-style-name="L13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8f8f8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62" style:family="paragraph" style:parent-style-name="Text_20_body" style:list-style-name="L14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8f8f8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63" style:family="paragraph" style:parent-style-name="Text_20_body" style:list-style-name="L15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8f8f8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64" style:family="paragraph" style:parent-style-name="Text_20_body" style:list-style-name="L16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8f8f8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65" style:family="paragraph" style:parent-style-name="Text_20_body" style:list-style-name="L17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8f8f8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66" style:family="paragraph" style:parent-style-name="Text_20_body" style:list-style-name="L18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8f8f8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67" style:family="paragraph" style:parent-style-name="Text_20_body" style:list-style-name="L19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8f8f8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68" style:family="paragraph" style:parent-style-name="Text_20_body" style:list-style-name="L20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8f8f8" fo:padding="0in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69" style:family="paragraph" style:parent-style-name="Text_20_body" style:list-style-name="L7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8f8f8" fo:padding="0in" fo:border="none">
        <style:background-image/>
      </style:paragraph-properties>
      <style:text-properties fo:font-variant="normal" fo:text-transform="none" fo:color="#000000" fo:letter-spacing="normal"/>
    </style:style>
    <style:style style:name="T1" style:family="text">
      <style:text-properties style:font-name-asian="Arial" style:font-size-asian="10.5pt" style:font-style-asian="normal" style:font-weight-asian="bold"/>
    </style:style>
    <style:style style:name="T2" style:family="text">
      <style:text-properties fo:font-variant="normal" fo:text-transform="none" fo:color="#362e2b" fo:letter-spacing="normal" fo:background-color="#ffffff" style:font-name-asian="Arial" style:font-size-asian="18pt" style:font-style-asian="normal" style:font-weight-asian="normal"/>
    </style:style>
    <style:style style:name="T3" style:family="text">
      <style:text-properties fo:font-variant="normal" fo:text-transform="none" fo:color="#362e2b" fo:letter-spacing="normal" fo:background-color="#ffffff" style:font-name-asian="Arial" style:font-size-asian="13.5pt" style:font-style-asian="normal" style:font-weight-asian="normal"/>
    </style:style>
    <style:style style:name="T4" style:family="text">
      <style:text-properties fo:font-variant="normal" fo:text-transform="none" fo:color="#362e2b" fo:letter-spacing="normal" style:font-name-asian="Arial" style:font-size-asian="10.5pt" style:font-style-asian="normal"/>
    </style:style>
    <style:style style:name="T5" style:family="text">
      <style:text-properties fo:font-variant="normal" fo:text-transform="none" fo:color="#362e2b" fo:letter-spacing="normal" style:font-name-asian="Arial" style:font-size-asian="10.5pt" style:font-style-asian="normal" style:font-weight-asian="normal"/>
    </style:style>
    <style:style style:name="T6" style:family="text">
      <style:text-properties fo:font-variant="normal" fo:text-transform="none" fo:color="#362e2b" fo:letter-spacing="normal" style:font-name-asian="Arial" style:font-size-asian="10.5pt" style:font-style-asian="normal" style:font-weight-asian="bold"/>
    </style:style>
    <style:style style:name="T7" style:family="text">
      <style:text-properties fo:font-variant="normal" fo:text-transform="none" fo:color="#362e2b" fo:letter-spacing="normal" style:font-name-asian="Arial" style:font-size-asian="13.5pt" style:font-style-asian="normal" style:font-weight-asian="normal"/>
    </style:style>
    <style:style style:name="T8" style:family="text">
      <style:text-properties fo:font-variant="normal" fo:text-transform="none" fo:color="#362e2b" fo:letter-spacing="normal" fo:background-color="#ffff66" style:font-name-asian="Arial" style:font-size-asian="10.5pt" style:font-style-asian="normal" style:font-weight-asian="normal"/>
    </style:style>
    <style:style style:name="T9" style:family="text">
      <style:text-properties fo:font-variant="normal" fo:text-transform="none" fo:color="#362e2b" fo:letter-spacing="normal" fo:background-color="#ffff99" style:font-name-asian="Arial" style:font-size-asian="10.5pt" style:font-style-asian="normal"/>
    </style:style>
    <style:style style:name="T10" style:family="text">
      <style:text-properties fo:font-variant="normal" fo:text-transform="none" fo:color="#362e2b" fo:letter-spacing="normal" fo:background-color="#ffff99" style:font-name-asian="Arial" style:font-size-asian="10.5pt" style:font-style-asian="normal" style:font-weight-asian="normal"/>
    </style:style>
    <style:style style:name="T11" style:family="text">
      <style:text-properties fo:font-variant="normal" fo:text-transform="none" fo:color="#362e2b" fo:letter-spacing="normal" fo:font-weight="normal" style:font-name-asian="Arial" style:font-size-asian="10.5pt" style:font-style-asian="normal" style:font-weight-asian="normal" style:font-weight-complex="normal"/>
    </style:style>
    <style:style style:name="T12" style:family="text">
      <style:text-properties fo:font-variant="normal" fo:text-transform="none" fo:color="#362e2b" style:font-name="Arial" fo:font-size="10.5pt" fo:letter-spacing="normal" fo:font-style="normal"/>
    </style:style>
    <style:style style:name="T13" style:family="text">
      <style:text-properties fo:font-variant="normal" fo:text-transform="none" fo:color="#362e2b" style:font-name="Arial" fo:font-size="10.5pt" fo:letter-spacing="normal" fo:font-style="normal" fo:font-weight="normal"/>
    </style:style>
    <style:style style:name="T14" style:family="text">
      <style:text-properties fo:font-variant="normal" fo:text-transform="none" fo:color="#362e2b" style:font-name="Arial" fo:font-size="10.5pt" fo:letter-spacing="normal" fo:font-style="normal" fo:font-weight="normal" fo:background-color="#ffff66"/>
    </style:style>
    <style:style style:name="T15" style:family="text">
      <style:text-properties fo:font-variant="normal" fo:text-transform="none" fo:color="#362e2b" style:font-name="Arial" fo:font-size="10.5pt" fo:letter-spacing="normal" fo:font-style="normal" fo:font-weight="normal" fo:background-color="#ffff99"/>
    </style:style>
    <style:style style:name="T16" style:family="text">
      <style:text-properties fo:font-variant="normal" fo:text-transform="none" fo:color="#362e2b" style:font-name="Arial" fo:font-size="10.5pt" fo:letter-spacing="normal" fo:font-style="normal" fo:font-weight="bold"/>
    </style:style>
    <style:style style:name="T17" style:family="text">
      <style:text-properties fo:font-variant="normal" fo:text-transform="none" fo:color="#362e2b" style:font-name="Arial" fo:font-size="10.5pt" fo:letter-spacing="normal" fo:font-style="normal" fo:background-color="#ffff99"/>
    </style:style>
    <style:style style:name="T18" style:family="text">
      <style:text-properties fo:font-variant="normal" fo:text-transform="none" fo:color="#362e2b" style:font-name="Arial" fo:font-size="13.5pt" fo:letter-spacing="normal" fo:font-style="normal" fo:font-weight="normal"/>
    </style:style>
    <style:style style:name="T19" style:family="text">
      <style:text-properties fo:font-variant="normal" fo:text-transform="none" fo:color="#362e2b" style:font-name="Arial" fo:font-size="13.5pt" fo:letter-spacing="normal" fo:font-style="normal" fo:font-weight="normal" fo:background-color="#ffffff"/>
    </style:style>
    <style:style style:name="T20" style:family="text">
      <style:text-properties fo:font-variant="normal" fo:text-transform="none" fo:color="#362e2b" style:font-name="Bitstream Vera Sans" fo:font-size="8pt" fo:letter-spacing="normal" fo:font-style="normal" fo:font-weight="normal" style:font-name-asian="Arial" style:font-size-asian="8pt" style:font-style-asian="normal" style:font-weight-asian="normal" style:font-size-complex="8pt" style:font-weight-complex="normal"/>
    </style:style>
    <style:style style:name="T21" style:family="text">
      <style:text-properties fo:font-variant="normal" fo:text-transform="none" fo:color="#cccccc" style:font-name="monospace" fo:letter-spacing="normal" fo:font-style="normal" fo:font-weight="normal"/>
    </style:style>
    <style:style style:name="T22" style:family="text">
      <style:text-properties fo:font-variant="normal" fo:text-transform="none" style:font-name="courier" fo:font-size="10.5pt" fo:letter-spacing="normal" fo:font-style="normal" fo:font-weight="normal"/>
    </style:style>
    <style:style style:name="T23" style:family="text">
      <style:text-properties fo:font-variant="normal" fo:text-transform="none" fo:color="#c0c0c0" style:font-name="Verdana" fo:font-size="6.75pt" fo:letter-spacing="normal" fo:font-style="normal" fo:font-weight="bold" fo:background-color="#f8f8f8"/>
    </style:style>
    <style:style style:name="T24" style:family="text">
      <style:text-properties fo:font-variant="normal" fo:text-transform="none" fo:color="#c0c0c0" style:font-name="Verdana" fo:font-size="6.75pt" fo:letter-spacing="normal" fo:font-style="normal" fo:font-weight="normal" fo:background-color="#f8f8f8"/>
    </style:style>
    <style:style style:name="T25" style:family="text">
      <style:text-properties fo:font-variant="normal" fo:text-transform="none" fo:color="#222222" style:font-name="dejavu sans mono" fo:font-size="8.25pt" fo:letter-spacing="normal" fo:font-style="normal" fo:font-weight="normal"/>
    </style:style>
    <style:style style:name="T26" style:family="text">
      <style:text-properties fo:font-variant="normal" fo:text-transform="none" fo:color="#222222" style:font-name="dejavu sans mono" fo:font-size="13.5pt" fo:letter-spacing="normal" fo:font-style="normal" fo:font-weight="normal"/>
    </style:style>
    <style:style style:name="T27" style:family="text">
      <style:text-properties fo:font-variant="normal" fo:text-transform="none" fo:color="#222222" fo:letter-spacing="normal" style:font-name-asian="dejavu sans mono" style:font-size-asian="8.25pt" style:font-style-asian="normal" style:font-weight-asian="normal"/>
    </style:style>
    <style:style style:name="T28" style:family="text">
      <style:text-properties fo:font-variant="normal" fo:text-transform="none" fo:color="#222222" fo:letter-spacing="normal" style:font-name-asian="dejavu sans mono" style:font-size-asian="13.5pt" style:font-style-asian="normal" style:font-weight-asian="normal"/>
    </style:style>
    <style:style style:name="T29" style:family="text">
      <style:text-properties fo:font-variant="normal" fo:text-transform="none" fo:color="#6a3906" style:text-line-through-style="none" style:font-name="Arial" fo:font-size="10.5pt" fo:letter-spacing="normal" fo:font-style="normal" style:text-underline-style="none" fo:font-weight="normal" style:text-blinking="false"/>
    </style:style>
    <style:style style:name="T30" style:family="text">
      <style:text-properties style:font-name="Arial" fo:font-size="10.5pt" fo:font-style="normal" fo:font-weight="bold"/>
    </style:style>
    <style:style style:name="T31" style:family="text">
      <style:text-properties fo:color="#008200"/>
    </style:style>
    <style:style style:name="T32" style:family="text">
      <style:text-properties fo:color="#008200" style:font-name="Consolas" fo:font-size="9pt" fo:font-style="normal" fo:font-weight="normal"/>
    </style:style>
    <style:style style:name="T33" style:family="text">
      <style:text-properties fo:color="#0000ff"/>
    </style:style>
    <style:style style:name="T34" style:family="text">
      <style:text-properties fo:color="#0000ff" style:font-name="Consolas" fo:font-size="9pt" fo:font-style="normal" fo:font-weight="normal"/>
    </style:style>
    <style:style style:name="T35" style:family="text">
      <style:text-properties fo:color="#006699" fo:font-weight="bold"/>
    </style:style>
    <style:style style:name="T36" style:family="text">
      <style:text-properties fo:color="#006699" style:font-name="Consolas" fo:font-size="9pt" fo:font-style="normal" fo:font-weight="bold"/>
    </style:style>
    <style:style style:name="T37" style:family="text">
      <style:text-properties style:font-name="Consolas" fo:font-size="9pt" fo:font-style="normal" fo:font-weight="normal"/>
    </style:style>
    <style:style style:name="T38" style:family="text">
      <style:text-properties style:font-name="dejavu sans mono" fo:font-size="8.25pt" fo:font-style="normal" fo:font-weight="normal"/>
    </style:style>
    <style:style style:name="T39" style:family="text">
      <style:text-properties style:font-name-asian="dejavu sans mono" style:font-size-asian="8.25pt" style:font-style-asian="normal" style:font-weight-asian="normal"/>
    </style:style>
    <style:style style:name="T40" style:family="text">
      <style:text-properties fo:color="#222222" style:font-name="dejavu sans mono" fo:font-size="8.25pt"/>
    </style:style>
    <style:style style:name="T41" style:family="text">
      <style:text-properties fo:color="#222222" style:font-name="dejavu sans mono" fo:font-size="13.5pt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draw:ole-draw-aspect="1" draw:visible-area-width="0.1874in" draw:visible-area-height="0.1874in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724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724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724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468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724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724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724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724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724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724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724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2724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2724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2724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2724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2724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2724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6.0102in" svg:y="38.5209in" svg:width="0.1874in" draw:z-index="3">
        <draw:text-box fo:min-height="0.1874in">
          <text:p text:style-name="Text_20_body"><draw:frame draw:name="ZeroClipboardMovie_1" text:anchor-type="as-char" svg:width="0.1874in" svg:height="0.1874in" draw:z-index="19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quality" draw:value="best"/><draw:param draw:name="pluginspage" draw:value="http://www.macromedia.com/go/getflashplayer"/><draw:param draw:name="menu" draw:value="false"/><draw:param draw:name="loop" draw:value="false"/><draw:param draw:name="flashvars" draw:value="id=1&amp;width=18&amp;height=18"/><draw:param draw:name="bgcolor" draw:value="#ffffff"/><draw:param draw:name="allowscriptaccess" draw:value="always"/><draw:param draw:name="allowfullscreen" draw:value="false"/></draw:plugin></draw:frame></text:p>
        </draw:text-box>
      </draw:frame>
      <draw:frame draw:style-name="fr1" draw:name="Frame2" text:anchor-type="page" text:anchor-page-number="1" svg:x="6.0102in" svg:y="109.4374in" svg:width="0.1874in" draw:z-index="4">
        <draw:text-box fo:min-height="0.1874in">
          <text:p text:style-name="Text_20_body"><draw:frame draw:name="ZeroClipboardMovie_2" text:anchor-type="as-char" svg:width="0.1874in" svg:height="0.1874in" draw:z-index="20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quality" draw:value="best"/><draw:param draw:name="pluginspage" draw:value="http://www.macromedia.com/go/getflashplayer"/><draw:param draw:name="menu" draw:value="false"/><draw:param draw:name="loop" draw:value="false"/><draw:param draw:name="flashvars" draw:value="id=2&amp;width=18&amp;height=18"/><draw:param draw:name="bgcolor" draw:value="#ffffff"/><draw:param draw:name="allowscriptaccess" draw:value="always"/><draw:param draw:name="allowfullscreen" draw:value="false"/></draw:plugin></draw:frame></text:p>
        </draw:text-box>
      </draw:frame>
      <draw:frame draw:style-name="fr1" draw:name="Frame3" text:anchor-type="page" text:anchor-page-number="1" svg:x="6.0102in" svg:y="113.3854in" svg:width="0.1874in" draw:z-index="5">
        <draw:text-box fo:min-height="0.1874in">
          <text:p text:style-name="Text_20_body"><draw:frame draw:name="ZeroClipboardMovie_3" text:anchor-type="as-char" svg:width="0.1874in" svg:height="0.1874in" draw:z-index="21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quality" draw:value="best"/><draw:param draw:name="pluginspage" draw:value="http://www.macromedia.com/go/getflashplayer"/><draw:param draw:name="menu" draw:value="false"/><draw:param draw:name="loop" draw:value="false"/><draw:param draw:name="flashvars" draw:value="id=3&amp;width=18&amp;height=18"/><draw:param draw:name="bgcolor" draw:value="#ffffff"/><draw:param draw:name="allowscriptaccess" draw:value="always"/><draw:param draw:name="allowfullscreen" draw:value="false"/></draw:plugin></draw:frame></text:p>
        </draw:text-box>
      </draw:frame>
      <draw:frame draw:style-name="fr1" draw:name="Frame4" text:anchor-type="page" text:anchor-page-number="1" svg:x="6.0102in" svg:y="122.3543in" svg:width="0.1874in" draw:z-index="6">
        <draw:text-box fo:min-height="0.1874in">
          <text:p text:style-name="Text_20_body"><draw:frame draw:name="ZeroClipboardMovie_4" text:anchor-type="as-char" svg:width="0.1874in" svg:height="0.1874in" draw:z-index="22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quality" draw:value="best"/><draw:param draw:name="pluginspage" draw:value="http://www.macromedia.com/go/getflashplayer"/><draw:param draw:name="menu" draw:value="false"/><draw:param draw:name="loop" draw:value="false"/><draw:param draw:name="flashvars" draw:value="id=4&amp;width=18&amp;height=18"/><draw:param draw:name="bgcolor" draw:value="#ffffff"/><draw:param draw:name="allowscriptaccess" draw:value="always"/><draw:param draw:name="allowfullscreen" draw:value="false"/></draw:plugin></draw:frame></text:p>
        </draw:text-box>
      </draw:frame>
      <draw:frame draw:style-name="fr1" draw:name="Frame5" text:anchor-type="page" text:anchor-page-number="1" svg:x="6.0102in" svg:y="128.9898in" svg:width="0.1874in" draw:z-index="7">
        <draw:text-box fo:min-height="0.1874in">
          <text:p text:style-name="Text_20_body"><draw:frame draw:name="ZeroClipboardMovie_5" text:anchor-type="as-char" svg:width="0.1874in" svg:height="0.1874in" draw:z-index="23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quality" draw:value="best"/><draw:param draw:name="pluginspage" draw:value="http://www.macromedia.com/go/getflashplayer"/><draw:param draw:name="menu" draw:value="false"/><draw:param draw:name="loop" draw:value="false"/><draw:param draw:name="flashvars" draw:value="id=5&amp;width=18&amp;height=18"/><draw:param draw:name="bgcolor" draw:value="#ffffff"/><draw:param draw:name="allowscriptaccess" draw:value="always"/><draw:param draw:name="allowfullscreen" draw:value="false"/></draw:plugin></draw:frame></text:p>
        </draw:text-box>
      </draw:frame>
      <draw:frame draw:style-name="fr1" draw:name="Frame6" text:anchor-type="page" text:anchor-page-number="1" svg:x="6.0102in" svg:y="133.4374in" svg:width="0.1874in" draw:z-index="8">
        <draw:text-box fo:min-height="0.1874in">
          <text:p text:style-name="Text_20_body"><draw:frame draw:name="ZeroClipboardMovie_6" text:anchor-type="as-char" svg:width="0.1874in" svg:height="0.1874in" draw:z-index="24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quality" draw:value="best"/><draw:param draw:name="pluginspage" draw:value="http://www.macromedia.com/go/getflashplayer"/><draw:param draw:name="menu" draw:value="false"/><draw:param draw:name="loop" draw:value="false"/><draw:param draw:name="flashvars" draw:value="id=6&amp;width=18&amp;height=18"/><draw:param draw:name="bgcolor" draw:value="#ffffff"/><draw:param draw:name="allowscriptaccess" draw:value="always"/><draw:param draw:name="allowfullscreen" draw:value="false"/></draw:plugin></draw:frame></text:p>
        </draw:text-box>
      </draw:frame>
      <draw:frame draw:style-name="fr1" draw:name="Frame7" text:anchor-type="page" text:anchor-page-number="1" svg:x="6.0102in" svg:y="136.8437in" svg:width="0.1874in" draw:z-index="9">
        <draw:text-box fo:min-height="0.1874in">
          <text:p text:style-name="Text_20_body"><draw:frame draw:name="ZeroClipboardMovie_7" text:anchor-type="as-char" svg:width="0.1874in" svg:height="0.1874in" draw:z-index="25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quality" draw:value="best"/><draw:param draw:name="pluginspage" draw:value="http://www.macromedia.com/go/getflashplayer"/><draw:param draw:name="menu" draw:value="false"/><draw:param draw:name="loop" draw:value="false"/><draw:param draw:name="flashvars" draw:value="id=7&amp;width=18&amp;height=18"/><draw:param draw:name="bgcolor" draw:value="#ffffff"/><draw:param draw:name="allowscriptaccess" draw:value="always"/><draw:param draw:name="allowfullscreen" draw:value="false"/></draw:plugin></draw:frame></text:p>
        </draw:text-box>
      </draw:frame>
      <draw:frame draw:style-name="fr1" draw:name="Frame8" text:anchor-type="page" text:anchor-page-number="1" svg:x="6.0102in" svg:y="151.0626in" svg:width="0.1874in" draw:z-index="10">
        <draw:text-box fo:min-height="0.1874in">
          <text:p text:style-name="Text_20_body"><draw:frame draw:name="ZeroClipboardMovie_8" text:anchor-type="as-char" svg:width="0.1874in" svg:height="0.1874in" draw:z-index="26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quality" draw:value="best"/><draw:param draw:name="pluginspage" draw:value="http://www.macromedia.com/go/getflashplayer"/><draw:param draw:name="menu" draw:value="false"/><draw:param draw:name="loop" draw:value="false"/><draw:param draw:name="flashvars" draw:value="id=8&amp;width=18&amp;height=18"/><draw:param draw:name="bgcolor" draw:value="#ffffff"/><draw:param draw:name="allowscriptaccess" draw:value="always"/><draw:param draw:name="allowfullscreen" draw:value="false"/></draw:plugin></draw:frame></text:p>
        </draw:text-box>
      </draw:frame>
      <draw:frame draw:style-name="fr1" draw:name="Frame9" text:anchor-type="page" text:anchor-page-number="1" svg:x="6.0102in" svg:y="155.8437in" svg:width="0.1874in" draw:z-index="11">
        <draw:text-box fo:min-height="0.1874in">
          <text:p text:style-name="Text_20_body"><draw:frame draw:name="ZeroClipboardMovie_9" text:anchor-type="as-char" svg:width="0.1874in" svg:height="0.1874in" draw:z-index="27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quality" draw:value="best"/><draw:param draw:name="pluginspage" draw:value="http://www.macromedia.com/go/getflashplayer"/><draw:param draw:name="menu" draw:value="false"/><draw:param draw:name="loop" draw:value="false"/><draw:param draw:name="flashvars" draw:value="id=9&amp;width=18&amp;height=18"/><draw:param draw:name="bgcolor" draw:value="#ffffff"/><draw:param draw:name="allowscriptaccess" draw:value="always"/><draw:param draw:name="allowfullscreen" draw:value="false"/></draw:plugin></draw:frame></text:p>
        </draw:text-box>
      </draw:frame>
      <draw:frame draw:style-name="fr1" draw:name="Frame10" text:anchor-type="page" text:anchor-page-number="1" svg:x="6.0102in" svg:y="160.4374in" svg:width="0.1874in" draw:z-index="12">
        <draw:text-box fo:min-height="0.1874in">
          <text:p text:style-name="Text_20_body"><draw:frame draw:name="ZeroClipboardMovie_10" text:anchor-type="as-char" svg:width="0.1874in" svg:height="0.1874in" draw:z-index="28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quality" draw:value="best"/><draw:param draw:name="pluginspage" draw:value="http://www.macromedia.com/go/getflashplayer"/><draw:param draw:name="menu" draw:value="false"/><draw:param draw:name="loop" draw:value="false"/><draw:param draw:name="flashvars" draw:value="id=10&amp;width=18&amp;height=18"/><draw:param draw:name="bgcolor" draw:value="#ffffff"/><draw:param draw:name="allowscriptaccess" draw:value="always"/><draw:param draw:name="allowfullscreen" draw:value="false"/></draw:plugin></draw:frame></text:p>
        </draw:text-box>
      </draw:frame>
      <draw:frame draw:style-name="fr1" draw:name="Frame11" text:anchor-type="page" text:anchor-page-number="1" svg:x="6.0102in" svg:y="164.302in" svg:width="0.1874in" draw:z-index="13">
        <draw:text-box fo:min-height="0.1874in">
          <text:p text:style-name="Text_20_body"><draw:frame draw:name="ZeroClipboardMovie_11" text:anchor-type="as-char" svg:width="0.1874in" svg:height="0.1874in" draw:z-index="29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quality" draw:value="best"/><draw:param draw:name="pluginspage" draw:value="http://www.macromedia.com/go/getflashplayer"/><draw:param draw:name="menu" draw:value="false"/><draw:param draw:name="loop" draw:value="false"/><draw:param draw:name="flashvars" draw:value="id=11&amp;width=18&amp;height=18"/><draw:param draw:name="bgcolor" draw:value="#ffffff"/><draw:param draw:name="allowscriptaccess" draw:value="always"/><draw:param draw:name="allowfullscreen" draw:value="false"/></draw:plugin></draw:frame></text:p>
        </draw:text-box>
      </draw:frame>
      <draw:frame draw:style-name="fr1" draw:name="Frame12" text:anchor-type="page" text:anchor-page-number="1" svg:x="6.0102in" svg:y="169.0209in" svg:width="0.1874in" draw:z-index="14">
        <draw:text-box fo:min-height="0.1874in">
          <text:p text:style-name="Text_20_body"><draw:frame draw:name="ZeroClipboardMovie_12" text:anchor-type="as-char" svg:width="0.1874in" svg:height="0.1874in" draw:z-index="30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quality" draw:value="best"/><draw:param draw:name="pluginspage" draw:value="http://www.macromedia.com/go/getflashplayer"/><draw:param draw:name="menu" draw:value="false"/><draw:param draw:name="loop" draw:value="false"/><draw:param draw:name="flashvars" draw:value="id=12&amp;width=18&amp;height=18"/><draw:param draw:name="bgcolor" draw:value="#ffffff"/><draw:param draw:name="allowscriptaccess" draw:value="always"/><draw:param draw:name="allowfullscreen" draw:value="false"/></draw:plugin></draw:frame></text:p>
        </draw:text-box>
      </draw:frame>
      <draw:frame draw:style-name="fr1" draw:name="Frame13" text:anchor-type="page" text:anchor-page-number="1" svg:x="6.0102in" svg:y="174.3854in" svg:width="0.1874in" draw:z-index="15">
        <draw:text-box fo:min-height="0.1874in">
          <text:p text:style-name="Text_20_body"><draw:frame draw:name="ZeroClipboardMovie_13" text:anchor-type="as-char" svg:width="0.1874in" svg:height="0.1874in" draw:z-index="31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quality" draw:value="best"/><draw:param draw:name="pluginspage" draw:value="http://www.macromedia.com/go/getflashplayer"/><draw:param draw:name="menu" draw:value="false"/><draw:param draw:name="loop" draw:value="false"/><draw:param draw:name="flashvars" draw:value="id=13&amp;width=18&amp;height=18"/><draw:param draw:name="bgcolor" draw:value="#ffffff"/><draw:param draw:name="allowscriptaccess" draw:value="always"/><draw:param draw:name="allowfullscreen" draw:value="false"/></draw:plugin></draw:frame></text:p>
        </draw:text-box>
      </draw:frame>
      <draw:frame draw:style-name="fr1" draw:name="Frame14" text:anchor-type="page" text:anchor-page-number="1" svg:x="6.0102in" svg:y="182.2083in" svg:width="0.1874in" draw:z-index="16">
        <draw:text-box fo:min-height="0.1874in">
          <text:p text:style-name="Text_20_body"><draw:frame draw:name="ZeroClipboardMovie_14" text:anchor-type="as-char" svg:width="0.1874in" svg:height="0.1874in" draw:z-index="32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quality" draw:value="best"/><draw:param draw:name="pluginspage" draw:value="http://www.macromedia.com/go/getflashplayer"/><draw:param draw:name="menu" draw:value="false"/><draw:param draw:name="loop" draw:value="false"/><draw:param draw:name="flashvars" draw:value="id=14&amp;width=18&amp;height=18"/><draw:param draw:name="bgcolor" draw:value="#ffffff"/><draw:param draw:name="allowscriptaccess" draw:value="always"/><draw:param draw:name="allowfullscreen" draw:value="false"/></draw:plugin></draw:frame></text:p>
        </draw:text-box>
      </draw:frame>
      <draw:frame draw:style-name="fr1" draw:name="Frame15" text:anchor-type="page" text:anchor-page-number="1" svg:x="6.0102in" svg:y="187.2189in" svg:width="0.1874in" draw:z-index="17">
        <draw:text-box fo:min-height="0.1874in">
          <text:p text:style-name="Text_20_body"><draw:frame draw:name="ZeroClipboardMovie_15" text:anchor-type="as-char" svg:width="0.1874in" svg:height="0.1874in" draw:z-index="33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quality" draw:value="best"/><draw:param draw:name="pluginspage" draw:value="http://www.macromedia.com/go/getflashplayer"/><draw:param draw:name="menu" draw:value="false"/><draw:param draw:name="loop" draw:value="false"/><draw:param draw:name="flashvars" draw:value="id=15&amp;width=18&amp;height=18"/><draw:param draw:name="bgcolor" draw:value="#ffffff"/><draw:param draw:name="allowscriptaccess" draw:value="always"/><draw:param draw:name="allowfullscreen" draw:value="false"/></draw:plugin></draw:frame></text:p>
        </draw:text-box>
      </draw:frame>
      <draw:frame draw:style-name="fr1" draw:name="Frame16" text:anchor-type="page" text:anchor-page-number="1" svg:x="6.0102in" svg:y="195.9272in" svg:width="0.1874in" draw:z-index="18">
        <draw:text-box fo:min-height="0.1874in">
          <text:p text:style-name="Text_20_body"><draw:frame draw:name="ZeroClipboardMovie_16" text:anchor-type="as-char" svg:width="0.1874in" svg:height="0.1874in" draw:z-index="34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quality" draw:value="best"/><draw:param draw:name="pluginspage" draw:value="http://www.macromedia.com/go/getflashplayer"/><draw:param draw:name="menu" draw:value="false"/><draw:param draw:name="loop" draw:value="false"/><draw:param draw:name="flashvars" draw:value="id=16&amp;width=18&amp;height=18"/><draw:param draw:name="bgcolor" draw:value="#ffffff"/><draw:param draw:name="allowscriptaccess" draw:value="always"/><draw:param draw:name="allowfullscreen" draw:value="false"/></draw:plugin></draw:frame></text:p>
        </draw:text-box>
      </draw:frame>
      <text:p text:style-name="P1"><text:span text:style-name="Strong_20_Emphasis"><text:span text:style-name="T2"/></text:span></text:p>
      <text:p text:style-name="P1"><text:span text:style-name="Strong_20_Emphasis"/></text:p>
      <text:list xml:id="list1517664707" text:style-name="L1">
        <text:list-item>
          <text:p text:style-name="P15"><text:span text:style-name="T30">Yeoman </text:span><text:span text:style-name="T1">一个自动化工作流，说白了就是把一些你需要手动操作的东西，自动给你做好。</text:span></text:p>
        </text:list-item>
      </text:list>
      <text:p text:style-name="P1"><text:span text:style-name="Strong_20_Emphasis"/></text:p>
      <text:p text:style-name="P10"><text:span text:style-name="Strong_20_Emphasis"><text:span text:style-name="T5">我的理解就是给你创建一个项目，然后里面该有的东西都有了。</text:span></text:span></text:p>
      <text:p text:style-name="P14"><text:span text:style-name="Strong_20_Emphasis"/></text:p>
      <text:p text:style-name="P14"><text:span text:style-name="Strong_20_Emphasis"><text:span text:style-name="T5">官网：</text:span></text:span><text:span text:style-name="Strong_20_Emphasis"><text:span text:style-name="T13">http://www.yeoman.io/</text:span></text:span></text:p>
      <text:p text:style-name="P1"><text:span text:style-name="Strong_20_Emphasis"/></text:p>
      <text:list xml:id="list1805573693" text:style-name="L2">
        <text:list-item>
          <text:p text:style-name="P16"><text:span text:style-name="T30">Grunt 是</text:span><text:span text:style-name="T1">什么？</text:span></text:p>
        </text:list-item>
      </text:list>
      <text:p text:style-name="P1"><text:span text:style-name="Strong_20_Emphasis"/></text:p>
      <text:p text:style-name="P10"><text:span text:style-name="Strong_20_Emphasis"><text:span text:style-name="T5">一个类似</text:span></text:span><text:span text:style-name="Strong_20_Emphasis"><text:span text:style-name="T13">maven</text:span></text:span><text:span text:style-name="Strong_20_Emphasis"><text:span text:style-name="T5">的东西（不知道</text:span></text:span><text:span text:style-name="Strong_20_Emphasis"><text:span text:style-name="T13">maven</text:span></text:span><text:span text:style-name="Strong_20_Emphasis"><text:span text:style-name="T5">？，那总知道</text:span></text:span><text:span text:style-name="Strong_20_Emphasis"><text:span text:style-name="T13">ant</text:span></text:span><text:span text:style-name="Strong_20_Emphasis"><text:span text:style-name="T5">吧），能够对前端的文件进行压缩，打包，还有部署，（应该不叫部署，叫整理，更合适一些）。</text:span></text:span></text:p>
      <text:p text:style-name="P14"><text:span text:style-name="Strong_20_Emphasis"/></text:p>
      <text:p text:style-name="P14"><text:span text:style-name="Strong_20_Emphasis"><text:span text:style-name="T5">官网：</text:span></text:span><text:span text:style-name="Strong_20_Emphasis"><text:span text:style-name="T13">http://gruntjs.com/</text:span></text:span></text:p>
      <text:p text:style-name="P14"><text:span text:style-name="Strong_20_Emphasis"/></text:p>
      <text:p text:style-name="P14"><text:span text:style-name="Strong_20_Emphasis"><text:span text:style-name="T13">grunt</text:span></text:span><text:span text:style-name="Strong_20_Emphasis"><text:span text:style-name="T5">的强大，在于可以有很多第三方的插件可以下载，例如</text:span></text:span><text:span text:style-name="Strong_20_Emphasis"><text:span text:style-name="T13">less</text:span></text:span><text:span text:style-name="Strong_20_Emphasis"><text:span text:style-name="T5">，</text:span></text:span><text:span text:style-name="Strong_20_Emphasis"><text:span text:style-name="T13">coffeescripe</text:span></text:span><text:span text:style-name="Strong_20_Emphasis"><text:span text:style-name="T5">等等，</text:span></text:span><text:span text:style-name="Strong_20_Emphasis"><text:span text:style-name="T13">grunt</text:span></text:span><text:span text:style-name="Strong_20_Emphasis"><text:span text:style-name="T5">可以帮助你自动编译这些文件。</text:span></text:span></text:p>
      <text:p text:style-name="P1"><text:span text:style-name="Strong_20_Emphasis"/></text:p>
      <text:list xml:id="list191853995" text:style-name="L3">
        <text:list-item>
          <text:p text:style-name="P17"><text:span text:style-name="T30">Bower </text:span><text:span text:style-name="T1">一只肥鸟，官方说法叫做</text:span><text:span text:style-name="T30">A package manager for the web</text:span><text:span text:style-name="T1">，也就是包管理器。</text:span></text:p>
        </text:list-item>
      </text:list>
      <text:p text:style-name="P1"><text:span text:style-name="Strong_20_Emphasis"/></text:p>
      <text:p text:style-name="P10"><text:span text:style-name="Strong_20_Emphasis"><text:span text:style-name="T5">自我感觉不是很好用，比如你需要用</text:span></text:span><text:span text:style-name="Strong_20_Emphasis"><text:span text:style-name="T13">jquery</text:span></text:span><text:span text:style-name="Strong_20_Emphasis"><text:span text:style-name="T5">，它会把</text:span></text:span><text:span text:style-name="Strong_20_Emphasis"><text:span text:style-name="T13">jquery</text:span></text:span><text:span text:style-name="Strong_20_Emphasis"><text:span text:style-name="T5">相关的文件全部下载，例如</text:span></text:span><text:span text:style-name="Strong_20_Emphasis"><text:span text:style-name="T13">jquery.cokkie.js</text:span></text:span><text:span text:style-name="Strong_20_Emphasis"><text:span text:style-name="T5">等，不仅浪费时间，还占用空间。</text:span></text:span></text:p>
      <text:p text:style-name="P5"/>
      <text:p text:style-name="P3">下面来讲解，这三样东西的具体配置：</text:p>
      <text:p text:style-name="P1"><text:soft-page-break/><text:span text:style-name="Strong_20_Emphasis"/></text:p>
      <text:p text:style-name="P1"><text:span text:style-name="Strong_20_Emphasis"><text:span text:style-name="T3">安装</text:span></text:span><text:span text:style-name="Strong_20_Emphasis"><text:span text:style-name="T19">Yeoman</text:span></text:span></text:p>
      <text:p text:style-name="P1"><text:span text:style-name="Strong_20_Emphasis"/></text:p>
      <text:p text:style-name="P1"><text:span text:style-name="Strong_20_Emphasis"><text:span text:style-name="T14">//</text:span></text:span><text:span text:style-name="Strong_20_Emphasis"><text:span text:style-name="T8">首先，你可以执行 </text:span></text:span><text:span text:style-name="Strong_20_Emphasis"><text:span text:style-name="T14">sudo npm install -g yo grunt-cli bower </text:span></text:span><text:span text:style-name="Strong_20_Emphasis"><text:span text:style-name="T8">这样可以一下安装</text:span></text:span><text:span text:style-name="Strong_20_Emphasis"><text:span text:style-name="T14">3</text:span></text:span><text:span text:style-name="Strong_20_Emphasis"><text:span text:style-name="T8">个文件，当然你也可以选择不装。。</text:span></text:span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><text:span text:style-name="T5">先得安装</text:span></text:span><text:span text:style-name="Strong_20_Emphasis"><text:span text:style-name="T13">Node.js</text:span></text:span><text:span text:style-name="Strong_20_Emphasis"><text:span text:style-name="T5">，</text:span></text:span><text:span text:style-name="Strong_20_Emphasis"><text:span text:style-name="T13">Git</text:span></text:span><text:span text:style-name="Strong_20_Emphasis"><text:span text:style-name="T5">和</text:span></text:span><text:span text:style-name="Strong_20_Emphasis"><text:span text:style-name="T13">Ruby</text:span></text:span><text:span text:style-name="Strong_20_Emphasis"><text:span text:style-name="T5">，不要问为什么，官网说的。。。</text:span></text:span></text:p>
      <text:p text:style-name="P1"/>
      <text:p text:style-name="P11"><text:span text:style-name="Source_20_Text"><text:span text:style-name="T21">npm install -g yo</text:span></text:span></text:p>
      <text:p text:style-name="P1"><text:span text:style-name="Strong_20_Emphasis"><text:span text:style-name="T5">创建一个</text:span></text:span><text:span text:style-name="Strong_20_Emphasis"><text:span text:style-name="T13">project</text:span></text:span><text:span text:style-name="Strong_20_Emphasis"><text:span text:style-name="T5">目录，定位在该目录下</text:span></text:span></text:p>
      <text:p text:style-name="P1"><text:span text:style-name="Strong_20_Emphasis"/></text:p>
      <text:p text:style-name="P1"><text:span text:style-name="Strong_20_Emphasis"><text:span text:style-name="T4">然后安装</text:span></text:span><text:span text:style-name="Strong_20_Emphasis"><text:span text:style-name="T12">generator-webapp</text:span></text:span><text:span text:style-name="Strong_20_Emphasis"><text:span text:style-name="T4">，这也东西使用来生成器的，也就是能够生成你</text:span></text:span><text:span text:style-name="Strong_20_Emphasis"><text:span text:style-name="T12">app</text:span></text:span><text:span text:style-name="Strong_20_Emphasis"><text:span text:style-name="T4">的程序</text:span></text:span></text:p>
      <text:p text:style-name="P1"/>
      <text:p text:style-name="P11"><text:span text:style-name="Source_20_Text"><text:span text:style-name="T21">npm install -g generator-webapp</text:span></text:span></text:p>
      <text:p text:style-name="P1"><text:span text:style-name="Strong_20_Emphasis"><text:span text:style-name="T12">-g </text:span></text:span><text:span text:style-name="Strong_20_Emphasis"><text:span text:style-name="T4">的意思是全局安装，这样的话你就可以在任何地方使用</text:span></text:span><text:span text:style-name="Strong_20_Emphasis"><text:span text:style-name="T12">yo</text:span></text:span><text:span text:style-name="Strong_20_Emphasis"><text:span text:style-name="T4">命令了。</text:span></text:span></text:p>
      <text:p text:style-name="P1"><text:span text:style-name="Strong_20_Emphasis"/></text:p>
      <text:p text:style-name="P1"><text:span text:style-name="Strong_20_Emphasis"><text:span text:style-name="T5">默认情况下会让你选择</text:span></text:span><text:span text:style-name="Strong_20_Emphasis"><text:span text:style-name="T13">webapp</text:span></text:span><text:span text:style-name="Strong_20_Emphasis"><text:span text:style-name="T5">所用的框架，例如</text:span></text:span></text:p>
      <text:p text:style-name="P1"/>
      <text:p text:style-name="P2"><text:soft-page-break/><draw:frame draw:style-name="fr2" draw:name="graphics2" text:anchor-type="as-char" svg:width="4.7709in" svg:height="4.7709in" draw:z-index="0"><draw:image xlink:href="http://img.blog.csdn.net/20140408102309500?watermark/2/text/aHR0cDovL2Jsb2cuY3Nkbi5uZXQvdTAxMjg0NDcxOQ==/font/5a6L5L2T/fontsize/400/fill/I0JBQkFCMA==/dissolve/70/gravity/Center" xlink:type="simple" xlink:show="embed" xlink:actuate="onLoad"/></draw:frame></text:p>
      <text:p text:style-name="P1"/>
      <text:p text:style-name="P1"><text:span text:style-name="Strong_20_Emphasis"><text:span text:style-name="T5">可以多选，也可以单选，选择后生成的相关配置文件也会根据你的选择来改变，所以这一配置要慎重。</text:span></text:span></text:p>
      <text:p text:style-name="P1"><text:span text:style-name="Strong_20_Emphasis"/></text:p>
      <text:p text:style-name="P1"><text:span text:style-name="Strong_20_Emphasis"><text:span text:style-name="T5">这样，</text:span></text:span><text:span text:style-name="Strong_20_Emphasis"><text:span text:style-name="T13">yeoman</text:span></text:span><text:span text:style-name="Strong_20_Emphasis"><text:span text:style-name="T5">就装好了。</text:span></text:span></text:p>
      <text:p text:style-name="P1"><text:span text:style-name="Strong_20_Emphasis"><text:span text:style-name="T5">让你想执行</text:span></text:span><text:span text:style-name="Strong_20_Emphasis"><text:span text:style-name="T13">bower</text:span></text:span><text:span text:style-name="Strong_20_Emphasis"><text:span text:style-name="T5">命令时，发现报错，因为你还没装</text:span></text:span><text:span text:style-name="Strong_20_Emphasis"><text:span text:style-name="T13">bower</text:span></text:span><text:span text:style-name="Strong_20_Emphasis"><text:span text:style-name="T5">。。</text:span></text:span></text:p>
      <text:p text:style-name="P1"><text:span text:style-name="Strong_20_Emphasis"/></text:p>
      <text:p text:style-name="P1"><text:span text:style-name="Strong_20_Emphasis"><text:span text:style-name="T3">安装</text:span></text:span><text:span text:style-name="Strong_20_Emphasis"><text:span text:style-name="T19">Bower</text:span></text:span></text:p>
      <text:p text:style-name="P1"/>
      <text:p text:style-name="P9"><text:span text:style-name="Source_20_Text"><text:span text:style-name="T22">npm install -g bower</text:span></text:span></text:p>
      <text:p text:style-name="P1"><text:span text:style-name="Strong_20_Emphasis"><text:span text:style-name="T4">这个很简单，先装上再说，具体用法，下面会讲。</text:span></text:span></text:p>
      <text:p text:style-name="P1"><text:span text:style-name="Strong_20_Emphasis"/></text:p>
      <text:p text:style-name="P1"><text:span text:style-name="Strong_20_Emphasis"><text:span text:style-name="T3">安装</text:span></text:span><text:span text:style-name="Strong_20_Emphasis"><text:span text:style-name="T19">Grunt</text:span></text:span></text:p>
      <text:p text:style-name="P1"/>
      <text:p text:style-name="P9"><text:span text:style-name="Source_20_Text"><text:span text:style-name="T22">npm install -g grunt-cli</text:span></text:span></text:p>
      <text:p text:style-name="P1"><text:soft-page-break/><text:span text:style-name="Strong_20_Emphasis"><text:span text:style-name="T13">cli</text:span></text:span><text:span text:style-name="Strong_20_Emphasis"><text:span text:style-name="T5">并不是</text:span></text:span><text:span text:style-name="Strong_20_Emphasis"><text:span text:style-name="T13">grunt</text:span></text:span><text:span text:style-name="Strong_20_Emphasis"><text:span text:style-name="T5">，只是一个能够让你执行</text:span></text:span><text:span text:style-name="Strong_20_Emphasis"><text:span text:style-name="T13">grunt</text:span></text:span><text:span text:style-name="Strong_20_Emphasis"><text:span text:style-name="T5">命令的程序</text:span></text:span></text:p>
      <text:p text:style-name="P1"><text:span text:style-name="Strong_20_Emphasis"/></text:p>
      <text:p text:style-name="P1"><text:span text:style-name="Strong_20_Emphasis"><text:span text:style-name="T5">接下来安装</text:span></text:span><text:span text:style-name="Strong_20_Emphasis"><text:span text:style-name="T13">grunt</text:span></text:span></text:p>
      <text:p text:style-name="P1"/>
      <text:p text:style-name="P9"><text:span text:style-name="Source_20_Text"><text:span text:style-name="T22">npm install -g grunt</text:span></text:span></text:p>
      <text:p text:style-name="Text_20_body"/>
      <text:p text:style-name="P1"><text:span text:style-name="Strong_20_Emphasis"><text:span text:style-name="T5">回到你建的</text:span></text:span><text:span text:style-name="Strong_20_Emphasis"><text:span text:style-name="T13">project</text:span></text:span><text:span text:style-name="Strong_20_Emphasis"><text:span text:style-name="T5">目录，装完之后可以看到 目录下会有一个</text:span></text:span><text:span text:style-name="Strong_20_Emphasis"><text:span text:style-name="T13">Gruntfile.js</text:span></text:span><text:span text:style-name="Strong_20_Emphasis"><text:span text:style-name="T5">文件，</text:span></text:span></text:p>
      <text:p text:style-name="P1"><text:span text:style-name="Strong_20_Emphasis"/></text:p>
      <text:p text:style-name="P1"><text:span text:style-name="Strong_20_Emphasis"><text:span text:style-name="T5">这个是</text:span></text:span><text:span text:style-name="Strong_20_Emphasis"><text:span text:style-name="T13">grunt</text:span></text:span><text:span text:style-name="Strong_20_Emphasis"><text:span text:style-name="T5">的核心文件，也是这三样东西交互的文件。应该是下面这个样子</text:span></text:span></text:p>
      <text:p text:style-name="P1"/>
      <text:p text:style-name="P13"><text:span text:style-name="T23">[javascript]</text:span><text:span text:style-name="T24"> </text:span><text:a xlink:type="simple" xlink:href="http://blog.csdn.net/u012844719/article/details/23164939#">view plain</text:a><text:a xlink:type="simple" xlink:href="http://blog.csdn.net/u012844719/article/details/23164939#">copy</text:a></text:p>
      <text:list xml:id="list1872972430" text:style-name="L4">
        <text:list-item>
          <text:p text:style-name="P21"><text:span text:style-name="T31">// Generated on 2014-04-08 using generator-webapp 0.4.8</text:span>  </text:p>
        </text:list-item>
        <text:list-item>
          <text:p text:style-name="P53"><text:span text:style-name="T33">'use strict'</text:span>;  </text:p>
        </text:list-item>
        <text:list-item>
          <text:p text:style-name="P37">  </text:p>
        </text:list-item>
        <text:list-item>
          <text:p text:style-name="P53"><text:span text:style-name="T31">// # Globbing</text:span>  </text:p>
        </text:list-item>
        <text:list-item>
          <text:p text:style-name="P21"><text:span text:style-name="T31">// for performance reasons we're only matching one level down:</text:span>  </text:p>
        </text:list-item>
        <text:list-item>
          <text:p text:style-name="P53"><text:span text:style-name="T31">// 'test/spec/{,*/}*.js'</text:span>  </text:p>
        </text:list-item>
        <text:list-item>
          <text:p text:style-name="P21"><text:span text:style-name="T31">// use this if you want to recursively match all subfolders:</text:span>  </text:p>
        </text:list-item>
        <text:list-item>
          <text:p text:style-name="P53"><text:span text:style-name="T31">// 'test/spec/**/*.js'</text:span>  </text:p>
        </text:list-item>
        <text:list-item>
          <text:p text:style-name="P37">  </text:p>
        </text:list-item>
        <text:list-item>
          <text:p text:style-name="P53">module.exports = <text:span text:style-name="T35">function</text:span> (grunt) {  </text:p>
        </text:list-item>
        <text:list-item>
          <text:p text:style-name="P37">  </text:p>
        </text:list-item>
        <text:list-item>
          <text:p text:style-name="P54">    <text:span text:style-name="T32">// Load grunt tasks automatically</text:span><text:span text:style-name="T37">  </text:span></text:p>
        </text:list-item>
        <text:list-item>
          <text:p text:style-name="P37">    <text:span text:style-name="T37">require(</text:span><text:span text:style-name="T34">'load-grunt-tasks'</text:span><text:span text:style-name="T37">)(grunt);  </text:span></text:p>
        </text:list-item>
        <text:list-item>
          <text:p text:style-name="P54">  </text:p>
        </text:list-item>
        <text:list-item>
          <text:p text:style-name="P37">    <text:span text:style-name="T32">// Time how long tasks take. Can help when optimizing build times</text:span><text:span text:style-name="T37">  </text:span></text:p>
        </text:list-item>
        <text:list-item>
          <text:p text:style-name="P54">    <text:span text:style-name="T37">require(</text:span><text:span text:style-name="T34">'time-grunt'</text:span><text:span text:style-name="T37">)(grunt);  </text:span></text:p>
        </text:list-item>
        <text:list-item>
          <text:p text:style-name="P37">  </text:p>
        </text:list-item>
        <text:list-item>
          <text:p text:style-name="P54">    <text:span text:style-name="T32">// Define the configuration for all the tasks</text:span><text:span text:style-name="T37">  </text:span></text:p>
        </text:list-item>
        <text:list-item>
          <text:p text:style-name="P37">    <text:span text:style-name="T37">grunt.initConfig({  </text:span></text:p>
        </text:list-item>
        <text:list-item>
          <text:p text:style-name="P54">  </text:p>
        </text:list-item>
        <text:list-item>
          <text:p text:style-name="P37">        <text:span text:style-name="T32">// Project settings</text:span><text:span text:style-name="T37">  </text:span></text:p>
        </text:list-item>
        <text:list-item>
          <text:p text:style-name="P54">        <text:span text:style-name="T37">config: {  </text:span></text:p>
        </text:list-item>
        <text:list-item>
          <text:p text:style-name="P37">            <text:span text:style-name="T32">// Configurable paths</text:span><text:span text:style-name="T37">  </text:span></text:p>
        </text:list-item>
        <text:list-item>
          <text:p text:style-name="P54">            <text:span text:style-name="T37">app: </text:span><text:span text:style-name="T34">'app'</text:span><text:span text:style-name="T37">,  </text:span></text:p>
        </text:list-item>
        <text:list-item>
          <text:p text:style-name="P37">            <text:span text:style-name="T37">dist: </text:span><text:span text:style-name="T34">'dist'</text:span><text:span text:style-name="T37">  </text:span></text:p>
        </text:list-item>
        <text:list-item>
          <text:p text:style-name="P54">        <text:span text:style-name="T37">},  </text:span></text:p>
        </text:list-item>
        <text:list-item>
          <text:p text:style-name="P37">  </text:p>
        </text:list-item>
        <text:list-item>
          <text:p text:style-name="P54">        <text:span text:style-name="T32">// Watches files for changes and runs tasks based on the changed files</text:span><text:span text:style-name="T37">  </text:span></text:p>
        </text:list-item>
        <text:list-item>
          <text:p text:style-name="P37">        <text:span text:style-name="T37">watch: {  </text:span></text:p>
        </text:list-item>
        <text:list-item>
          <text:p text:style-name="P54">            <text:span text:style-name="T37">bower: {  </text:span></text:p>
        </text:list-item>
        <text:list-item>
          <text:p text:style-name="P37"><text:soft-page-break/>                <text:span text:style-name="T37">files: [</text:span><text:span text:style-name="T34">'bower.json'</text:span><text:span text:style-name="T37">],  </text:span></text:p>
        </text:list-item>
        <text:list-item>
          <text:p text:style-name="P54">                <text:span text:style-name="T37">tasks: [</text:span><text:span text:style-name="T34">'bowerInstall'</text:span><text:span text:style-name="T37">]  </text:span></text:p>
        </text:list-item>
        <text:list-item>
          <text:p text:style-name="P37">            <text:span text:style-name="T37">},  </text:span></text:p>
        </text:list-item>
        <text:list-item>
          <text:p text:style-name="P54">            <text:span text:style-name="T37">js: {  </text:span></text:p>
        </text:list-item>
        <text:list-item>
          <text:p text:style-name="P37">                <text:span text:style-name="T37">files: [</text:span><text:span text:style-name="T34">'&lt;%= config.app %&gt;/scripts/{,*/}*.js'</text:span><text:span text:style-name="T37">],  </text:span></text:p>
        </text:list-item>
        <text:list-item>
          <text:p text:style-name="P54">                <text:span text:style-name="T37">tasks: [</text:span><text:span text:style-name="T34">'jshint'</text:span><text:span text:style-name="T37">],  </text:span></text:p>
        </text:list-item>
        <text:list-item>
          <text:p text:style-name="P37">                <text:span text:style-name="T37">options: {  </text:span></text:p>
        </text:list-item>
        <text:list-item>
          <text:p text:style-name="P54">                    <text:span text:style-name="T37">livereload: </text:span><text:span text:style-name="T36">true</text:span><text:span text:style-name="T37">  </text:span></text:p>
        </text:list-item>
        <text:list-item>
          <text:p text:style-name="P37">                <text:span text:style-name="T37">}  </text:span></text:p>
        </text:list-item>
        <text:list-item>
          <text:p text:style-name="P54">            <text:span text:style-name="T37">},  </text:span></text:p>
        </text:list-item>
        <text:list-item>
          <text:p text:style-name="P37">            <text:span text:style-name="T37">jstest: {  </text:span></text:p>
        </text:list-item>
        <text:list-item>
          <text:p text:style-name="P54">                <text:span text:style-name="T37">files: [</text:span><text:span text:style-name="T34">'test/spec/{,*/}*.js'</text:span><text:span text:style-name="T37">],  </text:span></text:p>
        </text:list-item>
        <text:list-item>
          <text:p text:style-name="P37">                <text:span text:style-name="T37">tasks: [</text:span><text:span text:style-name="T34">'test:watch'</text:span><text:span text:style-name="T37">]  </text:span></text:p>
        </text:list-item>
        <text:list-item>
          <text:p text:style-name="P54">            <text:span text:style-name="T37">},  </text:span></text:p>
        </text:list-item>
        <text:list-item>
          <text:p text:style-name="P37">            <text:span text:style-name="T37">gruntfile: {  </text:span></text:p>
        </text:list-item>
        <text:list-item>
          <text:p text:style-name="P54">                <text:span text:style-name="T37">files: [</text:span><text:span text:style-name="T34">'Gruntfile.js'</text:span><text:span text:style-name="T37">]  </text:span></text:p>
        </text:list-item>
        <text:list-item>
          <text:p text:style-name="P37">            <text:span text:style-name="T37">},  </text:span></text:p>
        </text:list-item>
        <text:list-item>
          <text:p text:style-name="P54">            <text:span text:style-name="T37">styles: {  </text:span></text:p>
        </text:list-item>
        <text:list-item>
          <text:p text:style-name="P37">                <text:span text:style-name="T37">files: [</text:span><text:span text:style-name="T34">'&lt;%= config.app %&gt;/styles/{,*/}*.css'</text:span><text:span text:style-name="T37">],  </text:span></text:p>
        </text:list-item>
        <text:list-item>
          <text:p text:style-name="P54">                <text:span text:style-name="T37">tasks: [</text:span><text:span text:style-name="T34">'newer:copy:styles'</text:span><text:span text:style-name="T37">, </text:span><text:span text:style-name="T34">'autoprefixer'</text:span><text:span text:style-name="T37">]  </text:span></text:p>
        </text:list-item>
        <text:list-item>
          <text:p text:style-name="P37">            <text:span text:style-name="T37">},  </text:span></text:p>
        </text:list-item>
        <text:list-item>
          <text:p text:style-name="P54">            <text:span text:style-name="T37">livereload: {  </text:span></text:p>
        </text:list-item>
        <text:list-item>
          <text:p text:style-name="P37">                <text:span text:style-name="T37">options: {  </text:span></text:p>
        </text:list-item>
        <text:list-item>
          <text:p text:style-name="P54">                    <text:span text:style-name="T37">livereload: </text:span><text:span text:style-name="T34">'&lt;%= connect.options.livereload %&gt;'</text:span><text:span text:style-name="T37">  </text:span></text:p>
        </text:list-item>
        <text:list-item>
          <text:p text:style-name="P37">                <text:span text:style-name="T37">},  </text:span></text:p>
        </text:list-item>
        <text:list-item>
          <text:p text:style-name="P54">                <text:span text:style-name="T37">files: [  </text:span></text:p>
        </text:list-item>
        <text:list-item>
          <text:p text:style-name="P37">                    <text:span text:style-name="T34">'&lt;%= config.app %&gt;/{,*/}*.html'</text:span><text:span text:style-name="T37">,  </text:span></text:p>
        </text:list-item>
        <text:list-item>
          <text:p text:style-name="P54">                    <text:span text:style-name="T34">'.tmp/styles/{,*/}*.css'</text:span><text:span text:style-name="T37">,  </text:span></text:p>
        </text:list-item>
        <text:list-item>
          <text:p text:style-name="P37">                    <text:span text:style-name="T34">'&lt;%= config.app %&gt;/images/{,*/}*'</text:span><text:span text:style-name="T37">  </text:span></text:p>
        </text:list-item>
        <text:list-item>
          <text:p text:style-name="P54">                <text:span text:style-name="T37">]  </text:span></text:p>
        </text:list-item>
        <text:list-item>
          <text:p text:style-name="P37">            <text:span text:style-name="T37">}  </text:span></text:p>
        </text:list-item>
        <text:list-item>
          <text:p text:style-name="P54">        <text:span text:style-name="T37">},  </text:span></text:p>
        </text:list-item>
        <text:list-item>
          <text:p text:style-name="P37">  </text:p>
        </text:list-item>
        <text:list-item>
          <text:p text:style-name="P54">        <text:span text:style-name="T32">// The actual grunt server settings</text:span><text:span text:style-name="T37">  </text:span></text:p>
        </text:list-item>
        <text:list-item>
          <text:p text:style-name="P37">        <text:span text:style-name="T37">connect: {  </text:span></text:p>
        </text:list-item>
        <text:list-item>
          <text:p text:style-name="P54">            <text:span text:style-name="T37">options: {  </text:span></text:p>
        </text:list-item>
        <text:list-item>
          <text:p text:style-name="P37">                <text:span text:style-name="T37">port: 9000,  </text:span></text:p>
        </text:list-item>
        <text:list-item>
          <text:p text:style-name="P54">                <text:span text:style-name="T37">livereload: 35729,  </text:span></text:p>
        </text:list-item>
        <text:list-item>
          <text:p text:style-name="P37">                <text:span text:style-name="T32">// Change this to '0.0.0.0' to access the server from outside</text:span><text:span text:style-name="T37">  </text:span></text:p>
        </text:list-item>
        <text:list-item>
          <text:p text:style-name="P54">                <text:span text:style-name="T37">hostname: </text:span><text:span text:style-name="T34">'localhost'</text:span><text:span text:style-name="T37">  </text:span></text:p>
        </text:list-item>
        <text:list-item>
          <text:p text:style-name="P37">            <text:span text:style-name="T37">},  </text:span></text:p>
        </text:list-item>
        <text:list-item>
          <text:p text:style-name="P54">            <text:span text:style-name="T37">livereload: {  </text:span></text:p>
        </text:list-item>
        <text:list-item>
          <text:p text:style-name="P37">                <text:span text:style-name="T37">options: {  </text:span></text:p>
        </text:list-item>
        <text:list-item>
          <text:p text:style-name="P54">                    <text:span text:style-name="T37">open: </text:span><text:span text:style-name="T36">true</text:span><text:span text:style-name="T37">,  </text:span></text:p>
        </text:list-item>
        <text:list-item>
          <text:p text:style-name="P37">                    <text:span text:style-name="T37">base: [  </text:span></text:p>
        </text:list-item>
        <text:list-item>
          <text:p text:style-name="P54">                        <text:span text:style-name="T34">'.tmp'</text:span><text:span text:style-name="T37">,  </text:span></text:p>
        </text:list-item>
        <text:list-item>
          <text:p text:style-name="P37">                        <text:span text:style-name="T34">'&lt;%= config.app %&gt;'</text:span><text:span text:style-name="T37">  </text:span></text:p>
        </text:list-item>
        <text:list-item>
          <text:p text:style-name="P54">                    <text:span text:style-name="T37">]  </text:span></text:p>
        </text:list-item>
        <text:list-item>
          <text:p text:style-name="P37">                <text:span text:style-name="T37">}  </text:span></text:p>
        </text:list-item>
        <text:list-item>
          <text:p text:style-name="P54"><text:soft-page-break/>            <text:span text:style-name="T37">},  </text:span></text:p>
        </text:list-item>
        <text:list-item>
          <text:p text:style-name="P37">            <text:span text:style-name="T37">test: {  </text:span></text:p>
        </text:list-item>
        <text:list-item>
          <text:p text:style-name="P54">                <text:span text:style-name="T37">options: {  </text:span></text:p>
        </text:list-item>
        <text:list-item>
          <text:p text:style-name="P37">                    <text:span text:style-name="T37">port: 9001,  </text:span></text:p>
        </text:list-item>
        <text:list-item>
          <text:p text:style-name="P54">                    <text:span text:style-name="T37">base: [  </text:span></text:p>
        </text:list-item>
        <text:list-item>
          <text:p text:style-name="P37">                        <text:span text:style-name="T34">'.tmp'</text:span><text:span text:style-name="T37">,  </text:span></text:p>
        </text:list-item>
        <text:list-item>
          <text:p text:style-name="P54">                        <text:span text:style-name="T34">'test'</text:span><text:span text:style-name="T37">,  </text:span></text:p>
        </text:list-item>
        <text:list-item>
          <text:p text:style-name="P37">                        <text:span text:style-name="T34">'&lt;%= config.app %&gt;'</text:span><text:span text:style-name="T37">  </text:span></text:p>
        </text:list-item>
        <text:list-item>
          <text:p text:style-name="P54">                    <text:span text:style-name="T37">]  </text:span></text:p>
        </text:list-item>
        <text:list-item>
          <text:p text:style-name="P37">                <text:span text:style-name="T37">}  </text:span></text:p>
        </text:list-item>
        <text:list-item>
          <text:p text:style-name="P54">            <text:span text:style-name="T37">},  </text:span></text:p>
        </text:list-item>
        <text:list-item>
          <text:p text:style-name="P37">            <text:span text:style-name="T37">dist: {  </text:span></text:p>
        </text:list-item>
        <text:list-item>
          <text:p text:style-name="P54">                <text:span text:style-name="T37">options: {  </text:span></text:p>
        </text:list-item>
        <text:list-item>
          <text:p text:style-name="P37">                    <text:span text:style-name="T37">open: </text:span><text:span text:style-name="T36">true</text:span><text:span text:style-name="T37">,  </text:span></text:p>
        </text:list-item>
        <text:list-item>
          <text:p text:style-name="P54">                    <text:span text:style-name="T37">base: </text:span><text:span text:style-name="T34">'&lt;%= config.dist %&gt;'</text:span><text:span text:style-name="T37">,  </text:span></text:p>
        </text:list-item>
        <text:list-item>
          <text:p text:style-name="P37">                    <text:span text:style-name="T37">livereload: </text:span><text:span text:style-name="T36">false</text:span><text:span text:style-name="T37">  </text:span></text:p>
        </text:list-item>
        <text:list-item>
          <text:p text:style-name="P54">                <text:span text:style-name="T37">}  </text:span></text:p>
        </text:list-item>
        <text:list-item>
          <text:p text:style-name="P37">            <text:span text:style-name="T37">}  </text:span></text:p>
        </text:list-item>
        <text:list-item>
          <text:p text:style-name="P54">        <text:span text:style-name="T37">},  </text:span></text:p>
        </text:list-item>
        <text:list-item>
          <text:p text:style-name="P37">  </text:p>
        </text:list-item>
        <text:list-item>
          <text:p text:style-name="P54">        <text:span text:style-name="T32">// Empties folders to start fresh</text:span><text:span text:style-name="T37">  </text:span></text:p>
        </text:list-item>
        <text:list-item>
          <text:p text:style-name="P37">        <text:span text:style-name="T37">clean: {  </text:span></text:p>
        </text:list-item>
        <text:list-item>
          <text:p text:style-name="P54">            <text:span text:style-name="T37">dist: {  </text:span></text:p>
        </text:list-item>
        <text:list-item>
          <text:p text:style-name="P37">                <text:span text:style-name="T37">files: [{  </text:span></text:p>
        </text:list-item>
        <text:list-item>
          <text:p text:style-name="P54">                    <text:span text:style-name="T37">dot: </text:span><text:span text:style-name="T36">true</text:span><text:span text:style-name="T37">,  </text:span></text:p>
        </text:list-item>
        <text:list-item>
          <text:p text:style-name="P37">                    <text:span text:style-name="T37">src: [  </text:span></text:p>
        </text:list-item>
        <text:list-item>
          <text:p text:style-name="P54">                        <text:span text:style-name="T34">'.tmp'</text:span><text:span text:style-name="T37">,  </text:span></text:p>
        </text:list-item>
        <text:list-item>
          <text:p text:style-name="P37">                        <text:span text:style-name="T34">'&lt;%= config.dist %&gt;/*'</text:span><text:span text:style-name="T37">,  </text:span></text:p>
        </text:list-item>
        <text:list-item>
          <text:p text:style-name="P54">                        <text:span text:style-name="T34">'!&lt;%= config.dist %&gt;/.git*'</text:span><text:span text:style-name="T37">  </text:span></text:p>
        </text:list-item>
        <text:list-item>
          <text:p text:style-name="P37">                    <text:span text:style-name="T37">]  </text:span></text:p>
        </text:list-item>
        <text:list-item>
          <text:p text:style-name="P54">                <text:span text:style-name="T37">}]  </text:span></text:p>
        </text:list-item>
        <text:list-item>
          <text:p text:style-name="P37">            <text:span text:style-name="T37">},  </text:span></text:p>
        </text:list-item>
        <text:list-item>
          <text:p text:style-name="P54">            <text:span text:style-name="T37">server: </text:span><text:span text:style-name="T34">'.tmp'</text:span><text:span text:style-name="T37">  </text:span></text:p>
        </text:list-item>
        <text:list-item>
          <text:p text:style-name="P37">        <text:span text:style-name="T37">},  </text:span></text:p>
        </text:list-item>
        <text:list-item>
          <text:p text:style-name="P54">  </text:p>
        </text:list-item>
        <text:list-item>
          <text:p text:style-name="P37">        <text:span text:style-name="T32">// Make sure code styles are up to par and there are no obvious mistakes</text:span><text:span text:style-name="T37">  </text:span></text:p>
        </text:list-item>
        <text:list-item>
          <text:p text:style-name="P54">        <text:span text:style-name="T37">jshint: {  </text:span></text:p>
        </text:list-item>
        <text:list-item>
          <text:p text:style-name="P37">            <text:span text:style-name="T37">options: {  </text:span></text:p>
        </text:list-item>
        <text:list-item>
          <text:p text:style-name="P54">                <text:span text:style-name="T37">jshintrc: </text:span><text:span text:style-name="T34">'.jshintrc'</text:span><text:span text:style-name="T37">,  </text:span></text:p>
        </text:list-item>
        <text:list-item>
          <text:p text:style-name="P37">                <text:span text:style-name="T37">reporter: require(</text:span><text:span text:style-name="T34">'jshint-stylish'</text:span><text:span text:style-name="T37">)  </text:span></text:p>
        </text:list-item>
        <text:list-item>
          <text:p text:style-name="P54">            <text:span text:style-name="T37">},  </text:span></text:p>
        </text:list-item>
        <text:list-item>
          <text:p text:style-name="P37">            <text:span text:style-name="T37">all: [  </text:span></text:p>
        </text:list-item>
        <text:list-item>
          <text:p text:style-name="P54">                <text:span text:style-name="T34">'Gruntfile.js'</text:span><text:span text:style-name="T37">,  </text:span></text:p>
        </text:list-item>
        <text:list-item>
          <text:p text:style-name="P37">                <text:span text:style-name="T34">'&lt;%= config.app %&gt;/scripts/{,*/}*.js'</text:span><text:span text:style-name="T37">,  </text:span></text:p>
        </text:list-item>
        <text:list-item>
          <text:p text:style-name="P54">                <text:span text:style-name="T34">'!&lt;%= config.app %&gt;/scripts/vendor/*'</text:span><text:span text:style-name="T37">,  </text:span></text:p>
        </text:list-item>
        <text:list-item>
          <text:p text:style-name="P37">                <text:span text:style-name="T34">'test/spec/{,*/}*.js'</text:span><text:span text:style-name="T37">  </text:span></text:p>
        </text:list-item>
        <text:list-item>
          <text:p text:style-name="P54">            <text:span text:style-name="T37">]  </text:span></text:p>
        </text:list-item>
        <text:list-item>
          <text:p text:style-name="P37">        <text:span text:style-name="T37">},  </text:span></text:p>
        </text:list-item>
        <text:list-item>
          <text:p text:style-name="P54">  </text:p>
        </text:list-item>
        <text:list-item>
          <text:p text:style-name="P37"><text:soft-page-break/>        <text:span text:style-name="T32">// Mocha testing framework configuration options</text:span><text:span text:style-name="T37">  </text:span></text:p>
        </text:list-item>
        <text:list-item>
          <text:p text:style-name="P54">        <text:span text:style-name="T37">mocha: {  </text:span></text:p>
        </text:list-item>
        <text:list-item>
          <text:p text:style-name="P37">            <text:span text:style-name="T37">all: {  </text:span></text:p>
        </text:list-item>
        <text:list-item>
          <text:p text:style-name="P54">                <text:span text:style-name="T37">options: {  </text:span></text:p>
        </text:list-item>
        <text:list-item>
          <text:p text:style-name="P37">                    <text:span text:style-name="T37">run: </text:span><text:span text:style-name="T36">true</text:span><text:span text:style-name="T37">,  </text:span></text:p>
        </text:list-item>
        <text:list-item>
          <text:p text:style-name="P54">                    <text:span text:style-name="T37">urls: [</text:span><text:span text:style-name="T34">'http://&lt;%= connect.test.options.hostname %&gt;:&lt;%= connect.test.options.port %&gt;/index.html'</text:span><text:span text:style-name="T37">]  </text:span></text:p>
        </text:list-item>
        <text:list-item>
          <text:p text:style-name="P37">                <text:span text:style-name="T37">}  </text:span></text:p>
        </text:list-item>
        <text:list-item>
          <text:p text:style-name="P54">            <text:span text:style-name="T37">}  </text:span></text:p>
        </text:list-item>
        <text:list-item>
          <text:p text:style-name="P37">        <text:span text:style-name="T37">},  </text:span></text:p>
        </text:list-item>
        <text:list-item>
          <text:p text:style-name="P54">  </text:p>
        </text:list-item>
        <text:list-item>
          <text:p text:style-name="P37">        <text:span text:style-name="T32">// Add vendor prefixed styles</text:span><text:span text:style-name="T37">  </text:span></text:p>
        </text:list-item>
        <text:list-item>
          <text:p text:style-name="P54">        <text:span text:style-name="T37">autoprefixer: {  </text:span></text:p>
        </text:list-item>
        <text:list-item>
          <text:p text:style-name="P37">            <text:span text:style-name="T37">options: {  </text:span></text:p>
        </text:list-item>
        <text:list-item>
          <text:p text:style-name="P54">                <text:span text:style-name="T37">browsers: [</text:span><text:span text:style-name="T34">'last 1 version'</text:span><text:span text:style-name="T37">]  </text:span></text:p>
        </text:list-item>
        <text:list-item>
          <text:p text:style-name="P37">            <text:span text:style-name="T37">},  </text:span></text:p>
        </text:list-item>
        <text:list-item>
          <text:p text:style-name="P54">            <text:span text:style-name="T37">dist: {  </text:span></text:p>
        </text:list-item>
        <text:list-item>
          <text:p text:style-name="P37">                <text:span text:style-name="T37">files: [{  </text:span></text:p>
        </text:list-item>
        <text:list-item>
          <text:p text:style-name="P54">                    <text:span text:style-name="T37">expand: </text:span><text:span text:style-name="T36">true</text:span><text:span text:style-name="T37">,  </text:span></text:p>
        </text:list-item>
        <text:list-item>
          <text:p text:style-name="P37">                    <text:span text:style-name="T37">cwd: </text:span><text:span text:style-name="T34">'.tmp/styles/'</text:span><text:span text:style-name="T37">,  </text:span></text:p>
        </text:list-item>
        <text:list-item>
          <text:p text:style-name="P54">                    <text:span text:style-name="T37">src: </text:span><text:span text:style-name="T34">'{,*/}*.css'</text:span><text:span text:style-name="T37">,  </text:span></text:p>
        </text:list-item>
        <text:list-item>
          <text:p text:style-name="P37">                    <text:span text:style-name="T37">dest: </text:span><text:span text:style-name="T34">'.tmp/styles/'</text:span><text:span text:style-name="T37">  </text:span></text:p>
        </text:list-item>
        <text:list-item>
          <text:p text:style-name="P54">                <text:span text:style-name="T37">}]  </text:span></text:p>
        </text:list-item>
        <text:list-item>
          <text:p text:style-name="P37">            <text:span text:style-name="T37">}  </text:span></text:p>
        </text:list-item>
        <text:list-item>
          <text:p text:style-name="P54">        <text:span text:style-name="T37">},  </text:span></text:p>
        </text:list-item>
        <text:list-item>
          <text:p text:style-name="P37">  </text:p>
        </text:list-item>
        <text:list-item>
          <text:p text:style-name="P54">        <text:span text:style-name="T32">// Automatically inject Bower components into the HTML file</text:span><text:span text:style-name="T37">  </text:span></text:p>
        </text:list-item>
        <text:list-item>
          <text:p text:style-name="P37">        <text:span text:style-name="T37">bowerInstall: {  </text:span></text:p>
        </text:list-item>
        <text:list-item>
          <text:p text:style-name="P54">            <text:span text:style-name="T37">app: {  </text:span></text:p>
        </text:list-item>
        <text:list-item>
          <text:p text:style-name="P37">                <text:span text:style-name="T37">src: [</text:span><text:span text:style-name="T34">'&lt;%= config.app %&gt;/index.html'</text:span><text:span text:style-name="T37">],  </text:span></text:p>
        </text:list-item>
        <text:list-item>
          <text:p text:style-name="P54">                <text:span text:style-name="T37">ignorePath: </text:span><text:span text:style-name="T34">'&lt;%= config.app %&gt;/'</text:span><text:span text:style-name="T37">  </text:span></text:p>
        </text:list-item>
        <text:list-item>
          <text:p text:style-name="P37">            <text:span text:style-name="T37">}  </text:span></text:p>
        </text:list-item>
        <text:list-item>
          <text:p text:style-name="P54">        <text:span text:style-name="T37">},  </text:span></text:p>
        </text:list-item>
        <text:list-item>
          <text:p text:style-name="P37">  </text:p>
        </text:list-item>
        <text:list-item>
          <text:p text:style-name="P54">        <text:span text:style-name="T32">// Renames files for browser caching purposes</text:span><text:span text:style-name="T37">  </text:span></text:p>
        </text:list-item>
        <text:list-item>
          <text:p text:style-name="P37">        <text:span text:style-name="T37">rev: {  </text:span></text:p>
        </text:list-item>
        <text:list-item>
          <text:p text:style-name="P54">            <text:span text:style-name="T37">dist: {  </text:span></text:p>
        </text:list-item>
        <text:list-item>
          <text:p text:style-name="P37">                <text:span text:style-name="T37">files: {  </text:span></text:p>
        </text:list-item>
        <text:list-item>
          <text:p text:style-name="P54">                    <text:span text:style-name="T37">src: [  </text:span></text:p>
        </text:list-item>
        <text:list-item>
          <text:p text:style-name="P37">                        <text:span text:style-name="T34">'&lt;%= config.dist %&gt;/scripts/{,*/}*.js'</text:span><text:span text:style-name="T37">,  </text:span></text:p>
        </text:list-item>
        <text:list-item>
          <text:p text:style-name="P54">                        <text:span text:style-name="T34">'&lt;%= config.dist %&gt;/styles/{,*/}*.css'</text:span><text:span text:style-name="T37">,  </text:span></text:p>
        </text:list-item>
        <text:list-item>
          <text:p text:style-name="P37">                        <text:span text:style-name="T34">'&lt;%= config.dist %&gt;/images/{,*/}*.*'</text:span><text:span text:style-name="T37">,  </text:span></text:p>
        </text:list-item>
        <text:list-item>
          <text:p text:style-name="P54">                        <text:span text:style-name="T34">'&lt;%= config.dist %&gt;/styles/fonts/{,*/}*.*'</text:span><text:span text:style-name="T37">,  </text:span></text:p>
        </text:list-item>
        <text:list-item>
          <text:p text:style-name="P37">                        <text:span text:style-name="T34">'&lt;%= config.dist %&gt;/*.{ico,png}'</text:span><text:span text:style-name="T37">  </text:span></text:p>
        </text:list-item>
        <text:list-item>
          <text:p text:style-name="P54">                    <text:span text:style-name="T37">]  </text:span></text:p>
        </text:list-item>
        <text:list-item>
          <text:p text:style-name="P37">                <text:span text:style-name="T37">}  </text:span></text:p>
        </text:list-item>
        <text:list-item>
          <text:p text:style-name="P54">            <text:span text:style-name="T37">}  </text:span></text:p>
        </text:list-item>
        <text:list-item>
          <text:p text:style-name="P37">        <text:span text:style-name="T37">},  </text:span></text:p>
        </text:list-item>
        <text:list-item>
          <text:p text:style-name="P54">  </text:p>
        </text:list-item>
        <text:list-item>
          <text:p text:style-name="P37"><text:soft-page-break/>        <text:span text:style-name="T32">// Reads HTML for usemin blocks to enable smart builds that automatically</text:span><text:span text:style-name="T37">  </text:span></text:p>
        </text:list-item>
        <text:list-item>
          <text:p text:style-name="P54">        <text:span text:style-name="T32">// concat, minify and revision files. Creates configurations in memory so</text:span><text:span text:style-name="T37">  </text:span></text:p>
        </text:list-item>
        <text:list-item>
          <text:p text:style-name="P37">        <text:span text:style-name="T32">// additional tasks can operate on them</text:span><text:span text:style-name="T37">  </text:span></text:p>
        </text:list-item>
        <text:list-item>
          <text:p text:style-name="P54">        <text:span text:style-name="T37">useminPrepare: {  </text:span></text:p>
        </text:list-item>
        <text:list-item>
          <text:p text:style-name="P37">            <text:span text:style-name="T37">options: {  </text:span></text:p>
        </text:list-item>
        <text:list-item>
          <text:p text:style-name="P54">                <text:span text:style-name="T37">dest: </text:span><text:span text:style-name="T34">'&lt;%= config.dist %&gt;'</text:span><text:span text:style-name="T37">  </text:span></text:p>
        </text:list-item>
        <text:list-item>
          <text:p text:style-name="P37">            <text:span text:style-name="T37">},  </text:span></text:p>
        </text:list-item>
        <text:list-item>
          <text:p text:style-name="P54">            <text:span text:style-name="T37">html: </text:span><text:span text:style-name="T34">'&lt;%= config.app %&gt;/index.html'</text:span><text:span text:style-name="T37">  </text:span></text:p>
        </text:list-item>
        <text:list-item>
          <text:p text:style-name="P37">        <text:span text:style-name="T37">},  </text:span></text:p>
        </text:list-item>
        <text:list-item>
          <text:p text:style-name="P54">  </text:p>
        </text:list-item>
        <text:list-item>
          <text:p text:style-name="P37">        <text:span text:style-name="T32">// Performs rewrites based on rev and the useminPrepare configuration</text:span><text:span text:style-name="T37">  </text:span></text:p>
        </text:list-item>
        <text:list-item>
          <text:p text:style-name="P54">        <text:span text:style-name="T37">usemin: {  </text:span></text:p>
        </text:list-item>
        <text:list-item>
          <text:p text:style-name="P37">            <text:span text:style-name="T37">options: {  </text:span></text:p>
        </text:list-item>
        <text:list-item>
          <text:p text:style-name="P54">                <text:span text:style-name="T37">assetsDirs: [</text:span><text:span text:style-name="T34">'&lt;%= config.dist %&gt;'</text:span><text:span text:style-name="T37">, </text:span><text:span text:style-name="T34">'&lt;%= config.dist %&gt;/images'</text:span><text:span text:style-name="T37">]  </text:span></text:p>
        </text:list-item>
        <text:list-item>
          <text:p text:style-name="P37">            <text:span text:style-name="T37">},  </text:span></text:p>
        </text:list-item>
        <text:list-item>
          <text:p text:style-name="P54">            <text:span text:style-name="T37">html: [</text:span><text:span text:style-name="T34">'&lt;%= config.dist %&gt;/{,*/}*.html'</text:span><text:span text:style-name="T37">],  </text:span></text:p>
        </text:list-item>
        <text:list-item>
          <text:p text:style-name="P37">            <text:span text:style-name="T37">css: [</text:span><text:span text:style-name="T34">'&lt;%= config.dist %&gt;/styles/{,*/}*.css'</text:span><text:span text:style-name="T37">]  </text:span></text:p>
        </text:list-item>
        <text:list-item>
          <text:p text:style-name="P54">        <text:span text:style-name="T37">},  </text:span></text:p>
        </text:list-item>
        <text:list-item>
          <text:p text:style-name="P37">  </text:p>
        </text:list-item>
        <text:list-item>
          <text:p text:style-name="P54">        <text:span text:style-name="T32">// The following *-min tasks produce minified files in the dist folder</text:span><text:span text:style-name="T37">  </text:span></text:p>
        </text:list-item>
        <text:list-item>
          <text:p text:style-name="P37">        <text:span text:style-name="T37">imagemin: {  </text:span></text:p>
        </text:list-item>
        <text:list-item>
          <text:p text:style-name="P54">            <text:span text:style-name="T37">dist: {  </text:span></text:p>
        </text:list-item>
        <text:list-item>
          <text:p text:style-name="P37">                <text:span text:style-name="T37">files: [{  </text:span></text:p>
        </text:list-item>
        <text:list-item>
          <text:p text:style-name="P54">                    <text:span text:style-name="T37">expand: </text:span><text:span text:style-name="T36">true</text:span><text:span text:style-name="T37">,  </text:span></text:p>
        </text:list-item>
        <text:list-item>
          <text:p text:style-name="P37">                    <text:span text:style-name="T37">cwd: </text:span><text:span text:style-name="T34">'&lt;%= config.app %&gt;/images'</text:span><text:span text:style-name="T37">,  </text:span></text:p>
        </text:list-item>
        <text:list-item>
          <text:p text:style-name="P54">                    <text:span text:style-name="T37">src: </text:span><text:span text:style-name="T34">'{,*/}*.{gif,jpeg,jpg,png}'</text:span><text:span text:style-name="T37">,  </text:span></text:p>
        </text:list-item>
        <text:list-item>
          <text:p text:style-name="P37">                    <text:span text:style-name="T37">dest: </text:span><text:span text:style-name="T34">'&lt;%= config.dist %&gt;/images'</text:span><text:span text:style-name="T37">  </text:span></text:p>
        </text:list-item>
        <text:list-item>
          <text:p text:style-name="P54">                <text:span text:style-name="T37">}]  </text:span></text:p>
        </text:list-item>
        <text:list-item>
          <text:p text:style-name="P37">            <text:span text:style-name="T37">}  </text:span></text:p>
        </text:list-item>
        <text:list-item>
          <text:p text:style-name="P54">        <text:span text:style-name="T37">},  </text:span></text:p>
        </text:list-item>
        <text:list-item>
          <text:p text:style-name="P37">  </text:p>
        </text:list-item>
        <text:list-item>
          <text:p text:style-name="P54">        <text:span text:style-name="T37">svgmin: {  </text:span></text:p>
        </text:list-item>
        <text:list-item>
          <text:p text:style-name="P37">            <text:span text:style-name="T37">dist: {  </text:span></text:p>
        </text:list-item>
        <text:list-item>
          <text:p text:style-name="P54">                <text:span text:style-name="T37">files: [{  </text:span></text:p>
        </text:list-item>
        <text:list-item>
          <text:p text:style-name="P37">                    <text:span text:style-name="T37">expand: </text:span><text:span text:style-name="T36">true</text:span><text:span text:style-name="T37">,  </text:span></text:p>
        </text:list-item>
        <text:list-item>
          <text:p text:style-name="P54">                    <text:span text:style-name="T37">cwd: </text:span><text:span text:style-name="T34">'&lt;%= config.app %&gt;/images'</text:span><text:span text:style-name="T37">,  </text:span></text:p>
        </text:list-item>
        <text:list-item>
          <text:p text:style-name="P37">                    <text:span text:style-name="T37">src: </text:span><text:span text:style-name="T34">'{,*/}*.svg'</text:span><text:span text:style-name="T37">,  </text:span></text:p>
        </text:list-item>
        <text:list-item>
          <text:p text:style-name="P54">                    <text:span text:style-name="T37">dest: </text:span><text:span text:style-name="T34">'&lt;%= config.dist %&gt;/images'</text:span><text:span text:style-name="T37">  </text:span></text:p>
        </text:list-item>
        <text:list-item>
          <text:p text:style-name="P37">                <text:span text:style-name="T37">}]  </text:span></text:p>
        </text:list-item>
        <text:list-item>
          <text:p text:style-name="P54">            <text:span text:style-name="T37">}  </text:span></text:p>
        </text:list-item>
        <text:list-item>
          <text:p text:style-name="P37">        <text:span text:style-name="T37">},  </text:span></text:p>
        </text:list-item>
        <text:list-item>
          <text:p text:style-name="P54">  </text:p>
        </text:list-item>
        <text:list-item>
          <text:p text:style-name="P37">        <text:span text:style-name="T37">htmlmin: {  </text:span></text:p>
        </text:list-item>
        <text:list-item>
          <text:p text:style-name="P54">            <text:span text:style-name="T37">dist: {  </text:span></text:p>
        </text:list-item>
        <text:list-item>
          <text:p text:style-name="P37">                <text:span text:style-name="T37">options: {  </text:span></text:p>
        </text:list-item>
        <text:list-item>
          <text:p text:style-name="P54">                    <text:span text:style-name="T37">collapseBooleanAttributes: </text:span><text:span text:style-name="T36">true</text:span><text:span text:style-name="T37">,  </text:span></text:p>
        </text:list-item>
        <text:list-item>
          <text:p text:style-name="P37">                    <text:span text:style-name="T37">collapseWhitespace: </text:span><text:span text:style-name="T36">true</text:span><text:span text:style-name="T37">,  </text:span></text:p>
        </text:list-item>
        <text:list-item>
          <text:p text:style-name="P54">                    <text:span text:style-name="T37">removeAttributeQuotes: </text:span><text:span text:style-name="T36">true</text:span><text:span text:style-name="T37">,  </text:span></text:p>
        </text:list-item>
        <text:list-item>
          <text:p text:style-name="P37">                    <text:span text:style-name="T37">removeCommentsFromCDATA: </text:span><text:span text:style-name="T36">true</text:span><text:span text:style-name="T37">,  </text:span></text:p>
        </text:list-item>
        <text:list-item>
          <text:p text:style-name="P54"><text:soft-page-break/>                    <text:span text:style-name="T37">removeEmptyAttributes: </text:span><text:span text:style-name="T36">true</text:span><text:span text:style-name="T37">,  </text:span></text:p>
        </text:list-item>
        <text:list-item>
          <text:p text:style-name="P37">                    <text:span text:style-name="T37">removeOptionalTags: </text:span><text:span text:style-name="T36">true</text:span><text:span text:style-name="T37">,  </text:span></text:p>
        </text:list-item>
        <text:list-item>
          <text:p text:style-name="P54">                    <text:span text:style-name="T37">removeRedundantAttributes: </text:span><text:span text:style-name="T36">true</text:span><text:span text:style-name="T37">,  </text:span></text:p>
        </text:list-item>
        <text:list-item>
          <text:p text:style-name="P37">                    <text:span text:style-name="T37">useShortDoctype: </text:span><text:span text:style-name="T36">true</text:span><text:span text:style-name="T37">  </text:span></text:p>
        </text:list-item>
        <text:list-item>
          <text:p text:style-name="P54">                <text:span text:style-name="T37">},  </text:span></text:p>
        </text:list-item>
        <text:list-item>
          <text:p text:style-name="P37">                <text:span text:style-name="T37">files: [{  </text:span></text:p>
        </text:list-item>
        <text:list-item>
          <text:p text:style-name="P54">                    <text:span text:style-name="T37">expand: </text:span><text:span text:style-name="T36">true</text:span><text:span text:style-name="T37">,  </text:span></text:p>
        </text:list-item>
        <text:list-item>
          <text:p text:style-name="P37">                    <text:span text:style-name="T37">cwd: </text:span><text:span text:style-name="T34">'&lt;%= config.dist %&gt;'</text:span><text:span text:style-name="T37">,  </text:span></text:p>
        </text:list-item>
        <text:list-item>
          <text:p text:style-name="P54">                    <text:span text:style-name="T37">src: </text:span><text:span text:style-name="T34">'{,*/}*.html'</text:span><text:span text:style-name="T37">,  </text:span></text:p>
        </text:list-item>
        <text:list-item>
          <text:p text:style-name="P37">                    <text:span text:style-name="T37">dest: </text:span><text:span text:style-name="T34">'&lt;%= config.dist %&gt;'</text:span><text:span text:style-name="T37">  </text:span></text:p>
        </text:list-item>
        <text:list-item>
          <text:p text:style-name="P54">                <text:span text:style-name="T37">}]  </text:span></text:p>
        </text:list-item>
        <text:list-item>
          <text:p text:style-name="P37">            <text:span text:style-name="T37">}  </text:span></text:p>
        </text:list-item>
        <text:list-item>
          <text:p text:style-name="P54">        <text:span text:style-name="T37">},  </text:span></text:p>
        </text:list-item>
        <text:list-item>
          <text:p text:style-name="P37">  </text:p>
        </text:list-item>
        <text:list-item>
          <text:p text:style-name="P54">        <text:span text:style-name="T32">// By default, your `index.html`'s &lt;!-- Usemin block --&gt; will take care of</text:span><text:span text:style-name="T37">  </text:span></text:p>
        </text:list-item>
        <text:list-item>
          <text:p text:style-name="P37">        <text:span text:style-name="T32">// minification. These next options are pre-configured if you do not wish</text:span><text:span text:style-name="T37">  </text:span></text:p>
        </text:list-item>
        <text:list-item>
          <text:p text:style-name="P54">        <text:span text:style-name="T32">// to use the Usemin blocks.</text:span><text:span text:style-name="T37">  </text:span></text:p>
        </text:list-item>
        <text:list-item>
          <text:p text:style-name="P37">        <text:span text:style-name="T32">// cssmin: {</text:span><text:span text:style-name="T37">  </text:span></text:p>
        </text:list-item>
        <text:list-item>
          <text:p text:style-name="P54">        <text:span text:style-name="T32">//     dist: {</text:span><text:span text:style-name="T37">  </text:span></text:p>
        </text:list-item>
        <text:list-item>
          <text:p text:style-name="P37">        <text:span text:style-name="T32">//         files: {</text:span><text:span text:style-name="T37">  </text:span></text:p>
        </text:list-item>
        <text:list-item>
          <text:p text:style-name="P54">        <text:span text:style-name="T32">//             '&lt;%= config.dist %&gt;/styles/main.css': [</text:span><text:span text:style-name="T37">  </text:span></text:p>
        </text:list-item>
        <text:list-item>
          <text:p text:style-name="P37">        <text:span text:style-name="T32">//                 '.tmp/styles/{,*/}*.css',</text:span><text:span text:style-name="T37">  </text:span></text:p>
        </text:list-item>
        <text:list-item>
          <text:p text:style-name="P54">        <text:span text:style-name="T32">//                 '&lt;%= config.app %&gt;/styles/{,*/}*.css'</text:span><text:span text:style-name="T37">  </text:span></text:p>
        </text:list-item>
        <text:list-item>
          <text:p text:style-name="P37">        <text:span text:style-name="T32">//             ]</text:span><text:span text:style-name="T37">  </text:span></text:p>
        </text:list-item>
        <text:list-item>
          <text:p text:style-name="P54">        <text:span text:style-name="T32">//         }</text:span><text:span text:style-name="T37">  </text:span></text:p>
        </text:list-item>
        <text:list-item>
          <text:p text:style-name="P37">        <text:span text:style-name="T32">//     }</text:span><text:span text:style-name="T37">  </text:span></text:p>
        </text:list-item>
        <text:list-item>
          <text:p text:style-name="P54">        <text:span text:style-name="T32">// },</text:span><text:span text:style-name="T37">  </text:span></text:p>
        </text:list-item>
        <text:list-item>
          <text:p text:style-name="P37">        <text:span text:style-name="T32">// uglify: {</text:span><text:span text:style-name="T37">  </text:span></text:p>
        </text:list-item>
        <text:list-item>
          <text:p text:style-name="P54">        <text:span text:style-name="T32">//     dist: {</text:span><text:span text:style-name="T37">  </text:span></text:p>
        </text:list-item>
        <text:list-item>
          <text:p text:style-name="P37">        <text:span text:style-name="T32">//         files: {</text:span><text:span text:style-name="T37">  </text:span></text:p>
        </text:list-item>
        <text:list-item>
          <text:p text:style-name="P54">        <text:span text:style-name="T32">//             '&lt;%= config.dist %&gt;/scripts/scripts.js': [</text:span><text:span text:style-name="T37">  </text:span></text:p>
        </text:list-item>
        <text:list-item>
          <text:p text:style-name="P37">        <text:span text:style-name="T32">//                 '&lt;%= config.dist %&gt;/scripts/scripts.js'</text:span><text:span text:style-name="T37">  </text:span></text:p>
        </text:list-item>
        <text:list-item>
          <text:p text:style-name="P54">        <text:span text:style-name="T32">//             ]</text:span><text:span text:style-name="T37">  </text:span></text:p>
        </text:list-item>
        <text:list-item>
          <text:p text:style-name="P37">        <text:span text:style-name="T32">//         }</text:span><text:span text:style-name="T37">  </text:span></text:p>
        </text:list-item>
        <text:list-item>
          <text:p text:style-name="P54">        <text:span text:style-name="T32">//     }</text:span><text:span text:style-name="T37">  </text:span></text:p>
        </text:list-item>
        <text:list-item>
          <text:p text:style-name="P37">        <text:span text:style-name="T32">// },</text:span><text:span text:style-name="T37">  </text:span></text:p>
        </text:list-item>
        <text:list-item>
          <text:p text:style-name="P54">        <text:span text:style-name="T32">// concat: {</text:span><text:span text:style-name="T37">  </text:span></text:p>
        </text:list-item>
        <text:list-item>
          <text:p text:style-name="P37">        <text:span text:style-name="T32">//     dist: {}</text:span><text:span text:style-name="T37">  </text:span></text:p>
        </text:list-item>
        <text:list-item>
          <text:p text:style-name="P54">        <text:span text:style-name="T32">// },</text:span><text:span text:style-name="T37">  </text:span></text:p>
        </text:list-item>
        <text:list-item>
          <text:p text:style-name="P37">  </text:p>
        </text:list-item>
        <text:list-item>
          <text:p text:style-name="P54">        <text:span text:style-name="T32">// Copies remaining files to places other tasks can use</text:span><text:span text:style-name="T37">  </text:span></text:p>
        </text:list-item>
        <text:list-item>
          <text:p text:style-name="P37">        <text:span text:style-name="T37">copy: {  </text:span></text:p>
        </text:list-item>
        <text:list-item>
          <text:p text:style-name="P54">            <text:span text:style-name="T37">dist: {  </text:span></text:p>
        </text:list-item>
        <text:list-item>
          <text:p text:style-name="P37">                <text:span text:style-name="T37">files: [{  </text:span></text:p>
        </text:list-item>
        <text:list-item>
          <text:p text:style-name="P54">                    <text:span text:style-name="T37">expand: </text:span><text:span text:style-name="T36">true</text:span><text:span text:style-name="T37">,  </text:span></text:p>
        </text:list-item>
        <text:list-item>
          <text:p text:style-name="P37">                    <text:span text:style-name="T37">dot: </text:span><text:span text:style-name="T36">true</text:span><text:span text:style-name="T37">,  </text:span></text:p>
        </text:list-item>
        <text:list-item>
          <text:p text:style-name="P54">                    <text:span text:style-name="T37">cwd: </text:span><text:span text:style-name="T34">'&lt;%= config.app %&gt;'</text:span><text:span text:style-name="T37">,  </text:span></text:p>
        </text:list-item>
        <text:list-item>
          <text:p text:style-name="P37">                    <text:span text:style-name="T37">dest: </text:span><text:span text:style-name="T34">'&lt;%= config.dist %&gt;'</text:span><text:span text:style-name="T37">,  </text:span></text:p>
        </text:list-item>
        <text:list-item>
          <text:p text:style-name="P54">                    <text:span text:style-name="T37">src: [  </text:span></text:p>
        </text:list-item>
        <text:list-item>
          <text:p text:style-name="P37"><text:soft-page-break/>                        <text:span text:style-name="T34">'*.{ico,png,txt}'</text:span><text:span text:style-name="T37">,  </text:span></text:p>
        </text:list-item>
        <text:list-item>
          <text:p text:style-name="P54">                        <text:span text:style-name="T34">'.htaccess'</text:span><text:span text:style-name="T37">,  </text:span></text:p>
        </text:list-item>
        <text:list-item>
          <text:p text:style-name="P37">                        <text:span text:style-name="T34">'images/{,*/}*.webp'</text:span><text:span text:style-name="T37">,  </text:span></text:p>
        </text:list-item>
        <text:list-item>
          <text:p text:style-name="P54">                        <text:span text:style-name="T34">'{,*/}*.html'</text:span><text:span text:style-name="T37">,  </text:span></text:p>
        </text:list-item>
        <text:list-item>
          <text:p text:style-name="P37">                        <text:span text:style-name="T34">'styles/fonts/{,*/}*.*'</text:span><text:span text:style-name="T37">,  </text:span></text:p>
        </text:list-item>
        <text:list-item>
          <text:p text:style-name="P54">                        <text:span text:style-name="T34">'bower_components/bootstrap/dist/fonts/*.*'</text:span><text:span text:style-name="T37">  </text:span></text:p>
        </text:list-item>
        <text:list-item>
          <text:p text:style-name="P37">                    <text:span text:style-name="T37">]  </text:span></text:p>
        </text:list-item>
        <text:list-item>
          <text:p text:style-name="P54">                <text:span text:style-name="T37">}]  </text:span></text:p>
        </text:list-item>
        <text:list-item>
          <text:p text:style-name="P37">            <text:span text:style-name="T37">},  </text:span></text:p>
        </text:list-item>
        <text:list-item>
          <text:p text:style-name="P54">            <text:span text:style-name="T37">styles: {  </text:span></text:p>
        </text:list-item>
        <text:list-item>
          <text:p text:style-name="P37">                <text:span text:style-name="T37">expand: </text:span><text:span text:style-name="T36">true</text:span><text:span text:style-name="T37">,  </text:span></text:p>
        </text:list-item>
        <text:list-item>
          <text:p text:style-name="P54">                <text:span text:style-name="T37">dot: </text:span><text:span text:style-name="T36">true</text:span><text:span text:style-name="T37">,  </text:span></text:p>
        </text:list-item>
        <text:list-item>
          <text:p text:style-name="P37">                <text:span text:style-name="T37">cwd: </text:span><text:span text:style-name="T34">'&lt;%= config.app %&gt;/styles'</text:span><text:span text:style-name="T37">,  </text:span></text:p>
        </text:list-item>
        <text:list-item>
          <text:p text:style-name="P54">                <text:span text:style-name="T37">dest: </text:span><text:span text:style-name="T34">'.tmp/styles/'</text:span><text:span text:style-name="T37">,  </text:span></text:p>
        </text:list-item>
        <text:list-item>
          <text:p text:style-name="P37">                <text:span text:style-name="T37">src: </text:span><text:span text:style-name="T34">'{,*/}*.css'</text:span><text:span text:style-name="T37">  </text:span></text:p>
        </text:list-item>
        <text:list-item>
          <text:p text:style-name="P54">            <text:span text:style-name="T37">}  </text:span></text:p>
        </text:list-item>
        <text:list-item>
          <text:p text:style-name="P37">        <text:span text:style-name="T37">},  </text:span></text:p>
        </text:list-item>
        <text:list-item>
          <text:p text:style-name="P54">  </text:p>
        </text:list-item>
        <text:list-item>
          <text:p text:style-name="P37">        <text:span text:style-name="T32">// Run some tasks in parallel to speed up build process</text:span><text:span text:style-name="T37">  </text:span></text:p>
        </text:list-item>
        <text:list-item>
          <text:p text:style-name="P54">        <text:span text:style-name="T37">concurrent: {  </text:span></text:p>
        </text:list-item>
        <text:list-item>
          <text:p text:style-name="P37">            <text:span text:style-name="T37">server: [  </text:span></text:p>
        </text:list-item>
        <text:list-item>
          <text:p text:style-name="P54">                <text:span text:style-name="T34">'copy:styles'</text:span><text:span text:style-name="T37">  </text:span></text:p>
        </text:list-item>
        <text:list-item>
          <text:p text:style-name="P37">            <text:span text:style-name="T37">],  </text:span></text:p>
        </text:list-item>
        <text:list-item>
          <text:p text:style-name="P54">            <text:span text:style-name="T37">test: [  </text:span></text:p>
        </text:list-item>
        <text:list-item>
          <text:p text:style-name="P37">                <text:span text:style-name="T34">'copy:styles'</text:span><text:span text:style-name="T37">  </text:span></text:p>
        </text:list-item>
        <text:list-item>
          <text:p text:style-name="P54">            <text:span text:style-name="T37">],  </text:span></text:p>
        </text:list-item>
        <text:list-item>
          <text:p text:style-name="P37">            <text:span text:style-name="T37">dist: [  </text:span></text:p>
        </text:list-item>
        <text:list-item>
          <text:p text:style-name="P54">                <text:span text:style-name="T34">'copy:styles'</text:span><text:span text:style-name="T37">,  </text:span></text:p>
        </text:list-item>
        <text:list-item>
          <text:p text:style-name="P37">                <text:span text:style-name="T34">'imagemin'</text:span><text:span text:style-name="T37">,  </text:span></text:p>
        </text:list-item>
        <text:list-item>
          <text:p text:style-name="P54">                <text:span text:style-name="T34">'svgmin'</text:span><text:span text:style-name="T37">  </text:span></text:p>
        </text:list-item>
        <text:list-item>
          <text:p text:style-name="P37">            <text:span text:style-name="T37">]  </text:span></text:p>
        </text:list-item>
        <text:list-item>
          <text:p text:style-name="P54">        <text:span text:style-name="T37">}  </text:span></text:p>
        </text:list-item>
        <text:list-item>
          <text:p text:style-name="P37">    <text:span text:style-name="T37">});  </text:span></text:p>
        </text:list-item>
        <text:list-item>
          <text:p text:style-name="P54">  </text:p>
        </text:list-item>
        <text:list-item>
          <text:p text:style-name="P37">  </text:p>
        </text:list-item>
        <text:list-item>
          <text:p text:style-name="P54">    <text:span text:style-name="T37">grunt.registerTask(</text:span><text:span text:style-name="T34">'serve'</text:span><text:span text:style-name="T37">, </text:span><text:span text:style-name="T36">function</text:span><text:span text:style-name="T37"> (target) {  </text:span></text:p>
        </text:list-item>
        <text:list-item>
          <text:p text:style-name="P37">        <text:span text:style-name="T36">if</text:span><text:span text:style-name="T37"> (target === </text:span><text:span text:style-name="T34">'dist'</text:span><text:span text:style-name="T37">) {  </text:span></text:p>
        </text:list-item>
        <text:list-item>
          <text:p text:style-name="P54">            <text:span text:style-name="T36">return</text:span><text:span text:style-name="T37"> grunt.task.run([</text:span><text:span text:style-name="T34">'build'</text:span><text:span text:style-name="T37">, </text:span><text:span text:style-name="T34">'connect:dist:keepalive'</text:span><text:span text:style-name="T37">]);  </text:span></text:p>
        </text:list-item>
        <text:list-item>
          <text:p text:style-name="P37">        <text:span text:style-name="T37">}  </text:span></text:p>
        </text:list-item>
        <text:list-item>
          <text:p text:style-name="P54">  </text:p>
        </text:list-item>
        <text:list-item>
          <text:p text:style-name="P37">        <text:span text:style-name="T37">grunt.task.run([  </text:span></text:p>
        </text:list-item>
        <text:list-item>
          <text:p text:style-name="P54">            <text:span text:style-name="T34">'clean:server'</text:span><text:span text:style-name="T37">,  </text:span></text:p>
        </text:list-item>
        <text:list-item>
          <text:p text:style-name="P37">            <text:span text:style-name="T34">'concurrent:server'</text:span><text:span text:style-name="T37">,  </text:span></text:p>
        </text:list-item>
        <text:list-item>
          <text:p text:style-name="P54">            <text:span text:style-name="T34">'autoprefixer'</text:span><text:span text:style-name="T37">,  </text:span></text:p>
        </text:list-item>
        <text:list-item>
          <text:p text:style-name="P37">            <text:span text:style-name="T34">'connect:livereload'</text:span><text:span text:style-name="T37">,  </text:span></text:p>
        </text:list-item>
        <text:list-item>
          <text:p text:style-name="P54">            <text:span text:style-name="T34">'watch'</text:span><text:span text:style-name="T37">  </text:span></text:p>
        </text:list-item>
        <text:list-item>
          <text:p text:style-name="P37">        <text:span text:style-name="T37">]);  </text:span></text:p>
        </text:list-item>
        <text:list-item>
          <text:p text:style-name="P54">    <text:span text:style-name="T37">});  </text:span></text:p>
        </text:list-item>
        <text:list-item>
          <text:p text:style-name="P37">  </text:p>
        </text:list-item>
        <text:list-item>
          <text:p text:style-name="P54"><text:soft-page-break/>    <text:span text:style-name="T37">grunt.registerTask(</text:span><text:span text:style-name="T34">'server'</text:span><text:span text:style-name="T37">, </text:span><text:span text:style-name="T36">function</text:span><text:span text:style-name="T37"> (target) {  </text:span></text:p>
        </text:list-item>
        <text:list-item>
          <text:p text:style-name="P37">        <text:span text:style-name="T37">grunt.log.warn(</text:span><text:span text:style-name="T34">'The `server` task has been deprecated. Use `grunt serve` to start a server.'</text:span><text:span text:style-name="T37">);  </text:span></text:p>
        </text:list-item>
        <text:list-item>
          <text:p text:style-name="P54">        <text:span text:style-name="T37">grunt.task.run([target ? (</text:span><text:span text:style-name="T34">'serve:'</text:span><text:span text:style-name="T37"> + target) : </text:span><text:span text:style-name="T34">'serve'</text:span><text:span text:style-name="T37">]);  </text:span></text:p>
        </text:list-item>
        <text:list-item>
          <text:p text:style-name="P37">    <text:span text:style-name="T37">});  </text:span></text:p>
        </text:list-item>
        <text:list-item>
          <text:p text:style-name="P54">  </text:p>
        </text:list-item>
        <text:list-item>
          <text:p text:style-name="P37">    <text:span text:style-name="T37">grunt.registerTask(</text:span><text:span text:style-name="T34">'test'</text:span><text:span text:style-name="T37">, </text:span><text:span text:style-name="T36">function</text:span><text:span text:style-name="T37"> (target) {  </text:span></text:p>
        </text:list-item>
        <text:list-item>
          <text:p text:style-name="P54">        <text:span text:style-name="T36">if</text:span><text:span text:style-name="T37"> (target !== </text:span><text:span text:style-name="T34">'watch'</text:span><text:span text:style-name="T37">) {  </text:span></text:p>
        </text:list-item>
        <text:list-item>
          <text:p text:style-name="P37">            <text:span text:style-name="T37">grunt.task.run([  </text:span></text:p>
        </text:list-item>
        <text:list-item>
          <text:p text:style-name="P54">                <text:span text:style-name="T34">'clean:server'</text:span><text:span text:style-name="T37">,  </text:span></text:p>
        </text:list-item>
        <text:list-item>
          <text:p text:style-name="P37">                <text:span text:style-name="T34">'concurrent:test'</text:span><text:span text:style-name="T37">,  </text:span></text:p>
        </text:list-item>
        <text:list-item>
          <text:p text:style-name="P54">                <text:span text:style-name="T34">'autoprefixer'</text:span><text:span text:style-name="T37">  </text:span></text:p>
        </text:list-item>
        <text:list-item>
          <text:p text:style-name="P37">            <text:span text:style-name="T37">]);  </text:span></text:p>
        </text:list-item>
        <text:list-item>
          <text:p text:style-name="P54">        <text:span text:style-name="T37">}  </text:span></text:p>
        </text:list-item>
        <text:list-item>
          <text:p text:style-name="P37">  </text:p>
        </text:list-item>
        <text:list-item>
          <text:p text:style-name="P54">        <text:span text:style-name="T37">grunt.task.run([  </text:span></text:p>
        </text:list-item>
        <text:list-item>
          <text:p text:style-name="P37">            <text:span text:style-name="T34">'connect:test'</text:span><text:span text:style-name="T37">,  </text:span></text:p>
        </text:list-item>
        <text:list-item>
          <text:p text:style-name="P54">            <text:span text:style-name="T34">'mocha'</text:span><text:span text:style-name="T37">  </text:span></text:p>
        </text:list-item>
        <text:list-item>
          <text:p text:style-name="P37">        <text:span text:style-name="T37">]);  </text:span></text:p>
        </text:list-item>
        <text:list-item>
          <text:p text:style-name="P54">    <text:span text:style-name="T37">});  </text:span></text:p>
        </text:list-item>
        <text:list-item>
          <text:p text:style-name="P37">  </text:p>
        </text:list-item>
        <text:list-item>
          <text:p text:style-name="P54">    <text:span text:style-name="T37">grunt.registerTask(</text:span><text:span text:style-name="T34">'build'</text:span><text:span text:style-name="T37">, [  </text:span></text:p>
        </text:list-item>
        <text:list-item>
          <text:p text:style-name="P37">        <text:span text:style-name="T34">'clean:dist'</text:span><text:span text:style-name="T37">,  </text:span></text:p>
        </text:list-item>
        <text:list-item>
          <text:p text:style-name="P54">        <text:span text:style-name="T34">'useminPrepare'</text:span><text:span text:style-name="T37">,  </text:span></text:p>
        </text:list-item>
        <text:list-item>
          <text:p text:style-name="P37">        <text:span text:style-name="T34">'concurrent:dist'</text:span><text:span text:style-name="T37">,  </text:span></text:p>
        </text:list-item>
        <text:list-item>
          <text:p text:style-name="P54">        <text:span text:style-name="T34">'autoprefixer'</text:span><text:span text:style-name="T37">,  </text:span></text:p>
        </text:list-item>
        <text:list-item>
          <text:p text:style-name="P37">        <text:span text:style-name="T34">'concat'</text:span><text:span text:style-name="T37">,  </text:span></text:p>
        </text:list-item>
        <text:list-item>
          <text:p text:style-name="P54">        <text:span text:style-name="T34">'cssmin'</text:span><text:span text:style-name="T37">,  </text:span></text:p>
        </text:list-item>
        <text:list-item>
          <text:p text:style-name="P37">        <text:span text:style-name="T34">'uglify'</text:span><text:span text:style-name="T37">,  </text:span></text:p>
        </text:list-item>
        <text:list-item>
          <text:p text:style-name="P54">        <text:span text:style-name="T34">'copy:dist'</text:span><text:span text:style-name="T37">,  </text:span></text:p>
        </text:list-item>
        <text:list-item>
          <text:p text:style-name="P37">        <text:span text:style-name="T34">'rev'</text:span><text:span text:style-name="T37">,  </text:span></text:p>
        </text:list-item>
        <text:list-item>
          <text:p text:style-name="P54">        <text:span text:style-name="T34">'usemin'</text:span><text:span text:style-name="T37">,  </text:span></text:p>
        </text:list-item>
        <text:list-item>
          <text:p text:style-name="P37">        <text:span text:style-name="T34">'htmlmin'</text:span><text:span text:style-name="T37">  </text:span></text:p>
        </text:list-item>
        <text:list-item>
          <text:p text:style-name="P54">    <text:span text:style-name="T37">]);  </text:span></text:p>
        </text:list-item>
        <text:list-item>
          <text:p text:style-name="P37">  </text:p>
        </text:list-item>
        <text:list-item>
          <text:p text:style-name="P54">    <text:span text:style-name="T37">grunt.registerTask(</text:span><text:span text:style-name="T34">'default'</text:span><text:span text:style-name="T37">, [  </text:span></text:p>
        </text:list-item>
        <text:list-item>
          <text:p text:style-name="P37">        <text:span text:style-name="T34">'newer:jshint'</text:span><text:span text:style-name="T37">,  </text:span></text:p>
        </text:list-item>
        <text:list-item>
          <text:p text:style-name="P54">        <text:span text:style-name="T34">'test'</text:span><text:span text:style-name="T37">,  </text:span></text:p>
        </text:list-item>
        <text:list-item>
          <text:p text:style-name="P37">        <text:span text:style-name="T34">'build'</text:span><text:span text:style-name="T37">  </text:span></text:p>
        </text:list-item>
        <text:list-item>
          <text:p text:style-name="P54">    <text:span text:style-name="T37">]);  </text:span></text:p>
        </text:list-item>
        <text:list-item>
          <text:p text:style-name="P21">};  </text:p>
        </text:list-item>
      </text:list>
      <text:p text:style-name="P1"><text:line-break/><text:span text:style-name="Strong_20_Emphasis"><text:span text:style-name="T4">这是系统默认生成的，当时我选择的是</text:span></text:span><text:span text:style-name="Strong_20_Emphasis"><text:span text:style-name="T12">bootstrap</text:span></text:span><text:span text:style-name="Strong_20_Emphasis"><text:span text:style-name="T4">。</text:span></text:span></text:p>
      <text:p text:style-name="P1"><text:span text:style-name="Strong_20_Emphasis"/></text:p>
      <text:p text:style-name="P1"><text:span text:style-name="Strong_20_Emphasis"><text:span text:style-name="T5">可以看到，文件中的每个配置项都是一个</text:span></text:span><text:span text:style-name="Strong_20_Emphasis"><text:span text:style-name="T13">task</text:span></text:span><text:span text:style-name="Strong_20_Emphasis"><text:span text:style-name="T5">，并且每一个</text:span></text:span><text:span text:style-name="Strong_20_Emphasis"><text:span text:style-name="T13">task</text:span></text:span><text:span text:style-name="Strong_20_Emphasis"><text:span text:style-name="T5">都是需要下载</text:span></text:span><text:span text:style-name="Strong_20_Emphasis"><text:span text:style-name="T13">grunt</text:span></text:span><text:span text:style-name="Strong_20_Emphasis"><text:span text:style-name="T5">插件的。</text:span></text:span></text:p>
      <text:p text:style-name="P1"/>
      <text:p text:style-name="P13"><text:soft-page-break/><text:span text:style-name="T23">[javascript]</text:span><text:span text:style-name="T24"> </text:span><text:a xlink:type="simple" xlink:href="http://blog.csdn.net/u012844719/article/details/23164939#">view plain</text:a><text:a xlink:type="simple" xlink:href="http://blog.csdn.net/u012844719/article/details/23164939#">copy</text:a></text:p>
      <text:list xml:id="list610598654" text:style-name="L5">
        <text:list-item>
          <text:p text:style-name="P22">require(<text:span text:style-name="T33">'load-grunt-tasks'</text:span>)(grunt);  </text:p>
        </text:list-item>
      </text:list>
      <text:p text:style-name="Text_20_body"/>
      <text:p text:style-name="P1"><text:span text:style-name="Strong_20_Emphasis"><text:span text:style-name="T10">这段代码很重要，他会找到项目下的</text:span></text:span><text:span text:style-name="Strong_20_Emphasis"><text:span text:style-name="T15">node_modules</text:span></text:span><text:span text:style-name="Strong_20_Emphasis"><text:span text:style-name="T10">文件夹，具体说应该是</text:span></text:span><text:span text:style-name="Strong_20_Emphasis"><text:span text:style-name="T15">package.json</text:span></text:span><text:span text:style-name="Strong_20_Emphasis"><text:span text:style-name="T10">文件，把其中的</text:span></text:span><text:span text:style-name="Strong_20_Emphasis"><text:span text:style-name="T15">grunt</text:span></text:span><text:span text:style-name="Strong_20_Emphasis"><text:span text:style-name="T10">插件全部引入。 所以</text:span></text:span><text:span text:style-name="Strong_20_Emphasis"><text:span text:style-name="T15">package.json</text:span></text:span><text:span text:style-name="Strong_20_Emphasis"><text:span text:style-name="T10">文件和</text:span></text:span><text:span text:style-name="Strong_20_Emphasis"><text:span text:style-name="T15">node_moudles</text:span></text:span><text:span text:style-name="Strong_20_Emphasis"><text:span text:style-name="T10">要完全对应</text:span></text:span></text:p>
      <text:p text:style-name="P1"><text:span text:style-name="Strong_20_Emphasis"/></text:p>
      <text:p text:style-name="P1"><text:span text:style-name="Strong_20_Emphasis"><text:span text:style-name="T5">接下来便可以执行</text:span></text:span><text:span text:style-name="Strong_20_Emphasis"><text:span text:style-name="T13">grunt serve</text:span></text:span><text:span text:style-name="Strong_20_Emphasis"><text:span text:style-name="T5">命令了</text:span></text:span></text:p>
      <text:p text:style-name="P1"><text:span text:style-name="Strong_20_Emphasis"/></text:p>
      <text:p text:style-name="P1"><text:span text:style-name="Strong_20_Emphasis"><text:span text:style-name="T5">执行完毕后是否看到浏览器自动打开，而且访问</text:span></text:span><text:span text:style-name="Strong_20_Emphasis"><text:span text:style-name="T13">localhost 9000</text:span></text:span><text:span text:style-name="Strong_20_Emphasis"><text:span text:style-name="T5">端口，如果不是，那么回去检查一下是否配置有错。</text:span></text:span></text:p>
      <text:p text:style-name="P1"/>
      <text:p text:style-name="P13"><text:span text:style-name="T23">[javascript]</text:span><text:span text:style-name="T24"> </text:span><text:a xlink:type="simple" xlink:href="http://blog.csdn.net/u012844719/article/details/23164939#">view plain</text:a><text:a xlink:type="simple" xlink:href="http://blog.csdn.net/u012844719/article/details/23164939#">copy</text:a></text:p>
      <text:list xml:id="list1214647182" text:style-name="L6">
        <text:list-item>
          <text:p text:style-name="P23">grunt.registerTask(<text:span text:style-name="T33">'serve'</text:span>, <text:span text:style-name="T35">function</text:span> (target) {  </text:p>
        </text:list-item>
        <text:list-item>
          <text:p text:style-name="P55">        <text:span text:style-name="T36">if</text:span><text:span text:style-name="T37"> (target === </text:span><text:span text:style-name="T34">'dist'</text:span><text:span text:style-name="T37">) {  </text:span></text:p>
        </text:list-item>
        <text:list-item>
          <text:p text:style-name="P38">            <text:span text:style-name="T36">return</text:span><text:span text:style-name="T37"> grunt.task.run([</text:span><text:span text:style-name="T34">'build'</text:span><text:span text:style-name="T37">, </text:span><text:span text:style-name="T34">'connect:dist:keepalive'</text:span><text:span text:style-name="T37">]);  </text:span></text:p>
        </text:list-item>
        <text:list-item>
          <text:p text:style-name="P55">        <text:span text:style-name="T37">}  </text:span></text:p>
        </text:list-item>
        <text:list-item>
          <text:p text:style-name="P38">  </text:p>
        </text:list-item>
        <text:list-item>
          <text:p text:style-name="P55">        <text:span text:style-name="T37">grunt.task.run([  </text:span></text:p>
        </text:list-item>
        <text:list-item>
          <text:p text:style-name="P38">            <text:span text:style-name="T34">'clean:server'</text:span><text:span text:style-name="T37">,  </text:span></text:p>
        </text:list-item>
        <text:list-item>
          <text:p text:style-name="P55">            <text:span text:style-name="T34">'concurrent:server'</text:span><text:span text:style-name="T37">,  </text:span></text:p>
        </text:list-item>
        <text:list-item>
          <text:p text:style-name="P38">            <text:span text:style-name="T34">'autoprefixer'</text:span><text:span text:style-name="T37">,  </text:span></text:p>
        </text:list-item>
        <text:list-item>
          <text:p text:style-name="P55">            <text:span text:style-name="T34">'connect:livereload'</text:span><text:span text:style-name="T37">,  </text:span></text:p>
        </text:list-item>
        <text:list-item>
          <text:p text:style-name="P38">            <text:span text:style-name="T34">'watch'</text:span><text:span text:style-name="T37">  </text:span></text:p>
        </text:list-item>
        <text:list-item>
          <text:p text:style-name="P55">        <text:span text:style-name="T37">]);  </text:span></text:p>
        </text:list-item>
        <text:list-item>
          <text:p text:style-name="P38">    <text:span text:style-name="T37">});  </text:span></text:p>
        </text:list-item>
      </text:list>
      <text:p text:style-name="Text_20_body"/>
      <text:p text:style-name="P1"><text:span text:style-name="Strong_20_Emphasis"><text:span text:style-name="T5">上面说的</text:span></text:span><text:span text:style-name="T16">grunt serve</text:span><text:span text:style-name="T6">命令就是上面这段代码执行的。</text:span></text:p>
      <text:p text:style-name="P1"/>
      <text:p text:style-name="P1"><text:span text:style-name="Strong_20_Emphasis"><text:span text:style-name="T5">可以看到这个</text:span></text:span><text:span text:style-name="Strong_20_Emphasis"><text:span text:style-name="T13">serve</text:span></text:span><text:span text:style-name="Strong_20_Emphasis"><text:span text:style-name="T5">命令还接受一个参数</text:span></text:span><text:span text:style-name="Strong_20_Emphasis"><text:span text:style-name="T13">target</text:span></text:span><text:span text:style-name="Strong_20_Emphasis"><text:span text:style-name="T5">，如果执行</text:span></text:span><text:span text:style-name="Strong_20_Emphasis"><text:span text:style-name="T13">grunt serve</text:span></text:span><text:span text:style-name="Strong_20_Emphasis"><text:span text:style-name="T5">：</text:span></text:span><text:span text:style-name="Strong_20_Emphasis"><text:span text:style-name="T13">dist </text:span></text:span><text:span text:style-name="Strong_20_Emphasis"><text:span text:style-name="T5">就会执行</text:span></text:span><text:span text:style-name="Strong_20_Emphasis"><text:span text:style-name="T13">build task</text:span></text:span><text:span text:style-name="Strong_20_Emphasis"><text:span text:style-name="T5">还有</text:span></text:span><text:span text:style-name="Strong_20_Emphasis"><text:span text:style-name="T13">connect</text:span></text:span><text:span text:style-name="Strong_20_Emphasis"><text:span text:style-name="T5">下的</text:span></text:span><text:span text:style-name="Strong_20_Emphasis"><text:span text:style-name="T13">dist</text:span></text:span><text:span text:style-name="Strong_20_Emphasis"><text:span text:style-name="T5">下的 </text:span></text:span><text:span text:style-name="Strong_20_Emphasis"><text:span text:style-name="T13">keeplive task</text:span></text:span><text:span text:style-name="Strong_20_Emphasis"><text:span text:style-name="T5">。</text:span></text:span></text:p>
      <text:p text:style-name="P1"><text:span text:style-name="Strong_20_Emphasis"/></text:p>
      <text:p text:style-name="P1"><text:span text:style-name="Strong_20_Emphasis"><text:span text:style-name="T10">在这说明一下如果</text:span></text:span><text:span text:style-name="Strong_20_Emphasis"><text:span text:style-name="T15">grunt </text:span></text:span><text:span text:style-name="Strong_20_Emphasis"><text:span text:style-name="T10">某个</text:span></text:span><text:span text:style-name="Strong_20_Emphasis"><text:span text:style-name="T15">task</text:span></text:span><text:span text:style-name="Strong_20_Emphasis"><text:span text:style-name="T10">时没有传</text:span></text:span><text:span text:style-name="Strong_20_Emphasis"><text:span text:style-name="T15">target</text:span></text:span><text:span text:style-name="Strong_20_Emphasis"><text:span text:style-name="T10">，会默认寻找第一个</text:span></text:span><text:span text:style-name="Strong_20_Emphasis"><text:span text:style-name="T15">target</text:span></text:span><text:span text:style-name="Strong_20_Emphasis"><text:span text:style-name="T10">的</text:span></text:span><text:span text:style-name="Strong_20_Emphasis"><text:span text:style-name="T15">task</text:span></text:span><text:span text:style-name="Strong_20_Emphasis"><text:span text:style-name="T10">。</text:span></text:span></text:p>
      <text:p text:style-name="P1"><text:span text:style-name="Strong_20_Emphasis"/></text:p>
      <text:p text:style-name="P1"><text:span text:style-name="Strong_20_Emphasis"><text:span text:style-name="T5">如果不传参数，正常执行</text:span></text:span><text:span text:style-name="Strong_20_Emphasis"><text:span text:style-name="T13">if</text:span></text:span><text:span text:style-name="Strong_20_Emphasis"><text:span text:style-name="T5">外面的命令，最后也个</text:span></text:span><text:span text:style-name="Strong_20_Emphasis"><text:span text:style-name="T13">watch task</text:span></text:span><text:span text:style-name="Strong_20_Emphasis"><text:span text:style-name="T5">很关键，会启动一个临时</text:span></text:span><text:span text:style-name="Strong_20_Emphasis"><text:span text:style-name="T13">server</text:span></text:span><text:span text:style-name="Strong_20_Emphasis"><text:span text:style-name="T5">来给你</text:span></text:span><text:span text:style-name="Strong_20_Emphasis"><text:span text:style-name="T13">debug</text:span></text:span><text:span text:style-name="Strong_20_Emphasis"><text:span text:style-name="T5">用，会监听你的每个文件是否改变来刷新你的浏览器.</text:span></text:span></text:p>
      <text:p text:style-name="P1"><text:soft-page-break/><text:span text:style-name="Strong_20_Emphasis"><text:span text:style-name="T13">livereload task</text:span></text:span><text:span text:style-name="Strong_20_Emphasis"><text:span text:style-name="T5">配</text:span></text:span><text:span text:style-name="Strong_20_Emphasis"><text:span text:style-name="T11">置相</text:span></text:span><text:span text:style-name="T11">关，</text:span></text:p>
      <text:p text:style-name="P20">connect: {  </text:p>
      <text:list xml:id="list1609150003" text:style-name="L7">
        <text:list-item>
          <text:p text:style-name="P69">            <text:span text:style-name="T37">options: {  </text:span></text:p>
        </text:list-item>
        <text:list-item>
          <text:p text:style-name="P52">                <text:span text:style-name="T37">port: 9000,  </text:span></text:p>
        </text:list-item>
        <text:list-item>
          <text:p text:style-name="P69">                <text:span text:style-name="T37">livereload: 35729,  </text:span></text:p>
        </text:list-item>
        <text:list-item>
          <text:p text:style-name="P52">                <text:span text:style-name="T32">// Change this to '0.0.0.0' to access the server from outside</text:span><text:span text:style-name="T37">  </text:span></text:p>
        </text:list-item>
        <text:list-item>
          <text:p text:style-name="P69">                <text:span text:style-name="T37">hostname: </text:span><text:span text:style-name="T34">'localhost'</text:span><text:span text:style-name="T37">  </text:span></text:p>
        </text:list-item>
        <text:list-item>
          <text:p text:style-name="P52">            <text:span text:style-name="T37">},  </text:span></text:p>
        </text:list-item>
        <text:list-item>
          <text:p text:style-name="P69">            <text:span text:style-name="T37">livereload: {  </text:span></text:p>
        </text:list-item>
        <text:list-item>
          <text:p text:style-name="P52">                <text:span text:style-name="T37">options: {  </text:span></text:p>
        </text:list-item>
        <text:list-item>
          <text:p text:style-name="P69">                    <text:span text:style-name="T37">open: </text:span><text:span text:style-name="T36">true</text:span><text:span text:style-name="T37">,  </text:span></text:p>
        </text:list-item>
        <text:list-item>
          <text:p text:style-name="P52">                    <text:span text:style-name="T37">base: [  </text:span></text:p>
        </text:list-item>
        <text:list-item>
          <text:p text:style-name="P69">                        <text:span text:style-name="T34">'.tmp'</text:span><text:span text:style-name="T37">,  </text:span></text:p>
        </text:list-item>
        <text:list-item>
          <text:p text:style-name="P52">                        <text:span text:style-name="T34">'&lt;%= config.app %&gt;'</text:span><text:span text:style-name="T37">  </text:span></text:p>
        </text:list-item>
        <text:list-item>
          <text:p text:style-name="P69">                    <text:span text:style-name="T37">]  </text:span></text:p>
        </text:list-item>
        <text:list-item>
          <text:p text:style-name="P52">                <text:span text:style-name="T37">}  </text:span></text:p>
        </text:list-item>
        <text:list-item>
          <text:p text:style-name="P69">            <text:span text:style-name="T37">},  </text:span></text:p>
        </text:list-item>
      </text:list>
      <text:p text:style-name="P18">在connect下配置task，分别选择临时server的端口和livereload的端口，livereload里open意思是会自动打开浏览器，base配置了当前项目的根目录，默认情况下会以最后一个base当作最终的根目录。</text:p>
      <text:p text:style-name="P1"><text:span text:style-name="T11">原文解释：</text:span><text:span text:style-name="T20">The base (or root) directory from which files will be served. Defaults to the project Gruntfile's directory.</text:span></text:p>
      <text:p text:style-name="P12">Can be an array of bases to serve multiple directories. The last base given will be the directory to become browse-able.</text:p>
      <text:p text:style-name="P20"/>
      <text:p text:style-name="P6"/>
      <text:p text:style-name="P19"/>
      <text:p text:style-name="P7"/>
      <text:p text:style-name="P1"><text:span text:style-name="Strong_20_Emphasis"><text:span text:style-name="T7">下面来介绍里面的每个</text:span></text:span><text:span text:style-name="Strong_20_Emphasis"><text:span text:style-name="T18">task</text:span></text:span></text:p>
      <text:p text:style-name="P13"><text:span text:style-name="T23">[javascript]</text:span><text:span text:style-name="T24"> </text:span><text:a xlink:type="simple" xlink:href="http://blog.csdn.net/u012844719/article/details/23164939#">view plain</text:a><text:a xlink:type="simple" xlink:href="http://blog.csdn.net/u012844719/article/details/23164939#">copy</text:a></text:p>
      <text:list xml:id="list211960163" text:style-name="L8">
        <text:list-item>
          <text:p text:style-name="P24">copy: {  </text:p>
        </text:list-item>
        <text:list-item>
          <text:p text:style-name="P56">            <text:span text:style-name="T37">dist: {  </text:span></text:p>
        </text:list-item>
        <text:list-item>
          <text:p text:style-name="P39">                <text:span text:style-name="T37">files: [{  </text:span></text:p>
        </text:list-item>
        <text:list-item>
          <text:p text:style-name="P56">                    <text:span text:style-name="T37">expand: </text:span><text:span text:style-name="T36">true</text:span><text:span text:style-name="T37">,  </text:span></text:p>
        </text:list-item>
        <text:list-item>
          <text:p text:style-name="P39">                    <text:span text:style-name="T37">dot: </text:span><text:span text:style-name="T36">true</text:span><text:span text:style-name="T37">,  </text:span></text:p>
        </text:list-item>
        <text:list-item>
          <text:p text:style-name="P56">                    <text:span text:style-name="T37">cwd: </text:span><text:span text:style-name="T34">'&lt;%= config.app %&gt;'</text:span><text:span text:style-name="T37">,  </text:span></text:p>
        </text:list-item>
        <text:list-item>
          <text:p text:style-name="P39">                    <text:span text:style-name="T37">dest: </text:span><text:span text:style-name="T34">'&lt;%= config.dist %&gt;'</text:span><text:span text:style-name="T37">,  </text:span></text:p>
        </text:list-item>
        <text:list-item>
          <text:p text:style-name="P56">                    <text:span text:style-name="T37">src: [  </text:span></text:p>
        </text:list-item>
        <text:list-item>
          <text:p text:style-name="P39">                        <text:span text:style-name="T34">'*.{ico,png,txt}'</text:span><text:span text:style-name="T37">,  </text:span></text:p>
        </text:list-item>
        <text:list-item>
          <text:p text:style-name="P56">                        <text:span text:style-name="T34">'.htaccess'</text:span><text:span text:style-name="T37">,  </text:span></text:p>
        </text:list-item>
        <text:list-item>
          <text:p text:style-name="P39">                        <text:span text:style-name="T34">'images/{,*/}*.webp'</text:span><text:span text:style-name="T37">,  </text:span></text:p>
        </text:list-item>
        <text:list-item>
          <text:p text:style-name="P56"><text:soft-page-break/>                        <text:span text:style-name="T34">'{,*/}*.html'</text:span><text:span text:style-name="T37">,  </text:span></text:p>
        </text:list-item>
        <text:list-item>
          <text:p text:style-name="P39">                        <text:span text:style-name="T34">'styles/fonts/{,*/}*.*'</text:span><text:span text:style-name="T37">,  </text:span></text:p>
        </text:list-item>
        <text:list-item>
          <text:p text:style-name="P56">                        <text:span text:style-name="T34">'bower_components/bootstrap/dist/fonts/*.*'</text:span><text:span text:style-name="T37">  </text:span></text:p>
        </text:list-item>
        <text:list-item>
          <text:p text:style-name="P39">                    <text:span text:style-name="T37">]  </text:span></text:p>
        </text:list-item>
        <text:list-item>
          <text:p text:style-name="P56">                <text:span text:style-name="T37">}]  </text:span></text:p>
        </text:list-item>
        <text:list-item>
          <text:p text:style-name="P39">            <text:span text:style-name="T37">},  </text:span></text:p>
        </text:list-item>
        <text:list-item>
          <text:p text:style-name="P56">            <text:span text:style-name="T37">styles: {  </text:span></text:p>
        </text:list-item>
        <text:list-item>
          <text:p text:style-name="P39">                <text:span text:style-name="T37">expand: </text:span><text:span text:style-name="T36">true</text:span><text:span text:style-name="T37">,  </text:span></text:p>
        </text:list-item>
        <text:list-item>
          <text:p text:style-name="P56">                <text:span text:style-name="T37">dot: </text:span><text:span text:style-name="T36">true</text:span><text:span text:style-name="T37">,  </text:span></text:p>
        </text:list-item>
        <text:list-item>
          <text:p text:style-name="P39">                <text:span text:style-name="T37">cwd: </text:span><text:span text:style-name="T34">'&lt;%= config.app %&gt;/styles'</text:span><text:span text:style-name="T37">,  </text:span></text:p>
        </text:list-item>
        <text:list-item>
          <text:p text:style-name="P56">                <text:span text:style-name="T37">dest: </text:span><text:span text:style-name="T34">'.tmp/styles/'</text:span><text:span text:style-name="T37">,  </text:span></text:p>
        </text:list-item>
        <text:list-item>
          <text:p text:style-name="P39">                <text:span text:style-name="T37">src: </text:span><text:span text:style-name="T34">'{,*/}*.css'</text:span><text:span text:style-name="T37">  </text:span></text:p>
        </text:list-item>
        <text:list-item>
          <text:p text:style-name="P56">            <text:span text:style-name="T37">}  </text:span></text:p>
        </text:list-item>
        <text:list-item>
          <text:p text:style-name="P39">        <text:span text:style-name="T37">},  </text:span></text:p>
        </text:list-item>
      </text:list>
      <text:p text:style-name="P1"><text:line-break/><text:span text:style-name="Strong_20_Emphasis"><text:span text:style-name="T12">copy task </text:span></text:span><text:span text:style-name="Strong_20_Emphasis"><text:span text:style-name="T4">可以看到，有两个</text:span></text:span><text:span text:style-name="Strong_20_Emphasis"><text:span text:style-name="T12">key</text:span></text:span><text:span text:style-name="Strong_20_Emphasis"><text:span text:style-name="T4">，</text:span></text:span><text:span text:style-name="Strong_20_Emphasis"><text:span text:style-name="T12">dist</text:span></text:span><text:span text:style-name="Strong_20_Emphasis"><text:span text:style-name="T4">和</text:span></text:span><text:span text:style-name="Strong_20_Emphasis"><text:span text:style-name="T12">styles </text:span></text:span><text:span text:style-name="Strong_20_Emphasis"><text:span text:style-name="T4">在这声明一下，以下所有在</text:span></text:span><text:span text:style-name="Strong_20_Emphasis"><text:span text:style-name="T12">key</text:span></text:span><text:span text:style-name="Strong_20_Emphasis"><text:span text:style-name="T4">为</text:span></text:span><text:span text:style-name="Strong_20_Emphasis"><text:span text:style-name="T12">dis</text:span></text:span><text:span text:style-name="Strong_20_Emphasis"><text:span text:style-name="T4">下的</text:span></text:span><text:span text:style-name="Strong_20_Emphasis"><text:span text:style-name="T12">task</text:span></text:span><text:span text:style-name="Strong_20_Emphasis"><text:span text:style-name="T4">都是和</text:span></text:span><text:span text:style-name="Strong_20_Emphasis"><text:span text:style-name="T12">build</text:span></text:span><text:span text:style-name="Strong_20_Emphasis"><text:span text:style-name="T4">有关的，也就是只有执行</text:span></text:span><text:span text:style-name="Strong_20_Emphasis"><text:span text:style-name="T12">build task</text:span></text:span><text:span text:style-name="Strong_20_Emphasis"><text:span text:style-name="T4">是才会和用到这些</text:span></text:span><text:span text:style-name="Strong_20_Emphasis"><text:span text:style-name="T12">task</text:span></text:span></text:p>
      <text:p text:style-name="P1"/>
      <text:p text:style-name="P13"><text:span text:style-name="T23">[javascript]</text:span><text:span text:style-name="T24"> </text:span><text:a xlink:type="simple" xlink:href="http://blog.csdn.net/u012844719/article/details/23164939#">view plain</text:a><text:a xlink:type="simple" xlink:href="http://blog.csdn.net/u012844719/article/details/23164939#">copy</text:a></text:p>
      <text:list xml:id="list1303784414" text:style-name="L9">
        <text:list-item>
          <text:p text:style-name="P25">files: [{  </text:p>
        </text:list-item>
        <text:list-item>
          <text:p text:style-name="P57">                    <text:span text:style-name="T37">expand: </text:span><text:span text:style-name="T36">true</text:span><text:span text:style-name="T37">,  </text:span></text:p>
        </text:list-item>
        <text:list-item>
          <text:p text:style-name="P40">                    <text:span text:style-name="T37">dot: </text:span><text:span text:style-name="T36">true</text:span><text:span text:style-name="T37">,  </text:span></text:p>
        </text:list-item>
        <text:list-item>
          <text:p text:style-name="P57">                    <text:span text:style-name="T37">cwd: </text:span><text:span text:style-name="T34">'&lt;%= config.app %&gt;'</text:span><text:span text:style-name="T37">,  </text:span></text:p>
        </text:list-item>
        <text:list-item>
          <text:p text:style-name="P40">                    <text:span text:style-name="T37">dest: </text:span><text:span text:style-name="T34">'&lt;%= config.dist %&gt;'</text:span><text:span text:style-name="T37">,  </text:span></text:p>
        </text:list-item>
        <text:list-item>
          <text:p text:style-name="P57">                    <text:span text:style-name="T37">src: [  </text:span></text:p>
        </text:list-item>
        <text:list-item>
          <text:p text:style-name="P40">                        <text:span text:style-name="T34">'*.{ico,png,txt}'</text:span><text:span text:style-name="T37">,  </text:span></text:p>
        </text:list-item>
        <text:list-item>
          <text:p text:style-name="P57">                        <text:span text:style-name="T34">'.htaccess'</text:span><text:span text:style-name="T37">,  </text:span></text:p>
        </text:list-item>
        <text:list-item>
          <text:p text:style-name="P40">                        <text:span text:style-name="T34">'images/{,*/}*.webp'</text:span><text:span text:style-name="T37">,  </text:span></text:p>
        </text:list-item>
        <text:list-item>
          <text:p text:style-name="P57">                        <text:span text:style-name="T34">'{,*/}*.html'</text:span><text:span text:style-name="T37">,  </text:span></text:p>
        </text:list-item>
        <text:list-item>
          <text:p text:style-name="P40">                        <text:span text:style-name="T34">'styles/fonts/{,*/}*.*'</text:span><text:span text:style-name="T37">,  </text:span></text:p>
        </text:list-item>
        <text:list-item>
          <text:p text:style-name="P57">                        <text:span text:style-name="T34">'bower_components/bootstrap/dist/fonts/*.*'</text:span><text:span text:style-name="T37">  </text:span></text:p>
        </text:list-item>
        <text:list-item>
          <text:p text:style-name="P40">                    <text:span text:style-name="T37">]  </text:span></text:p>
        </text:list-item>
        <text:list-item>
          <text:p text:style-name="P57">                <text:span text:style-name="T37">}]  </text:span></text:p>
        </text:list-item>
      </text:list>
      <text:p text:style-name="Text_20_body"/>
      <text:p text:style-name="P1"><text:span text:style-name="Strong_20_Emphasis"><text:span text:style-name="T13">file</text:span></text:span><text:span text:style-name="Strong_20_Emphasis"><text:span text:style-name="T5">下一般配置的就是源文件和目标文件的转换了，具体参照</text:span></text:span><text:span text:style-name="Strong_20_Emphasis"><text:span text:style-name="T13">http://gruntjs.com/api/grunt.file</text:span></text:span></text:p>
      <text:p text:style-name="P1"/>
      <text:p text:style-name="P13"><text:span text:style-name="T23">[javascript]</text:span><text:span text:style-name="T24"> </text:span><text:a xlink:type="simple" xlink:href="http://blog.csdn.net/u012844719/article/details/23164939#">view plain</text:a><text:a xlink:type="simple" xlink:href="http://blog.csdn.net/u012844719/article/details/23164939#">copy</text:a></text:p>
      <text:list xml:id="list305422356" text:style-name="L10">
        <text:list-item>
          <text:p text:style-name="P26">styles: {  </text:p>
        </text:list-item>
        <text:list-item>
          <text:p text:style-name="P58">                <text:span text:style-name="T37">expand: </text:span><text:span text:style-name="T36">true</text:span><text:span text:style-name="T37">,  </text:span></text:p>
        </text:list-item>
        <text:list-item>
          <text:p text:style-name="P41">                <text:span text:style-name="T37">dot: </text:span><text:span text:style-name="T36">true</text:span><text:span text:style-name="T37">,  </text:span></text:p>
        </text:list-item>
        <text:list-item>
          <text:p text:style-name="P58">                <text:span text:style-name="T37">cwd: </text:span><text:span text:style-name="T34">'&lt;%= config.app %&gt;/styles'</text:span><text:span text:style-name="T37">,  </text:span></text:p>
        </text:list-item>
        <text:list-item>
          <text:p text:style-name="P41">                <text:span text:style-name="T37">dest: </text:span><text:span text:style-name="T34">'.tmp/styles/'</text:span><text:span text:style-name="T37">,  </text:span></text:p>
        </text:list-item>
        <text:list-item>
          <text:p text:style-name="P58">                <text:span text:style-name="T37">src: </text:span><text:span text:style-name="T34">'{,*/}*.css'</text:span><text:span text:style-name="T37">  </text:span></text:p>
        </text:list-item>
        <text:list-item>
          <text:p text:style-name="P41"><text:soft-page-break/>            <text:span text:style-name="T37">}  </text:span></text:p>
        </text:list-item>
      </text:list>
      <text:p text:style-name="Text_20_body"/>
      <text:p text:style-name="P1"><text:span text:style-name="Strong_20_Emphasis"><text:span text:style-name="T5">就是一个</text:span></text:span><text:span text:style-name="Strong_20_Emphasis"><text:span text:style-name="T13">task </text:span></text:span><text:span text:style-name="Strong_20_Emphasis"><text:span text:style-name="T5">名字叫做</text:span></text:span><text:span text:style-name="Strong_20_Emphasis"><text:span text:style-name="T13">styles</text:span></text:span><text:span text:style-name="Strong_20_Emphasis"><text:span text:style-name="T5">，目的是把</text:span></text:span><text:span text:style-name="Strong_20_Emphasis"><text:span text:style-name="T13">styles</text:span></text:span><text:span text:style-name="Strong_20_Emphasis"><text:span text:style-name="T5">下的</text:span></text:span><text:span text:style-name="Strong_20_Emphasis"><text:span text:style-name="T13">css</text:span></text:span><text:span text:style-name="Strong_20_Emphasis"><text:span text:style-name="T5">文件拷到</text:span></text:span><text:span text:style-name="Strong_20_Emphasis"><text:span text:style-name="T13">tmp/styles</text:span></text:span><text:span text:style-name="Strong_20_Emphasis"><text:span text:style-name="T5">下，怎么调用呢？</text:span></text:span><text:span text:style-name="Strong_20_Emphasis"><text:span text:style-name="T13">copy</text:span></text:span><text:span text:style-name="Strong_20_Emphasis"><text:span text:style-name="T5">：</text:span></text:span><text:span text:style-name="Strong_20_Emphasis"><text:span text:style-name="T13">styles </text:span></text:span><text:span text:style-name="Strong_20_Emphasis"><text:span text:style-name="T5">，因为是自动生成的，所以感觉没啥用。</text:span></text:span></text:p>
      <text:p text:style-name="P1"/>
      <text:p text:style-name="P13"><text:span text:style-name="T23">[javascript]</text:span><text:span text:style-name="T24"> </text:span><text:a xlink:type="simple" xlink:href="http://blog.csdn.net/u012844719/article/details/23164939#">view plain</text:a><text:a xlink:type="simple" xlink:href="http://blog.csdn.net/u012844719/article/details/23164939#">copy</text:a></text:p>
      <text:list xml:id="list872600854" text:style-name="L11">
        <text:list-item>
          <text:p text:style-name="P27"><text:span text:style-name="T31">// By default, your `index.html`'s &lt;!-- Usemin block --&gt; will take care of</text:span>  </text:p>
        </text:list-item>
        <text:list-item>
          <text:p text:style-name="P59">        <text:span text:style-name="T32">// minification. These next options are pre-configured if you do not wish</text:span><text:span text:style-name="T37">  </text:span></text:p>
        </text:list-item>
        <text:list-item>
          <text:p text:style-name="P42">        <text:span text:style-name="T32">// to use the Usemin blocks.</text:span><text:span text:style-name="T37">  </text:span></text:p>
        </text:list-item>
        <text:list-item>
          <text:p text:style-name="P59">        <text:span text:style-name="T32">// cssmin: {</text:span><text:span text:style-name="T37">  </text:span></text:p>
        </text:list-item>
        <text:list-item>
          <text:p text:style-name="P42">        <text:span text:style-name="T32">//     dist: {</text:span><text:span text:style-name="T37">  </text:span></text:p>
        </text:list-item>
        <text:list-item>
          <text:p text:style-name="P59">        <text:span text:style-name="T32">//         files: {</text:span><text:span text:style-name="T37">  </text:span></text:p>
        </text:list-item>
        <text:list-item>
          <text:p text:style-name="P42">        <text:span text:style-name="T32">//             '&lt;%= config.dist %&gt;/styles/main.css': [</text:span><text:span text:style-name="T37">  </text:span></text:p>
        </text:list-item>
        <text:list-item>
          <text:p text:style-name="P59">        <text:span text:style-name="T32">//                 '.tmp/styles/{,*/}*.css',</text:span><text:span text:style-name="T37">  </text:span></text:p>
        </text:list-item>
        <text:list-item>
          <text:p text:style-name="P42">        <text:span text:style-name="T32">//                 '&lt;%= config.app %&gt;/styles/{,*/}*.css'</text:span><text:span text:style-name="T37">  </text:span></text:p>
        </text:list-item>
        <text:list-item>
          <text:p text:style-name="P59">        <text:span text:style-name="T32">//             ]</text:span><text:span text:style-name="T37">  </text:span></text:p>
        </text:list-item>
        <text:list-item>
          <text:p text:style-name="P42">        <text:span text:style-name="T32">//         }</text:span><text:span text:style-name="T37">  </text:span></text:p>
        </text:list-item>
        <text:list-item>
          <text:p text:style-name="P59">        <text:span text:style-name="T32">//     }</text:span><text:span text:style-name="T37">  </text:span></text:p>
        </text:list-item>
        <text:list-item>
          <text:p text:style-name="P42">        <text:span text:style-name="T32">// },</text:span><text:span text:style-name="T37">  </text:span></text:p>
        </text:list-item>
        <text:list-item>
          <text:p text:style-name="P59">        <text:span text:style-name="T32">// uglify: {</text:span><text:span text:style-name="T37">  </text:span></text:p>
        </text:list-item>
        <text:list-item>
          <text:p text:style-name="P42">        <text:span text:style-name="T32">//     dist: {</text:span><text:span text:style-name="T37">  </text:span></text:p>
        </text:list-item>
        <text:list-item>
          <text:p text:style-name="P59">        <text:span text:style-name="T32">//         files: {</text:span><text:span text:style-name="T37">  </text:span></text:p>
        </text:list-item>
        <text:list-item>
          <text:p text:style-name="P42">        <text:span text:style-name="T32">//             '&lt;%= config.dist %&gt;/scripts/scripts.js': [</text:span><text:span text:style-name="T37">  </text:span></text:p>
        </text:list-item>
        <text:list-item>
          <text:p text:style-name="P59">        <text:span text:style-name="T32">//                 '&lt;%= config.dist %&gt;/scripts/scripts.js'</text:span><text:span text:style-name="T37">  </text:span></text:p>
        </text:list-item>
        <text:list-item>
          <text:p text:style-name="P42">        <text:span text:style-name="T32">//             ]</text:span><text:span text:style-name="T37">  </text:span></text:p>
        </text:list-item>
        <text:list-item>
          <text:p text:style-name="P59">        <text:span text:style-name="T32">//         }</text:span><text:span text:style-name="T37">  </text:span></text:p>
        </text:list-item>
        <text:list-item>
          <text:p text:style-name="P42">        <text:span text:style-name="T32">//     }</text:span><text:span text:style-name="T37">  </text:span></text:p>
        </text:list-item>
        <text:list-item>
          <text:p text:style-name="P59">        <text:span text:style-name="T32">// },</text:span><text:span text:style-name="T37">  </text:span></text:p>
        </text:list-item>
        <text:list-item>
          <text:p text:style-name="P42">        <text:span text:style-name="T32">// concat: {</text:span><text:span text:style-name="T37">  </text:span></text:p>
        </text:list-item>
        <text:list-item>
          <text:p text:style-name="P59">        <text:span text:style-name="T32">//     dist: {}</text:span><text:span text:style-name="T37">  </text:span></text:p>
        </text:list-item>
        <text:list-item>
          <text:p text:style-name="P42">        <text:span text:style-name="T32">// },</text:span><text:span text:style-name="T37">  </text:span></text:p>
        </text:list-item>
      </text:list>
      <text:p text:style-name="Text_20_body"/>
      <text:p text:style-name="P1"><text:span text:style-name="Strong_20_Emphasis"><text:span text:style-name="T5">这段代码配置了</text:span></text:span><text:span text:style-name="Strong_20_Emphasis"><text:span text:style-name="T13">3</text:span></text:span><text:span text:style-name="Strong_20_Emphasis"><text:span text:style-name="T5">个</text:span></text:span><text:span text:style-name="Strong_20_Emphasis"><text:span text:style-name="T13">task</text:span></text:span><text:span text:style-name="Strong_20_Emphasis"><text:span text:style-name="T5">，但是为什么会被注释掉呢？</text:span></text:span></text:p>
      <text:p text:style-name="P1"><text:span text:style-name="Strong_20_Emphasis"/></text:p>
      <text:p text:style-name="P1"><text:span text:style-name="Strong_20_Emphasis"><text:span text:style-name="T5">你不会看头两句话么？ </text:span></text:span><text:span text:style-name="Strong_20_Emphasis"><text:span text:style-name="T13">usemin block</text:span></text:span><text:span text:style-name="Strong_20_Emphasis"><text:span text:style-name="T5">？</text:span></text:span></text:p>
      <text:p text:style-name="P1"><text:span text:style-name="Strong_20_Emphasis"/></text:p>
      <text:p text:style-name="P1"><text:span text:style-name="Strong_20_Emphasis"><text:span text:style-name="T13">usemin block </text:span></text:span><text:span text:style-name="Strong_20_Emphasis"><text:span text:style-name="T5">是一种注释语言，写在你的</text:span></text:span><text:span text:style-name="Strong_20_Emphasis"><text:span text:style-name="T13">html</text:span></text:span><text:span text:style-name="Strong_20_Emphasis"><text:span text:style-name="T5">页面中，你可以打开</text:span></text:span><text:span text:style-name="Strong_20_Emphasis"><text:span text:style-name="T13">index.html</text:span></text:span><text:span text:style-name="Strong_20_Emphasis"><text:span text:style-name="T5">来查看，是不是有类似下面的</text:span></text:span></text:p>
      <text:p text:style-name="P1"/>
      <text:p text:style-name="P2"><text:soft-page-break/><draw:frame draw:style-name="fr2" draw:name="graphics3" text:anchor-type="as-char" svg:width="4.3752in" svg:height="4.3752in" draw:z-index="1"><draw:image xlink:href="http://img.blog.csdn.net/20140408190257078?watermark/2/text/aHR0cDovL2Jsb2cuY3Nkbi5uZXQvdTAxMjg0NDcxOQ==/font/5a6L5L2T/fontsize/400/fill/I0JBQkFCMA==/dissolve/70/gravity/Center" xlink:type="simple" xlink:show="embed" xlink:actuate="onLoad"/></draw:frame></text:p>
      <text:p text:style-name="P1"/>
      <text:p text:style-name="P1"><text:span text:style-name="Strong_20_Emphasis"><text:span text:style-name="T5">类似</text:span></text:span><text:span text:style-name="Strong_20_Emphasis"><text:span text:style-name="T13">build</text:span></text:span><text:span text:style-name="Strong_20_Emphasis"><text:span text:style-name="T5">：</text:span></text:span><text:span text:style-name="Strong_20_Emphasis"><text:span text:style-name="T13">js</text:span></text:span><text:span text:style-name="Strong_20_Emphasis"><text:span text:style-name="T5">这种，当配置过</text:span></text:span><text:span text:style-name="Strong_20_Emphasis"><text:span text:style-name="T13">usemin</text:span></text:span><text:span text:style-name="Strong_20_Emphasis"><text:span text:style-name="T5">之后，便可以使用他们，从而不用直接写在</text:span></text:span><text:span text:style-name="Strong_20_Emphasis"><text:span text:style-name="T13">Gruntfile.js</text:span></text:span><text:span text:style-name="Strong_20_Emphasis"><text:span text:style-name="T5">文件里，直接写在</text:span></text:span><text:span text:style-name="Strong_20_Emphasis"><text:span text:style-name="T13">html</text:span></text:span><text:span text:style-name="Strong_20_Emphasis"><text:span text:style-name="T5">页面里来执行</text:span></text:span><text:span text:style-name="Strong_20_Emphasis"><text:span text:style-name="T13">task</text:span></text:span><text:span text:style-name="Strong_20_Emphasis"><text:span text:style-name="T5">。。</text:span></text:span></text:p>
      <text:p text:style-name="P1"/>
      <text:p text:style-name="P13"><text:span text:style-name="T23">[javascript]</text:span><text:span text:style-name="T24"> </text:span><text:a xlink:type="simple" xlink:href="http://blog.csdn.net/u012844719/article/details/23164939#">view plain</text:a><text:a xlink:type="simple" xlink:href="http://blog.csdn.net/u012844719/article/details/23164939#">copy</text:a></text:p>
      <text:list xml:id="list335208424" text:style-name="L12">
        <text:list-item>
          <text:p text:style-name="P28"><text:span text:style-name="T31">// Reads HTML for usemin blocks to enable smart builds that automatically</text:span>  </text:p>
        </text:list-item>
        <text:list-item>
          <text:p text:style-name="P60">        <text:span text:style-name="T32">// concat, minify and revision files. Creates configurations in memory so</text:span><text:span text:style-name="T37">  </text:span></text:p>
        </text:list-item>
        <text:list-item>
          <text:p text:style-name="P43">        <text:span text:style-name="T32">// additional tasks can operate on them</text:span><text:span text:style-name="T37">  </text:span></text:p>
        </text:list-item>
        <text:list-item>
          <text:p text:style-name="P60">        <text:span text:style-name="T37">useminPrepare: {  </text:span></text:p>
        </text:list-item>
        <text:list-item>
          <text:p text:style-name="P43">            <text:span text:style-name="T37">options: {  </text:span></text:p>
        </text:list-item>
        <text:list-item>
          <text:p text:style-name="P60">                <text:span text:style-name="T37">dest: </text:span><text:span text:style-name="T34">'&lt;%= config.dist %&gt;'</text:span><text:span text:style-name="T37">  </text:span></text:p>
        </text:list-item>
        <text:list-item>
          <text:p text:style-name="P43">            <text:span text:style-name="T37">},  </text:span></text:p>
        </text:list-item>
        <text:list-item>
          <text:p text:style-name="P60">            <text:span text:style-name="T37">html: </text:span><text:span text:style-name="T34">'&lt;%= config.app %&gt;/index.html'</text:span><text:span text:style-name="T37">  </text:span></text:p>
        </text:list-item>
        <text:list-item>
          <text:p text:style-name="P43">        <text:span text:style-name="T37">},  </text:span></text:p>
        </text:list-item>
        <text:list-item>
          <text:p text:style-name="P60">  </text:p>
        </text:list-item>
        <text:list-item>
          <text:p text:style-name="P43">        <text:span text:style-name="T32">// Performs rewrites based on rev and the useminPrepare configuration</text:span><text:span text:style-name="T37">  </text:span></text:p>
        </text:list-item>
        <text:list-item>
          <text:p text:style-name="P60">        <text:span text:style-name="T37">usemin: {  </text:span></text:p>
        </text:list-item>
        <text:list-item>
          <text:p text:style-name="P43">            <text:span text:style-name="T37">options: {  </text:span></text:p>
        </text:list-item>
        <text:list-item>
          <text:p text:style-name="P60">                <text:span text:style-name="T37">assetsDirs: [</text:span><text:span text:style-name="T34">'&lt;%= config.dist %&gt;'</text:span><text:span text:style-name="T37">, </text:span><text:span text:style-name="T34">'&lt;%= config.dist %&gt;/images'</text:span><text:span text:style-name="T37">]  </text:span></text:p>
        </text:list-item>
        <text:list-item>
          <text:p text:style-name="P43">            <text:span text:style-name="T37">},  </text:span></text:p>
        </text:list-item>
        <text:list-item>
          <text:p text:style-name="P60">            <text:span text:style-name="T37">html: [</text:span><text:span text:style-name="T34">'&lt;%= config.dist %&gt;/{,*/}*.html'</text:span><text:span text:style-name="T37">],  </text:span></text:p>
        </text:list-item>
        <text:list-item>
          <text:p text:style-name="P43">            <text:span text:style-name="T37">css: [</text:span><text:span text:style-name="T34">'&lt;%= config.dist %&gt;/styles/{,*/}*.css'</text:span><text:span text:style-name="T37">]  </text:span></text:p>
        </text:list-item>
        <text:list-item>
          <text:p text:style-name="P60"><text:soft-page-break/>        <text:span text:style-name="T37">},  </text:span></text:p>
        </text:list-item>
      </text:list>
      <text:p text:style-name="Text_20_body"/>
      <text:p text:style-name="P1"><text:span text:style-name="Strong_20_Emphasis"><text:span text:style-name="T5">具体自己看注释吧，写的的很清楚。。</text:span></text:span></text:p>
      <text:p text:style-name="P13"><text:span text:style-name="T23">[javascript]</text:span><text:span text:style-name="T24"> </text:span><text:a xlink:type="simple" xlink:href="http://blog.csdn.net/u012844719/article/details/23164939#">view plain</text:a><text:a xlink:type="simple" xlink:href="http://blog.csdn.net/u012844719/article/details/23164939#">copy</text:a></text:p>
      <text:list xml:id="list1596030929" text:style-name="L13">
        <text:list-item>
          <text:p text:style-name="P29">rev: {  </text:p>
        </text:list-item>
        <text:list-item>
          <text:p text:style-name="P61">            <text:span text:style-name="T37">dist: {  </text:span></text:p>
        </text:list-item>
        <text:list-item>
          <text:p text:style-name="P44">                <text:span text:style-name="T37">files: {  </text:span></text:p>
        </text:list-item>
        <text:list-item>
          <text:p text:style-name="P61">                    <text:span text:style-name="T37">src: [  </text:span></text:p>
        </text:list-item>
        <text:list-item>
          <text:p text:style-name="P44">                        <text:span text:style-name="T34">'&lt;%= config.dist %&gt;/scripts/{,*/}*.js'</text:span><text:span text:style-name="T37">,  </text:span></text:p>
        </text:list-item>
        <text:list-item>
          <text:p text:style-name="P61">                        <text:span text:style-name="T34">'&lt;%= config.dist %&gt;/styles/{,*/}*.css'</text:span><text:span text:style-name="T37">,  </text:span></text:p>
        </text:list-item>
        <text:list-item>
          <text:p text:style-name="P44">                        <text:span text:style-name="T34">'&lt;%= config.dist %&gt;/images/{,*/}*.*'</text:span><text:span text:style-name="T37">,  </text:span></text:p>
        </text:list-item>
        <text:list-item>
          <text:p text:style-name="P61">                        <text:span text:style-name="T34">'&lt;%= config.dist %&gt;/styles/fonts/{,*/}*.*'</text:span><text:span text:style-name="T37">,  </text:span></text:p>
        </text:list-item>
        <text:list-item>
          <text:p text:style-name="P44">                        <text:span text:style-name="T34">'&lt;%= config.dist %&gt;/*.{ico,png}'</text:span><text:span text:style-name="T37">  </text:span></text:p>
        </text:list-item>
        <text:list-item>
          <text:p text:style-name="P61">                    <text:span text:style-name="T37">]  </text:span></text:p>
        </text:list-item>
        <text:list-item>
          <text:p text:style-name="P44">                <text:span text:style-name="T37">}  </text:span></text:p>
        </text:list-item>
        <text:list-item>
          <text:p text:style-name="P61">            <text:span text:style-name="T37">}  </text:span></text:p>
        </text:list-item>
        <text:list-item>
          <text:p text:style-name="P44">        <text:span text:style-name="T37">},  </text:span></text:p>
        </text:list-item>
      </text:list>
      <text:p text:style-name="Text_20_body"/>
      <text:p text:style-name="P1"><text:span text:style-name="Strong_20_Emphasis"><text:span text:style-name="T5">这个</text:span></text:span><text:span text:style-name="Strong_20_Emphasis"><text:span text:style-name="T13">task</text:span></text:span><text:span text:style-name="Strong_20_Emphasis"><text:span text:style-name="T5">就是为了在</text:span></text:span><text:span text:style-name="Strong_20_Emphasis"><text:span text:style-name="T13">build</text:span></text:span><text:span text:style-name="Strong_20_Emphasis"><text:span text:style-name="T5">时给每个引入的文件家一个时间戳来防止浏览器</text:span></text:span><text:span text:style-name="Strong_20_Emphasis"><text:span text:style-name="T13">304</text:span></text:span><text:span text:style-name="Strong_20_Emphasis"><text:span text:style-name="T5">用的。。  上面的英文注释，自己看吧。。</text:span></text:span><text:span text:style-name="Strong_20_Emphasis"><text:span text:style-name="T5"><draw:frame draw:style-name="fr2" draw:name="graphics4" text:anchor-type="as-char" svg:width="0.25in" svg:height="0.25in" draw:z-index="2"><draw:image xlink:href="http://static.blog.csdn.net/xheditor/xheditor_emot/default/laugh.gif" xlink:type="simple" xlink:show="embed" xlink:actuate="onLoad"/><svg:title>大笑</svg:title></draw:frame></text:span></text:span></text:p>
      <text:p text:style-name="P1"/>
      <text:p text:style-name="P13"><text:span text:style-name="T23">[javascript]</text:span><text:span text:style-name="T24"> </text:span><text:a xlink:type="simple" xlink:href="http://blog.csdn.net/u012844719/article/details/23164939#">view plain</text:a><text:a xlink:type="simple" xlink:href="http://blog.csdn.net/u012844719/article/details/23164939#">copy</text:a></text:p>
      <text:list xml:id="list1518541531" text:style-name="L14">
        <text:list-item>
          <text:p text:style-name="P30">autoprefixer: {  </text:p>
        </text:list-item>
        <text:list-item>
          <text:p text:style-name="P62">            <text:span text:style-name="T37">options: {  </text:span></text:p>
        </text:list-item>
        <text:list-item>
          <text:p text:style-name="P45">                <text:span text:style-name="T37">browsers: [</text:span><text:span text:style-name="T34">'last 1 version'</text:span><text:span text:style-name="T37">]  </text:span></text:p>
        </text:list-item>
        <text:list-item>
          <text:p text:style-name="P62">            <text:span text:style-name="T37">},  </text:span></text:p>
        </text:list-item>
        <text:list-item>
          <text:p text:style-name="P45">            <text:span text:style-name="T37">dist: {  </text:span></text:p>
        </text:list-item>
        <text:list-item>
          <text:p text:style-name="P62">                <text:span text:style-name="T37">files: [{  </text:span></text:p>
        </text:list-item>
        <text:list-item>
          <text:p text:style-name="P45">                    <text:span text:style-name="T37">expand: </text:span><text:span text:style-name="T36">true</text:span><text:span text:style-name="T37">,  </text:span></text:p>
        </text:list-item>
        <text:list-item>
          <text:p text:style-name="P62">                    <text:span text:style-name="T37">cwd: </text:span><text:span text:style-name="T34">'.tmp/styles/'</text:span><text:span text:style-name="T37">,  </text:span></text:p>
        </text:list-item>
        <text:list-item>
          <text:p text:style-name="P45">                    <text:span text:style-name="T37">src: </text:span><text:span text:style-name="T34">'{,*/}*.css'</text:span><text:span text:style-name="T37">,  </text:span></text:p>
        </text:list-item>
        <text:list-item>
          <text:p text:style-name="P62">                    <text:span text:style-name="T37">dest: </text:span><text:span text:style-name="T34">'.tmp/styles/'</text:span><text:span text:style-name="T37">  </text:span></text:p>
        </text:list-item>
        <text:list-item>
          <text:p text:style-name="P45">                <text:span text:style-name="T37">}]  </text:span></text:p>
        </text:list-item>
        <text:list-item>
          <text:p text:style-name="P62">            <text:span text:style-name="T37">}  </text:span></text:p>
        </text:list-item>
        <text:list-item>
          <text:p text:style-name="P45">        <text:span text:style-name="T37">},  </text:span></text:p>
        </text:list-item>
      </text:list>
      <text:p text:style-name="Text_20_body"/>
      <text:p text:style-name="P1"><text:span text:style-name="Strong_20_Emphasis"><text:span text:style-name="T13">autoprefixed </text:span></text:span><text:span text:style-name="Strong_20_Emphasis"><text:span text:style-name="T5">顾名思义，就是给</text:span></text:span><text:span text:style-name="Strong_20_Emphasis"><text:span text:style-name="T13">css</text:span></text:span><text:span text:style-name="Strong_20_Emphasis"><text:span text:style-name="T5">里的属性加前缀的，例如 </text:span></text:span><text:span text:style-name="Strong_20_Emphasis"><text:span text:style-name="T13">-</text:span></text:span><text:span text:style-name="Strong_20_Emphasis"><text:span text:style-name="T25">webkit -mozila </text:span></text:span><text:span text:style-name="Strong_20_Emphasis"><text:span text:style-name="T27">就是这种前缀。</text:span></text:span></text:p>
      <text:p text:style-name="P13"><text:span text:style-name="T23">[javascript]</text:span><text:span text:style-name="T24"> </text:span><text:a xlink:type="simple" xlink:href="http://blog.csdn.net/u012844719/article/details/23164939#">view plain</text:a><text:a xlink:type="simple" xlink:href="http://blog.csdn.net/u012844719/article/details/23164939#">copy</text:a></text:p>
      <text:list xml:id="list53014443" text:style-name="L15">
        <text:list-item>
          <text:p text:style-name="P31"><text:span text:style-name="T31">// Run some tasks in parallel to speed up build process</text:span>  </text:p>
        </text:list-item>
        <text:list-item>
          <text:p text:style-name="P63">        <text:span text:style-name="T37">concurrent: {  </text:span></text:p>
        </text:list-item>
        <text:list-item>
          <text:p text:style-name="P46">            <text:span text:style-name="T37">server: [  </text:span></text:p>
        </text:list-item>
        <text:list-item>
          <text:p text:style-name="P63">                <text:span text:style-name="T34">'copy:styles'</text:span><text:span text:style-name="T37">  </text:span></text:p>
        </text:list-item>
        <text:list-item>
          <text:p text:style-name="P46"><text:soft-page-break/>            <text:span text:style-name="T37">],  </text:span></text:p>
        </text:list-item>
        <text:list-item>
          <text:p text:style-name="P63">            <text:span text:style-name="T37">test: [  </text:span></text:p>
        </text:list-item>
        <text:list-item>
          <text:p text:style-name="P46">                <text:span text:style-name="T34">'copy:styles'</text:span><text:span text:style-name="T37">  </text:span></text:p>
        </text:list-item>
        <text:list-item>
          <text:p text:style-name="P63">            <text:span text:style-name="T37">],  </text:span></text:p>
        </text:list-item>
        <text:list-item>
          <text:p text:style-name="P46">            <text:span text:style-name="T37">dist: [  </text:span></text:p>
        </text:list-item>
        <text:list-item>
          <text:p text:style-name="P63">                <text:span text:style-name="T34">'copy:styles'</text:span><text:span text:style-name="T37">,  </text:span></text:p>
        </text:list-item>
        <text:list-item>
          <text:p text:style-name="P46">                <text:span text:style-name="T34">'imagemin'</text:span><text:span text:style-name="T37">,  </text:span></text:p>
        </text:list-item>
        <text:list-item>
          <text:p text:style-name="P63">                <text:span text:style-name="T34">'svgmin'</text:span><text:span text:style-name="T37">  </text:span></text:p>
        </text:list-item>
        <text:list-item>
          <text:p text:style-name="P46">            <text:span text:style-name="T37">]  </text:span></text:p>
        </text:list-item>
        <text:list-item>
          <text:p text:style-name="P63">        <text:span text:style-name="T37">}  </text:span></text:p>
        </text:list-item>
      </text:list>
      <text:p text:style-name="Text_20_body"/>
      <text:p text:style-name="P1"><text:span text:style-name="Strong_20_Emphasis"><text:span text:style-name="T27">根据注释可以看出，这个</text:span></text:span><text:span text:style-name="Strong_20_Emphasis"><text:span text:style-name="T25">task</text:span></text:span><text:span text:style-name="Strong_20_Emphasis"><text:span text:style-name="T27">是为了让一些</text:span></text:span><text:span text:style-name="Strong_20_Emphasis"><text:span text:style-name="T25">task</text:span></text:span><text:span text:style-name="Strong_20_Emphasis"><text:span text:style-name="T27">并行执行，从而提高</text:span></text:span><text:span text:style-name="Strong_20_Emphasis"><text:span text:style-name="T25">build</text:span></text:span><text:span text:style-name="Strong_20_Emphasis"><text:span text:style-name="T27">的速度，一开始感觉没什么用，不过我吧这个去掉之后，</text:span></text:span><text:span text:style-name="Strong_20_Emphasis"><text:span text:style-name="T25">build</text:span></text:span><text:span text:style-name="Strong_20_Emphasis"><text:span text:style-name="T27">的时间还真的增加了。。</text:span></text:span></text:p>
      <text:p text:style-name="P8"/>
      <text:p text:style-name="P13"><text:span text:style-name="T23">[javascript]</text:span><text:span text:style-name="T24"> </text:span><text:a xlink:type="simple" xlink:href="http://blog.csdn.net/u012844719/article/details/23164939#">view plain</text:a><text:a xlink:type="simple" xlink:href="http://blog.csdn.net/u012844719/article/details/23164939#">copy</text:a></text:p>
      <text:list xml:id="list516704631" text:style-name="L16">
        <text:list-item>
          <text:p text:style-name="P32"><text:span text:style-name="T31">// Mocha testing framework configuration options</text:span>  </text:p>
        </text:list-item>
        <text:list-item>
          <text:p text:style-name="P64">        <text:span text:style-name="T37">mocha: {  </text:span></text:p>
        </text:list-item>
        <text:list-item>
          <text:p text:style-name="P47">            <text:span text:style-name="T37">all: {  </text:span></text:p>
        </text:list-item>
        <text:list-item>
          <text:p text:style-name="P64">                <text:span text:style-name="T37">options: {  </text:span></text:p>
        </text:list-item>
        <text:list-item>
          <text:p text:style-name="P47">                    <text:span text:style-name="T37">run: </text:span><text:span text:style-name="T36">true</text:span><text:span text:style-name="T37">,  </text:span></text:p>
        </text:list-item>
        <text:list-item>
          <text:p text:style-name="P64">                    <text:span text:style-name="T37">urls: [</text:span><text:span text:style-name="T34">'http://&lt;%= connect.test.options.hostname %&gt;:&lt;%= connect.test.options.port %&gt;/index.html'</text:span><text:span text:style-name="T37">]  </text:span></text:p>
        </text:list-item>
        <text:list-item>
          <text:p text:style-name="P47">                <text:span text:style-name="T37">}  </text:span></text:p>
        </text:list-item>
        <text:list-item>
          <text:p text:style-name="P64">            <text:span text:style-name="T37">}  </text:span></text:p>
        </text:list-item>
        <text:list-item>
          <text:p text:style-name="P47">        <text:span text:style-name="T37">},  </text:span></text:p>
        </text:list-item>
      </text:list>
      <text:p text:style-name="Text_20_body"/>
      <text:p text:style-name="P1"><text:span text:style-name="Strong_20_Emphasis"><text:span text:style-name="T27">这个东西我从来没有成功过，看注释貌似是关于测试用的，可以我一直没有下载成功过这个插件，有兴趣的同学可以研究一下。。</text:span></text:span></text:p>
      <text:p text:style-name="P1"><text:span text:style-name="Strong_20_Emphasis"><text:span text:style-name="T40"/></text:span></text:p>
      <text:p text:style-name="P1"><text:span text:style-name="Strong_20_Emphasis"><text:span text:style-name="T27">其他的一些关于</text:span></text:span><text:span text:style-name="Strong_20_Emphasis"><text:span text:style-name="T25">min</text:span></text:span><text:span text:style-name="Strong_20_Emphasis"><text:span text:style-name="T27">的</text:span></text:span><text:span text:style-name="Strong_20_Emphasis"><text:span text:style-name="T25">task</text:span></text:span><text:span text:style-name="Strong_20_Emphasis"><text:span text:style-name="T27">都是压缩文件的，很容易理解，再次就不多说了。</text:span></text:span></text:p>
      <text:p text:style-name="P1"><text:span text:style-name="Strong_20_Emphasis"><text:span text:style-name="T40"/></text:span></text:p>
      <text:p text:style-name="P1"><text:span text:style-name="Strong_20_Emphasis"><text:span text:style-name="T27">如果你的项目需要编译</text:span></text:span><text:span text:style-name="Strong_20_Emphasis"><text:span text:style-name="T25">coffee </text:span></text:span><text:span text:style-name="Strong_20_Emphasis"><text:span text:style-name="T27">和 </text:span></text:span><text:span text:style-name="Strong_20_Emphasis"><text:span text:style-name="T25">less </text:span></text:span><text:span text:style-name="Strong_20_Emphasis"><text:span text:style-name="T27">等文件，你也可以配置一些</text:span></text:span><text:span text:style-name="Strong_20_Emphasis"><text:span text:style-name="T25">task</text:span></text:span><text:span text:style-name="Strong_20_Emphasis"><text:span text:style-name="T27">来让</text:span></text:span><text:span text:style-name="Strong_20_Emphasis"><text:span text:style-name="T25">grunt</text:span></text:span><text:span text:style-name="Strong_20_Emphasis"><text:span text:style-name="T27">编译，像是这样</text:span></text:span></text:p>
      <text:p text:style-name="P1"><text:span text:style-name="Strong_20_Emphasis"><text:span text:style-name="T40"/></text:span></text:p>
      <text:p text:style-name="P13"><text:span text:style-name="T23">[javascript]</text:span><text:span text:style-name="T24"> </text:span><text:a xlink:type="simple" xlink:href="http://blog.csdn.net/u012844719/article/details/23164939#">view plain</text:a><text:a xlink:type="simple" xlink:href="http://blog.csdn.net/u012844719/article/details/23164939#">copy</text:a></text:p>
      <text:list xml:id="list538409529" text:style-name="L17">
        <text:list-item>
          <text:p text:style-name="P33">coffee: {  </text:p>
        </text:list-item>
        <text:list-item>
          <text:p text:style-name="P65">            <text:span text:style-name="T37">dist: {  </text:span></text:p>
        </text:list-item>
        <text:list-item>
          <text:p text:style-name="P48">                <text:span text:style-name="T37">files: [{  </text:span></text:p>
        </text:list-item>
        <text:list-item>
          <text:p text:style-name="P65">                    <text:span text:style-name="T32">// rather than compiling multiple files here you should</text:span><text:span text:style-name="T37">  </text:span></text:p>
        </text:list-item>
        <text:list-item>
          <text:p text:style-name="P48">                    <text:span text:style-name="T32">// require them into your main .coffee file</text:span><text:span text:style-name="T37">  </text:span></text:p>
        </text:list-item>
        <text:list-item>
          <text:p text:style-name="P65">                    <text:span text:style-name="T37">expand: </text:span><text:span text:style-name="T36">true</text:span><text:span text:style-name="T37">,  </text:span></text:p>
        </text:list-item>
        <text:list-item>
          <text:p text:style-name="P48">                    <text:span text:style-name="T37">cwd: </text:span><text:span text:style-name="T34">'&lt;%= yeoman.app %&gt;/scripts'</text:span><text:span text:style-name="T37">,  </text:span></text:p>
        </text:list-item>
        <text:list-item>
          <text:p text:style-name="P65"><text:soft-page-break/>                    <text:span text:style-name="T37">src: </text:span><text:span text:style-name="T34">'{,*/}*.coffee'</text:span><text:span text:style-name="T37">,  </text:span></text:p>
        </text:list-item>
        <text:list-item>
          <text:p text:style-name="P48">                    <text:span text:style-name="T37">dest: </text:span><text:span text:style-name="T34">'.tmp/scripts'</text:span><text:span text:style-name="T37">,  </text:span></text:p>
        </text:list-item>
        <text:list-item>
          <text:p text:style-name="P65">                    <text:span text:style-name="T37">ext: </text:span><text:span text:style-name="T34">'.js'</text:span><text:span text:style-name="T37">  </text:span></text:p>
        </text:list-item>
        <text:list-item>
          <text:p text:style-name="P48">                <text:span text:style-name="T37">}]  </text:span></text:p>
        </text:list-item>
        <text:list-item>
          <text:p text:style-name="P65">            <text:span text:style-name="T37">},  </text:span></text:p>
        </text:list-item>
        <text:list-item>
          <text:p text:style-name="P48">            <text:span text:style-name="T37">test: {  </text:span></text:p>
        </text:list-item>
        <text:list-item>
          <text:p text:style-name="P65">                <text:span text:style-name="T37">files: [{  </text:span></text:p>
        </text:list-item>
        <text:list-item>
          <text:p text:style-name="P48">                    <text:span text:style-name="T37">expand: </text:span><text:span text:style-name="T36">true</text:span><text:span text:style-name="T37">,  </text:span></text:p>
        </text:list-item>
        <text:list-item>
          <text:p text:style-name="P65">                    <text:span text:style-name="T37">cwd: </text:span><text:span text:style-name="T34">'test/spec'</text:span><text:span text:style-name="T37">,  </text:span></text:p>
        </text:list-item>
        <text:list-item>
          <text:p text:style-name="P48">                    <text:span text:style-name="T37">src: </text:span><text:span text:style-name="T34">'{,*/}*.coffee'</text:span><text:span text:style-name="T37">,  </text:span></text:p>
        </text:list-item>
        <text:list-item>
          <text:p text:style-name="P65">                    <text:span text:style-name="T37">dest: </text:span><text:span text:style-name="T34">'.tmp/spec'</text:span><text:span text:style-name="T37">,  </text:span></text:p>
        </text:list-item>
        <text:list-item>
          <text:p text:style-name="P48">                    <text:span text:style-name="T37">ext: </text:span><text:span text:style-name="T34">'.js'</text:span><text:span text:style-name="T37">  </text:span></text:p>
        </text:list-item>
        <text:list-item>
          <text:p text:style-name="P65">                <text:span text:style-name="T37">}]  </text:span></text:p>
        </text:list-item>
        <text:list-item>
          <text:p text:style-name="P48">            <text:span text:style-name="T37">}  </text:span></text:p>
        </text:list-item>
        <text:list-item>
          <text:p text:style-name="P65">        <text:span text:style-name="T37">},  </text:span></text:p>
        </text:list-item>
        <text:list-item>
          <text:p text:style-name="P48">        <text:span text:style-name="T37">less: {  </text:span></text:p>
        </text:list-item>
        <text:list-item>
          <text:p text:style-name="P65">              <text:span text:style-name="T37">dist: {  </text:span></text:p>
        </text:list-item>
        <text:list-item>
          <text:p text:style-name="P48">                <text:span text:style-name="T37">expand: </text:span><text:span text:style-name="T36">true</text:span><text:span text:style-name="T37">,  </text:span></text:p>
        </text:list-item>
        <text:list-item>
          <text:p text:style-name="P65">                <text:span text:style-name="T37">cwd: </text:span><text:span text:style-name="T34">"&lt;%= yeoman.app %&gt;/styles"</text:span><text:span text:style-name="T37">,  </text:span></text:p>
        </text:list-item>
        <text:list-item>
          <text:p text:style-name="P48">                <text:span text:style-name="T37">src: </text:span><text:span text:style-name="T34">"{,*/}*.less"</text:span><text:span text:style-name="T37">,  </text:span></text:p>
        </text:list-item>
        <text:list-item>
          <text:p text:style-name="P65">                <text:span text:style-name="T37">dest: </text:span><text:span text:style-name="T34">".tmp/styles"</text:span><text:span text:style-name="T37">,  </text:span></text:p>
        </text:list-item>
        <text:list-item>
          <text:p text:style-name="P48">                <text:span text:style-name="T37">ext: </text:span><text:span text:style-name="T34">".css"</text:span><text:span text:style-name="T37">  </text:span></text:p>
        </text:list-item>
        <text:list-item>
          <text:p text:style-name="P65">                  </text:p>
        </text:list-item>
        <text:list-item>
          <text:p text:style-name="P48">              <text:span text:style-name="T37">}  </text:span></text:p>
        </text:list-item>
        <text:list-item>
          <text:p text:style-name="P65">        <text:span text:style-name="T37">},  </text:span></text:p>
        </text:list-item>
      </text:list>
      <text:p text:style-name="P8"/>
      <text:p text:style-name="P1"><text:span text:style-name="Strong_20_Emphasis"><text:span text:style-name="T4">然后在</text:span></text:span><text:span text:style-name="Strong_20_Emphasis"><text:span text:style-name="T12">watch</text:span></text:span><text:span text:style-name="Strong_20_Emphasis"><text:span text:style-name="T4">里配置一下</text:span></text:span></text:p>
      <text:p text:style-name="P8"/>
      <text:p text:style-name="P13"><text:span text:style-name="T23">[javascript]</text:span><text:span text:style-name="T24"> </text:span><text:a xlink:type="simple" xlink:href="http://blog.csdn.net/u012844719/article/details/23164939#">view plain</text:a><text:a xlink:type="simple" xlink:href="http://blog.csdn.net/u012844719/article/details/23164939#">copy</text:a></text:p>
      <text:list xml:id="list410042129" text:style-name="L18">
        <text:list-item>
          <text:p text:style-name="P34">coffee: {  </text:p>
        </text:list-item>
        <text:list-item>
          <text:p text:style-name="P66">                <text:span text:style-name="T37">files: [</text:span><text:span text:style-name="T34">'&lt;%= yeoman.app %&gt;/scripts/{,*/}*.coffee'</text:span><text:span text:style-name="T37">],  </text:span></text:p>
        </text:list-item>
        <text:list-item>
          <text:p text:style-name="P49">                <text:span text:style-name="T37">tasks: [</text:span><text:span text:style-name="T34">'coffee:dist'</text:span><text:span text:style-name="T37">]  </text:span></text:p>
        </text:list-item>
        <text:list-item>
          <text:p text:style-name="P66">            <text:span text:style-name="T37">},  </text:span></text:p>
        </text:list-item>
        <text:list-item>
          <text:p text:style-name="P49">              </text:p>
        </text:list-item>
        <text:list-item>
          <text:p text:style-name="P66">            <text:span text:style-name="T37">less: {  </text:span></text:p>
        </text:list-item>
        <text:list-item>
          <text:p text:style-name="P49">                <text:span text:style-name="T37">files: [</text:span><text:span text:style-name="T34">"&lt;%= yeoman.app %&gt;/styles/{,*/}*.less"</text:span><text:span text:style-name="T37">],  </text:span></text:p>
        </text:list-item>
        <text:list-item>
          <text:p text:style-name="P66">                <text:span text:style-name="T37">tasks: [</text:span><text:span text:style-name="T34">"less:dist"</text:span><text:span text:style-name="T37">]  </text:span></text:p>
        </text:list-item>
        <text:list-item>
          <text:p text:style-name="P49">            <text:span text:style-name="T37">},  </text:span></text:p>
        </text:list-item>
      </text:list>
      <text:p text:style-name="P1"><text:line-break/><text:span text:style-name="Strong_20_Emphasis"><text:span text:style-name="T9">最后说明一下关于</text:span></text:span><text:span text:style-name="Strong_20_Emphasis"><text:span text:style-name="T17">Gruntfile.js</text:span></text:span><text:span text:style-name="Strong_20_Emphasis"><text:span text:style-name="T9">文件中的</text:span></text:span><text:span text:style-name="Strong_20_Emphasis"><text:span text:style-name="T17">.tmp</text:span></text:span><text:span text:style-name="Strong_20_Emphasis"><text:span text:style-name="T9">路径，这个路径可以理解为一个文件中转站，你的</text:span></text:span><text:span text:style-name="Strong_20_Emphasis"><text:span text:style-name="T17">js</text:span></text:span><text:span text:style-name="Strong_20_Emphasis"><text:span text:style-name="T9">或者</text:span></text:span><text:span text:style-name="Strong_20_Emphasis"><text:span text:style-name="T17">css</text:span></text:span><text:span text:style-name="Strong_20_Emphasis"><text:span text:style-name="T9">或者</text:span></text:span><text:span text:style-name="Strong_20_Emphasis"><text:span text:style-name="T17">html</text:span></text:span><text:span text:style-name="Strong_20_Emphasis"><text:span text:style-name="T9">等文件在执行</text:span></text:span><text:span text:style-name="Strong_20_Emphasis"><text:span text:style-name="T17">build</text:span></text:span><text:span text:style-name="Strong_20_Emphasis"><text:span text:style-name="T9">命令或者编译是都需要先拷贝的这个路径下来，然后在拷到</text:span></text:span><text:span text:style-name="Strong_20_Emphasis"><text:span text:style-name="T17">dist</text:span></text:span><text:span text:style-name="Strong_20_Emphasis"><text:span text:style-name="T9">目录，而且如果</text:span></text:span><text:span text:style-name="Strong_20_Emphasis"><text:span text:style-name="T17">livereload</text:span></text:span><text:span text:style-name="Strong_20_Emphasis"><text:span text:style-name="T9">配置的也是这个，就可以在</text:span></text:span><text:span text:style-name="Strong_20_Emphasis"><text:span text:style-name="T17">watch task</text:span></text:span><text:span text:style-name="Strong_20_Emphasis"><text:span text:style-name="T9">里自动引入</text:span></text:span><text:span text:style-name="Strong_20_Emphasis"><text:span text:style-name="T17">.tmp</text:span></text:span><text:span text:style-name="Strong_20_Emphasis"><text:span text:style-name="T9">下的</text:span></text:span><text:span text:style-name="Strong_20_Emphasis"><text:span text:style-name="T17">js</text:span></text:span><text:span text:style-name="Strong_20_Emphasis"><text:span text:style-name="T9">和</text:span></text:span><text:span text:style-name="Strong_20_Emphasis"><text:span text:style-name="T17">css</text:span></text:span><text:span text:style-name="Strong_20_Emphasis"><text:span text:style-name="T9">了。</text:span></text:span></text:p>
      <text:p text:style-name="P8"/>
      <text:p text:style-name="P4"><text:soft-page-break/><text:span text:style-name="T39">如果你的项目里引入了</text:span><text:span text:style-name="T38">requirejs</text:span><text:span text:style-name="T39">，那么请你先下载</text:span><text:span text:style-name="T38">grunt-requirejs</text:span><text:span text:style-name="T39">，然后给配置文件增加一个</text:span><text:span text:style-name="T38">task</text:span><text:span text:style-name="T39">，像是这样</text:span></text:p>
      <text:p text:style-name="P8"/>
      <text:p text:style-name="P13"><text:span text:style-name="T23">[javascript]</text:span><text:span text:style-name="T24"> </text:span><text:a xlink:type="simple" xlink:href="http://blog.csdn.net/u012844719/article/details/23164939#">view plain</text:a><text:a xlink:type="simple" xlink:href="http://blog.csdn.net/u012844719/article/details/23164939#">copy</text:a></text:p>
      <text:list xml:id="list1560151642" text:style-name="L19">
        <text:list-item>
          <text:p text:style-name="P35">requirejs: {  </text:p>
        </text:list-item>
        <text:list-item>
          <text:p text:style-name="P67">            <text:span text:style-name="T37">dist: {  </text:span></text:p>
        </text:list-item>
        <text:list-item>
          <text:p text:style-name="P50">                <text:span text:style-name="T32">// Options: https://github.com/jrburke/r.js/blob/master/build/example.build.js</text:span><text:span text:style-name="T37">  </text:span></text:p>
        </text:list-item>
        <text:list-item>
          <text:p text:style-name="P67">                <text:span text:style-name="T37">options: {  </text:span></text:p>
        </text:list-item>
        <text:list-item>
          <text:p text:style-name="P50">                    <text:span text:style-name="T37">baseUrl: </text:span><text:span text:style-name="T34">'.tmp/scripts'</text:span><text:span text:style-name="T37">,  </text:span></text:p>
        </text:list-item>
        <text:list-item>
          <text:p text:style-name="P67">                    <text:span text:style-name="T37">optimize: </text:span><text:span text:style-name="T34">'none'</text:span><text:span text:style-name="T37">,  </text:span></text:p>
        </text:list-item>
        <text:list-item>
          <text:p text:style-name="P50">                    <text:span text:style-name="T37">paths: {  </text:span></text:p>
        </text:list-item>
        <text:list-item>
          <text:p text:style-name="P67">                       <text:span text:style-name="T32">// 'templates': '../../.tmp/scripts/templates',</text:span><text:span text:style-name="T37">  </text:span></text:p>
        </text:list-item>
        <text:list-item>
          <text:p text:style-name="P50">                        <text:span text:style-name="T34">'modernizr'</text:span><text:span text:style-name="T37"> : </text:span><text:span text:style-name="T34">'../../app/bower_components/modernizr/modernizr'</text:span><text:span text:style-name="T37">,  </text:span></text:p>
        </text:list-item>
        <text:list-item>
          <text:p text:style-name="P67">                        <text:span text:style-name="T34">'fastclick'</text:span><text:span text:style-name="T37"> : </text:span><text:span text:style-name="T34">'../../app/bower_components/fastclick/lib/fastclick'</text:span><text:span text:style-name="T37">,  </text:span></text:p>
        </text:list-item>
        <text:list-item>
          <text:p text:style-name="P50">                        <text:span text:style-name="T34">'jquery_cookie'</text:span><text:span text:style-name="T37"> : </text:span><text:span text:style-name="T34">'../../app/bower_components/jquery.cookie/jquery.cookie'</text:span><text:span text:style-name="T37">,  </text:span></text:p>
        </text:list-item>
        <text:list-item>
          <text:p text:style-name="P67">                        <text:span text:style-name="T34">'jquery_placeholder'</text:span><text:span text:style-name="T37"> : </text:span><text:span text:style-name="T34">'../../app/bower_components/jquery-placeholder/jquery.placeholder'</text:span><text:span text:style-name="T37">,  </text:span></text:p>
        </text:list-item>
        <text:list-item>
          <text:p text:style-name="P50">                        <text:span text:style-name="T34">'foundation'</text:span><text:span text:style-name="T37"> : </text:span><text:span text:style-name="T34">'../../app/bower_components/foundation/js/foundation'</text:span><text:span text:style-name="T37">,  </text:span></text:p>
        </text:list-item>
        <text:list-item>
          <text:p text:style-name="P67">                        <text:span text:style-name="T34">'jquery'</text:span><text:span text:style-name="T37">: </text:span><text:span text:style-name="T34">'../../app/bower_components/jquery/dist/jquery.min'</text:span><text:span text:style-name="T37">,  </text:span></text:p>
        </text:list-item>
        <text:list-item>
          <text:p text:style-name="P50">                        <text:span text:style-name="T34">'wow'</text:span><text:span text:style-name="T37"> : </text:span><text:span text:style-name="T34">'../../app/bower_components/wow/wow'</text:span><text:span text:style-name="T37">,  </text:span></text:p>
        </text:list-item>
        <text:list-item>
          <text:p text:style-name="P67">                        <text:span text:style-name="T34">'app'</text:span><text:span text:style-name="T37">: </text:span><text:span text:style-name="T34">'../../.tmp/scripts/app'</text:span><text:span text:style-name="T37">  </text:span></text:p>
        </text:list-item>
        <text:list-item>
          <text:p text:style-name="P50">                    <text:span text:style-name="T37">},  </text:span></text:p>
        </text:list-item>
        <text:list-item>
          <text:p text:style-name="P67">                    <text:span text:style-name="T32">// TODO: Figure out how to make sourcemaps work with grunt-usemin</text:span><text:span text:style-name="T37">  </text:span></text:p>
        </text:list-item>
        <text:list-item>
          <text:p text:style-name="P50">                    <text:span text:style-name="T32">// https://github.com/yeoman/grunt-usemin/issues/30</text:span><text:span text:style-name="T37">  </text:span></text:p>
        </text:list-item>
        <text:list-item>
          <text:p text:style-name="P67">                    <text:span text:style-name="T32">//generateSourceMaps: true,</text:span><text:span text:style-name="T37">  </text:span></text:p>
        </text:list-item>
        <text:list-item>
          <text:p text:style-name="P50">                    <text:span text:style-name="T32">// required to support SourceMaps</text:span><text:span text:style-name="T37">  </text:span></text:p>
        </text:list-item>
        <text:list-item>
          <text:p text:style-name="P67">                    <text:span text:style-name="T32">// http://requirejs.org/docs/errors.html#sourcemapcomments</text:span><text:span text:style-name="T37">  </text:span></text:p>
        </text:list-item>
        <text:list-item>
          <text:p text:style-name="P50">                    <text:span text:style-name="T37">preserveLicenseComments: </text:span><text:span text:style-name="T36">false</text:span><text:span text:style-name="T37">,  </text:span></text:p>
        </text:list-item>
        <text:list-item>
          <text:p text:style-name="P67">                    <text:span text:style-name="T37">useStrict: </text:span><text:span text:style-name="T36">true</text:span><text:span text:style-name="T37">,  </text:span></text:p>
        </text:list-item>
        <text:list-item>
          <text:p text:style-name="P50">                    <text:span text:style-name="T37">wrap: </text:span><text:span text:style-name="T36">true</text:span><text:span text:style-name="T37">  </text:span></text:p>
        </text:list-item>
        <text:list-item>
          <text:p text:style-name="P67">                    <text:span text:style-name="T32">//uglify2: {} // https://github.com/mishoo/UglifyJS2</text:span><text:span text:style-name="T37">  </text:span></text:p>
        </text:list-item>
        <text:list-item>
          <text:p text:style-name="P50">                <text:span text:style-name="T37">}  </text:span></text:p>
        </text:list-item>
        <text:list-item>
          <text:p text:style-name="P67">            <text:span text:style-name="T37">}  </text:span></text:p>
        </text:list-item>
        <text:list-item>
          <text:p text:style-name="P50">        <text:span text:style-name="T37">},  </text:span></text:p>
        </text:list-item>
      </text:list>
      <text:p text:style-name="P1"><text:line-break/><text:span text:style-name="Strong_20_Emphasis"><text:span text:style-name="T4">这样在</text:span></text:span><text:span text:style-name="Strong_20_Emphasis"><text:span text:style-name="T12">build</text:span></text:span><text:span text:style-name="Strong_20_Emphasis"><text:span text:style-name="T4">的时候，</text:span></text:span><text:span text:style-name="Strong_20_Emphasis"><text:span text:style-name="T12">requirejs</text:span></text:span><text:span text:style-name="Strong_20_Emphasis"><text:span text:style-name="T4">会把你的相关的</text:span></text:span><text:span text:style-name="Strong_20_Emphasis"><text:span text:style-name="T12">js</text:span></text:span><text:span text:style-name="Strong_20_Emphasis"><text:span text:style-name="T4">管理起来，最终</text:span></text:span><text:span text:style-name="Strong_20_Emphasis"><text:span text:style-name="T12">build</text:span></text:span><text:span text:style-name="Strong_20_Emphasis"><text:span text:style-name="T4">一个</text:span></text:span><text:span text:style-name="Strong_20_Emphasis"><text:span text:style-name="T12">mian</text:span></text:span><text:span text:style-name="Strong_20_Emphasis"><text:span text:style-name="T4">文件。</text:span></text:span></text:p>
      <text:p text:style-name="P1"><text:span text:style-name="Strong_20_Emphasis"><text:span text:style-name="T40"/></text:span></text:p>
      <text:p text:style-name="P1"><text:span text:style-name="Strong_20_Emphasis"><text:span text:style-name="T28">下面说一下</text:span></text:span><text:span text:style-name="Strong_20_Emphasis"><text:span text:style-name="T26">bower</text:span></text:span></text:p>
      <text:p text:style-name="P1"><text:span text:style-name="Strong_20_Emphasis"><text:span text:style-name="T41"/></text:span></text:p>
      <text:p text:style-name="P1"><text:span text:style-name="Strong_20_Emphasis"><text:span text:style-name="T13">bower</text:span></text:span><text:span text:style-name="Strong_20_Emphasis"><text:span text:style-name="T5">可以搭配这</text:span></text:span><text:span text:style-name="Strong_20_Emphasis"><text:span text:style-name="T13">grunt</text:span></text:span><text:span text:style-name="Strong_20_Emphasis"><text:span text:style-name="T5">一块用，在回头看上面的</text:span></text:span><text:span text:style-name="Strong_20_Emphasis"><text:span text:style-name="T13">Gruntfile.js</text:span></text:span><text:span text:style-name="Strong_20_Emphasis"><text:span text:style-name="T5">文件</text:span></text:span></text:p>
      <text:p text:style-name="P13"><text:span text:style-name="T23">[javascript]</text:span><text:span text:style-name="T24"> </text:span><text:a xlink:type="simple" xlink:href="http://blog.csdn.net/u012844719/article/details/23164939#">view plain</text:a><text:a xlink:type="simple" xlink:href="http://blog.csdn.net/u012844719/article/details/23164939#">copy</text:a></text:p>
      <text:list xml:id="list2064165464" text:style-name="L20">
        <text:list-item>
          <text:p text:style-name="P36"><text:span text:style-name="T31">// Automatically inject Bower components into the HTML file</text:span>  </text:p>
        </text:list-item>
        <text:list-item>
          <text:p text:style-name="P68">        <text:span text:style-name="T37">bowerInstall: {  </text:span></text:p>
        </text:list-item>
        <text:list-item>
          <text:p text:style-name="P51"><text:soft-page-break/>            <text:span text:style-name="T37">app: {  </text:span></text:p>
        </text:list-item>
        <text:list-item>
          <text:p text:style-name="P68">                <text:span text:style-name="T37">src: [</text:span><text:span text:style-name="T34">'&lt;%= config.app %&gt;/index.html'</text:span><text:span text:style-name="T37">],  </text:span></text:p>
        </text:list-item>
        <text:list-item>
          <text:p text:style-name="P51">                <text:span text:style-name="T37">ignorePath: </text:span><text:span text:style-name="T34">'&lt;%= config.app %&gt;/'</text:span><text:span text:style-name="T37">  </text:span></text:p>
        </text:list-item>
        <text:list-item>
          <text:p text:style-name="P68">            <text:span text:style-name="T37">}  </text:span></text:p>
        </text:list-item>
        <text:list-item>
          <text:p text:style-name="P51">        <text:span text:style-name="T37">},  </text:span></text:p>
        </text:list-item>
      </text:list>
      <text:p text:style-name="Text_20_body"/>
      <text:p text:style-name="P1"><text:span text:style-name="Strong_20_Emphasis"><text:span text:style-name="T5">可以看到，如果你执行这个</text:span></text:span><text:span text:style-name="Strong_20_Emphasis"><text:span text:style-name="T13">task </text:span></text:span><text:span text:style-name="Strong_20_Emphasis"><text:span text:style-name="T5">，</text:span></text:span><text:span text:style-name="Strong_20_Emphasis"><text:span text:style-name="T13">bower</text:span></text:span><text:span text:style-name="Strong_20_Emphasis"><text:span text:style-name="T5">会自动把</text:span></text:span><text:span text:style-name="Strong_20_Emphasis"><text:span text:style-name="T13">bower_comments</text:span></text:span><text:span text:style-name="Strong_20_Emphasis"><text:span text:style-name="T5">下的文件里的相关</text:span></text:span><text:span text:style-name="Strong_20_Emphasis"><text:span text:style-name="T13">js</text:span></text:span><text:span text:style-name="Strong_20_Emphasis"><text:span text:style-name="T5">或者</text:span></text:span><text:span text:style-name="Strong_20_Emphasis"><text:span text:style-name="T13">css</text:span></text:span><text:span text:style-name="Strong_20_Emphasis"><text:span text:style-name="T5">全部引入，引入位置是</text:span></text:span><text:span text:style-name="Strong_20_Emphasis"><text:span text:style-name="T13">index,html</text:span></text:span><text:span text:style-name="Strong_20_Emphasis"><text:span text:style-name="T5">里的</text:span></text:span><text:span text:style-name="Strong_20_Emphasis"><text:span text:style-name="T13">&lt;!-- bower:css --&gt; </text:span></text:span><text:span text:style-name="Strong_20_Emphasis"><text:span text:style-name="T5">或者</text:span></text:span><text:span text:style-name="Strong_20_Emphasis"><text:span text:style-name="T13">&lt;!-- bower:js --&gt;</text:span></text:span><text:span text:style-name="Strong_20_Emphasis"><text:span text:style-name="T5">标签内，个人感觉如果和</text:span></text:span><text:span text:style-name="Strong_20_Emphasis"><text:span text:style-name="T13">requirejs</text:span></text:span><text:span text:style-name="Strong_20_Emphasis"><text:span text:style-name="T5">搭配起来不太好用，不过有另外一个</text:span></text:span><text:span text:style-name="Strong_20_Emphasis"><text:span text:style-name="T13">grunt</text:span></text:span><text:span text:style-name="Strong_20_Emphasis"><text:span text:style-name="T5">插件</text:span></text:span><text:a xlink:type="simple" xlink:href="https://www.npmjs.org/package/grunt-bower-requirejs" office:target-frame-name="_blank" xlink:show="new"><text:span text:style-name="Strong_20_Emphasis"><text:span text:style-name="T29">grunt-bower-requirejs</text:span></text:span></text:a><text:span text:style-name="Strong_20_Emphasis"><text:span text:style-name="T5">可以解决这个问题，可是我至今没试成功。。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onsolas" svg:font-family="Consolas, 'Courier New', Courier, mono, serif"/>
    <style:font-face style:name="Lohit Hindi1" svg:font-family="'Lohit Hindi'"/>
    <style:font-face style:name="OpenSymbol" svg:font-family="OpenSymbol"/>
    <style:font-face style:name="Verdana" svg:font-family="Verdana, Geneva, Arial, Helvetica, sans-serif"/>
    <style:font-face style:name="courier" svg:font-family="courier"/>
    <style:font-face style:name="dejavu sans mono" svg:font-family="'dejavu sans mono', monospace"/>
    <style:font-face style:name="monospace" svg:font-family="monospace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4-04-10T08:51:43</meta:creation-date>
    <dc:date>2014-04-10T11:29:25</dc:date>
    <dc:creator>user </dc:creator>
    <meta:editing-duration>PT11M37S</meta:editing-duration>
    <meta:editing-cycles>6</meta:editing-cycles>
    <meta:generator>LibreOffice/3.5$Linux_X86_64 LibreOffice_project/350m1$Build-202</meta:generator>
    <meta:document-statistic meta:table-count="0" meta:image-count="3" meta:object-count="16" meta:page-count="21" meta:paragraph-count="709" meta:word-count="2612" meta:character-count="5669" meta:non-whitespace-character-count="15581"/>
  </office:meta>
</office:document-meta>
</file>